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presentation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scripts/>
  <office:font-face-decls/>
  <office:automatic-styles>
    <style:style style:family="drawing-page" style:name="dp3">
      <style:drawing-page-properties presentation:transition-speed="medium"/>
    </style:style>
    <style:style style:family="presentation" style:name="pr3">
      <style:graphic-properties draw:fill="none" draw:textarea-vertical-align="bottom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3">
      <style:text-properties fo:color="#000000" fo:font-family="Arial" style:font-family-asian="Arial" style:font-family-complex="Arial" fo:font-size="60pt" style:font-size-asian="60pt" style:font-size-complex="60pt"/>
      <style:paragraph-properties fo:line-height="90%" fo:text-align="center" fo:margin-top="0pt"/>
    </style:style>
    <style:style style:family="text" style:name="T3">
      <style:text-properties fo:language="en" fo:country="US"/>
    </style:style>
    <style:style style:family="presentation" style:name="pr4">
      <style:graphic-properties draw:fill="none" draw:auto-grow-height="false" draw:auto-grow-width="false" draw:stroke="none" style:wrap="run-through" fo:background-color="transparent"/>
    </style:style>
    <style:style style:family="paragraph" style:name="P4">
      <style:text-properties fo:color="#000000" fo:font-family="Arial" style:font-family-asian="Arial" style:font-family-complex="Arial" fo:font-size="24pt" style:font-size-asian="24pt" style:font-size-complex="24pt"/>
      <style:paragraph-properties fo:line-height="90%" fo:text-align="center" fo:margin-left="0pt" fo:text-indent="0pt" fo:margin-top="10pt"/>
    </style:style>
    <style:style style:family="text" style:name="T4">
      <style:text-properties fo:language="en" fo:country="US"/>
    </style:style>
    <style:style style:family="drawing-page" style:name="dp6">
      <style:drawing-page-properties presentation:transition-speed="medium"/>
    </style:style>
    <style:style style:family="presentation" style:name="pr7">
      <style:graphic-properties draw:fill="none" draw:textarea-vertical-align="middle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11">
      <style:text-properties fo:color="#000000" fo:font-family="Arial" style:font-family-asian="Arial" style:font-family-complex="Arial" fo:font-size="44pt" style:font-size-asian="44pt" style:font-size-complex="44pt"/>
      <style:paragraph-properties fo:line-height="90%" fo:text-align="left" fo:margin-top="0pt"/>
    </style:style>
    <style:style style:family="text" style:name="T11">
      <style:text-properties/>
    </style:style>
    <style:style style:family="presentation" style:name="pr8">
      <style:graphic-properties draw:fill="none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12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18pt" fo:text-indent="-18pt" fo:margin-top="10pt"/>
    </style:style>
    <style:style style:family="text" style:name="T12">
      <style:text-properties/>
    </style:style>
    <style:style style:family="paragraph" style:name="P13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18pt" fo:text-indent="-18pt" fo:margin-top="10pt"/>
    </style:style>
    <style:style style:family="text" style:name="T13">
      <style:text-properties/>
    </style:style>
    <style:style style:family="paragraph" style:name="P14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18pt" fo:text-indent="-18pt" fo:margin-top="10pt"/>
    </style:style>
    <style:style style:family="text" style:name="T14">
      <style:text-properties/>
    </style:style>
    <style:style style:family="paragraph" style:name="P15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18pt" fo:text-indent="-18pt" fo:margin-top="10pt"/>
    </style:style>
    <style:style style:family="text" style:name="T15">
      <style:text-properties/>
    </style:style>
    <style:style style:family="paragraph" style:name="P16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18pt" fo:text-indent="-18pt" fo:margin-top="10pt"/>
    </style:style>
    <style:style style:family="text" style:name="T16">
      <style:text-properties/>
    </style:style>
    <style:style style:family="drawing-page" style:name="dp9">
      <style:drawing-page-properties presentation:transition-speed="medium"/>
    </style:style>
    <style:style style:family="presentation" style:name="pr11">
      <style:graphic-properties draw:fill="none" draw:textarea-vertical-align="bottom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19">
      <style:text-properties fo:color="#000000" fo:font-family="Arial" style:font-family-asian="Arial" style:font-family-complex="Arial" fo:font-size="60pt" style:font-size-asian="60pt" style:font-size-complex="60pt"/>
      <style:paragraph-properties fo:line-height="90%" fo:text-align="left" fo:margin-top="0pt"/>
    </style:style>
    <style:style style:family="text" style:name="T19">
      <style:text-properties/>
    </style:style>
    <style:style style:family="presentation" style:name="pr12">
      <style:graphic-properties draw:fill="none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20">
      <style:text-properties fo:color="#3F3F3F" fo:font-family="Arial" style:font-family-asian="Arial" style:font-family-complex="Arial" fo:font-size="24pt" style:font-size-asian="24pt" style:font-size-complex="24pt"/>
      <style:paragraph-properties fo:line-height="90%" fo:text-align="left" fo:margin-left="0pt" fo:text-indent="0pt" fo:margin-top="10pt"/>
    </style:style>
    <style:style style:family="text" style:name="T20">
      <style:text-properties fo:font-variant="normal" fo:color="#3F3F3F" style:text-line-through-type="none" fo:font-family="Arial" style:font-family-asian="Arial" style:font-family-complex="Arial" fo:font-size="24pt" style:font-size-asian="24pt" style:font-size-complex="24pt" fo:letter-spacing="0pt" fo:language="en" fo:country="US" fo:font-style="normal" style:text-underline-type="none" fo:font-weight="normal"/>
    </style:style>
    <style:style style:family="drawing-page" style:name="dp10">
      <style:drawing-page-properties presentation:transition-speed="medium"/>
    </style:style>
    <style:style style:family="presentation" style:name="pr13">
      <style:graphic-properties draw:fill="none" draw:textarea-vertical-align="middle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21">
      <style:text-properties fo:color="#000000" fo:font-family="Arial" style:font-family-asian="Arial" style:font-family-complex="Arial" fo:font-size="44pt" style:font-size-asian="44pt" style:font-size-complex="44pt"/>
      <style:paragraph-properties fo:line-height="90%" fo:text-align="left" fo:margin-top="0pt"/>
    </style:style>
    <style:style style:family="text" style:name="T21">
      <style:text-properties/>
    </style:style>
    <style:style style:family="presentation" style:name="pr14">
      <style:graphic-properties draw:fill="none" draw:textarea-vertical-align="top" draw:auto-grow-height="false" draw:auto-grow-width="false" draw:stroke="none" fo:wrap-option="wrap" style:wrap="run-through" fo:padding-top="3.6pt" fo:padding-bottom="3.6pt" fo:padding-left="7.2pt" fo:padding-right="7.2pt" fo:background-color="transparent"/>
    </style:style>
    <style:style style:family="paragraph" style:name="P22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0pt" fo:text-indent="0pt" fo:margin-top="10pt"/>
    </style:style>
    <style:style style:family="text" style:name="T22">
      <style:text-properties fo:font-family="Andale Mono" style:font-family-asian="Andale Mono" style:font-family-complex="Andale Mono"/>
    </style:style>
    <style:style style:family="paragraph" style:name="P23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0pt" fo:text-indent="0pt" fo:margin-top="10pt"/>
    </style:style>
    <style:style style:family="text" style:name="T23">
      <style:text-properties fo:font-family="Andale Mono" style:font-family-asian="Andale Mono" style:font-family-complex="Andale Mono"/>
    </style:style>
    <style:style style:family="paragraph" style:name="P24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0pt" fo:text-indent="0pt" fo:margin-top="10pt"/>
    </style:style>
    <style:style style:family="text" style:name="T24">
      <style:text-properties fo:font-family="Andale Mono" style:font-family-asian="Andale Mono" style:font-family-complex="Andale Mono"/>
    </style:style>
    <style:style style:family="paragraph" style:name="P25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0pt" fo:text-indent="0pt" fo:margin-top="10pt"/>
    </style:style>
    <style:style style:family="text" style:name="T25">
      <style:text-properties fo:font-family="Andale Mono" style:font-family-asian="Andale Mono" style:font-family-complex="Andale Mono"/>
    </style:style>
    <style:style style:family="paragraph" style:name="P26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0pt" fo:text-indent="0pt" fo:margin-top="10pt"/>
    </style:style>
    <style:style style:family="text" style:name="T26">
      <style:text-properties fo:font-family="Andale Mono" style:font-family-asian="Andale Mono" style:font-family-complex="Andale Mono"/>
    </style:style>
    <style:style style:family="paragraph" style:name="P27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0pt" fo:text-indent="0pt" fo:margin-top="10pt"/>
    </style:style>
    <style:style style:family="text" style:name="T27">
      <style:text-properties fo:font-family="Andale Mono" style:font-family-asian="Andale Mono" style:font-family-complex="Andale Mono"/>
    </style:style>
    <style:style style:family="paragraph" style:name="P28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0pt" fo:text-indent="0pt" fo:margin-top="10pt"/>
    </style:style>
    <style:style style:family="paragraph" style:name="P29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0pt" fo:text-indent="0pt" fo:margin-top="10pt"/>
    </style:style>
    <style:style style:family="text" style:name="T28">
      <style:text-properties fo:font-variant="normal" fo:color="#000000" style:text-line-through-type="none" fo:font-family="Arial" style:font-family-asian="Arial" style:font-family-complex="Arial" fo:font-size="28pt" style:font-size-asian="28pt" style:font-size-complex="28pt" fo:letter-spacing="0pt" fo:language="en" fo:country="US" fo:font-style="normal" style:text-underline-type="none" fo:font-weight="normal"/>
    </style:style>
    <style:style style:family="drawing-page" style:name="dp11">
      <style:drawing-page-properties presentation:transition-speed="medium"/>
    </style:style>
    <style:style style:family="presentation" style:name="pr15">
      <style:graphic-properties draw:fill="none" draw:textarea-vertical-align="bottom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30">
      <style:text-properties fo:color="#000000" fo:font-family="Arial" style:font-family-asian="Arial" style:font-family-complex="Arial" fo:font-size="60pt" style:font-size-asian="60pt" style:font-size-complex="60pt"/>
      <style:paragraph-properties fo:line-height="90%" fo:text-align="left" fo:margin-top="0pt"/>
    </style:style>
    <style:style style:family="text" style:name="T29">
      <style:text-properties/>
    </style:style>
    <style:style style:family="presentation" style:name="pr16">
      <style:graphic-properties draw:fill="none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31">
      <style:text-properties fo:color="#3F3F3F" fo:font-family="Arial" style:font-family-asian="Arial" style:font-family-complex="Arial" fo:font-size="24pt" style:font-size-asian="24pt" style:font-size-complex="24pt"/>
      <style:paragraph-properties fo:line-height="90%" fo:text-align="left" fo:margin-left="0pt" fo:text-indent="0pt" fo:margin-top="10pt"/>
    </style:style>
    <style:style style:family="text" style:name="T30">
      <style:text-properties fo:font-variant="normal" fo:color="#3F3F3F" style:text-line-through-type="none" fo:font-family="Arial" style:font-family-asian="Arial" style:font-family-complex="Arial" fo:font-size="24pt" style:font-size-asian="24pt" style:font-size-complex="24pt" fo:letter-spacing="0pt" fo:language="en" fo:country="US" fo:font-style="normal" style:text-underline-type="none" fo:font-weight="normal"/>
    </style:style>
    <style:style style:family="drawing-page" style:name="dp12">
      <style:drawing-page-properties presentation:transition-speed="medium"/>
    </style:style>
    <style:style style:family="presentation" style:name="pr17">
      <style:graphic-properties draw:fill="none" draw:textarea-vertical-align="middle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32">
      <style:text-properties fo:color="#000000" fo:font-family="Arial" style:font-family-asian="Arial" style:font-family-complex="Arial" fo:font-size="44pt" style:font-size-asian="44pt" style:font-size-complex="44pt"/>
      <style:paragraph-properties fo:line-height="90%" fo:text-align="left" fo:margin-top="0pt"/>
    </style:style>
    <style:style style:family="text" style:name="T31">
      <style:text-properties/>
    </style:style>
    <style:style style:family="presentation" style:name="pr18">
      <style:graphic-properties draw:fill="none" draw:textarea-vertical-align="top" draw:auto-grow-height="false" draw:auto-grow-width="false" draw:stroke="none" fo:wrap-option="wrap" style:wrap="run-through" fo:padding-top="3.6pt" fo:padding-bottom="3.6pt" fo:padding-left="7.2pt" fo:padding-right="7.2pt" fo:background-color="transparent"/>
    </style:style>
    <style:style style:family="paragraph" style:name="P33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18pt" fo:text-indent="-18pt" fo:margin-top="10pt"/>
    </style:style>
    <style:style style:family="text" style:name="T32">
      <style:text-properties/>
    </style:style>
    <style:style style:family="paragraph" style:name="P34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0pt" fo:text-indent="0pt" fo:margin-top="10pt"/>
    </style:style>
    <style:style style:family="paragraph" style:name="P35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0pt" fo:text-indent="0pt" fo:margin-top="10pt"/>
    </style:style>
    <style:style style:family="text" style:name="T33">
      <style:text-properties fo:font-variant="normal" fo:color="#000000" style:text-line-through-type="none" fo:font-family="Andale Mono" style:font-family-asian="Andale Mono" style:font-family-complex="Andale Mono" fo:font-size="25pt" style:font-size-asian="25pt" style:font-size-complex="25pt" fo:letter-spacing="0pt" fo:language="en" fo:country="US" fo:font-style="normal" style:text-underline-type="none" fo:font-weight="normal"/>
    </style:style>
    <style:style style:family="text" style:name="T34">
      <style:text-properties fo:font-variant="normal" fo:color="#000000" style:text-line-through-type="none" fo:font-family="Andale Mono" style:font-family-asian="Andale Mono" style:font-family-complex="Andale Mono" fo:font-size="25pt" style:font-size-asian="25pt" style:font-size-complex="25pt" fo:letter-spacing="0pt" fo:language="en" fo:country="US" fo:font-style="normal" style:text-underline-type="none" fo:font-weight="normal"/>
    </style:style>
    <style:style style:family="text" style:name="T35">
      <style:text-properties fo:font-variant="normal" fo:color="#000000" style:text-line-through-type="none" fo:font-family="Andale Mono" style:font-family-asian="Andale Mono" style:font-family-complex="Andale Mono" fo:font-size="25pt" style:font-size-asian="25pt" style:font-size-complex="25pt" fo:letter-spacing="0pt" fo:language="en" fo:country="US" fo:font-style="normal" style:text-underline-type="none" fo:font-weight="normal"/>
    </style:style>
    <style:style style:family="paragraph" style:name="P36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0pt" fo:text-indent="0pt" fo:margin-top="10pt"/>
    </style:style>
    <style:style style:family="paragraph" style:name="P37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0pt" fo:text-indent="0pt" fo:margin-top="10pt"/>
    </style:style>
    <style:style style:family="text" style:name="T36">
      <style:text-properties fo:font-variant="normal" fo:color="#000000" style:text-line-through-type="none" fo:font-family="Andale Mono" style:font-family-asian="Andale Mono" style:font-family-complex="Andale Mono" fo:font-size="25pt" style:font-size-asian="25pt" style:font-size-complex="25pt" fo:letter-spacing="0pt" fo:language="en" fo:country="US" fo:font-style="normal" style:text-underline-type="none" fo:font-weight="normal"/>
    </style:style>
    <style:style style:family="paragraph" style:name="P38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0pt" fo:text-indent="0pt" fo:margin-top="10pt"/>
    </style:style>
    <style:style style:family="text" style:name="T37">
      <style:text-properties fo:font-variant="normal" fo:color="#000000" style:text-line-through-type="none" fo:font-family="Andale Mono" style:font-family-asian="Andale Mono" style:font-family-complex="Andale Mono" fo:font-size="25pt" style:font-size-asian="25pt" style:font-size-complex="25pt" fo:letter-spacing="0pt" fo:language="en" fo:country="US" fo:font-style="normal" style:text-underline-type="none" fo:font-weight="normal"/>
    </style:style>
    <style:style style:family="text" style:name="T38">
      <style:text-properties fo:font-variant="normal" fo:color="#000000" style:text-line-through-type="none" fo:font-family="Andale Mono" style:font-family-asian="Andale Mono" style:font-family-complex="Andale Mono" fo:font-size="25pt" style:font-size-asian="25pt" style:font-size-complex="25pt" fo:letter-spacing="0pt" fo:language="en" fo:country="US" fo:font-style="normal" style:text-underline-type="none" fo:font-weight="normal"/>
    </style:style>
    <style:style style:family="text" style:name="T39">
      <style:text-properties fo:font-variant="normal" fo:color="#000000" style:text-line-through-type="none" fo:font-family="Andale Mono" style:font-family-asian="Andale Mono" style:font-family-complex="Andale Mono" fo:font-size="25pt" style:font-size-asian="25pt" style:font-size-complex="25pt" fo:letter-spacing="0pt" fo:language="en" fo:country="US" fo:font-style="normal" style:text-underline-type="none" fo:font-weight="normal"/>
    </style:style>
    <style:style style:family="text" style:name="T40">
      <style:text-properties fo:font-variant="normal" fo:color="#000000" style:text-line-through-type="none" fo:font-family="Andale Mono" style:font-family-asian="Andale Mono" style:font-family-complex="Andale Mono" fo:font-size="25pt" style:font-size-asian="25pt" style:font-size-complex="25pt" fo:letter-spacing="0pt" fo:language="en" fo:country="US" fo:font-style="normal" style:text-underline-type="none" fo:font-weight="normal"/>
    </style:style>
    <style:style style:family="text" style:name="T41">
      <style:text-properties fo:font-variant="normal" fo:color="#000000" style:text-line-through-type="none" fo:font-family="Andale Mono" style:font-family-asian="Andale Mono" style:font-family-complex="Andale Mono" fo:font-size="25pt" style:font-size-asian="25pt" style:font-size-complex="25pt" fo:letter-spacing="0pt" fo:language="en" fo:country="US" fo:font-style="normal" style:text-underline-type="none" fo:font-weight="normal"/>
    </style:style>
    <style:style style:family="text" style:name="T42">
      <style:text-properties fo:font-variant="normal" fo:color="#000000" style:text-line-through-type="none" fo:font-family="Andale Mono" style:font-family-asian="Andale Mono" style:font-family-complex="Andale Mono" fo:font-size="25pt" style:font-size-asian="25pt" style:font-size-complex="25pt" fo:letter-spacing="0pt" fo:language="en" fo:country="US" fo:font-style="normal" style:text-underline-type="none" fo:font-weight="normal"/>
    </style:style>
    <style:style style:family="text" style:name="T43">
      <style:text-properties fo:font-variant="normal" fo:color="#000000" style:text-line-through-type="none" fo:font-family="Andale Mono" style:font-family-asian="Andale Mono" style:font-family-complex="Andale Mono" fo:font-size="25pt" style:font-size-asian="25pt" style:font-size-complex="25pt" fo:letter-spacing="0pt" fo:language="en" fo:country="US" fo:font-style="normal" style:text-underline-type="none" fo:font-weight="normal"/>
    </style:style>
    <style:style style:family="text" style:name="T44">
      <style:text-properties fo:font-variant="normal" fo:color="#000000" style:text-line-through-type="none" fo:font-family="Andale Mono" style:font-family-asian="Andale Mono" style:font-family-complex="Andale Mono" fo:font-size="25pt" style:font-size-asian="25pt" style:font-size-complex="25pt" fo:letter-spacing="0pt" fo:language="en" fo:country="US" fo:font-style="normal" style:text-underline-type="none" fo:font-weight="normal"/>
    </style:style>
    <style:style style:family="text" style:name="T45">
      <style:text-properties fo:font-variant="normal" fo:color="#000000" style:text-line-through-type="none" fo:font-family="Andale Mono" style:font-family-asian="Andale Mono" style:font-family-complex="Andale Mono" fo:font-size="25pt" style:font-size-asian="25pt" style:font-size-complex="25pt" fo:letter-spacing="0pt" fo:language="en" fo:country="US" fo:font-style="normal" style:text-underline-type="none" fo:font-weight="normal"/>
    </style:style>
    <style:style style:family="text" style:name="T46">
      <style:text-properties fo:font-variant="normal" fo:color="#000000" style:text-line-through-type="none" fo:font-family="Andale Mono" style:font-family-asian="Andale Mono" style:font-family-complex="Andale Mono" fo:font-size="25pt" style:font-size-asian="25pt" style:font-size-complex="25pt" fo:letter-spacing="0pt" fo:language="en" fo:country="US" fo:font-style="normal" style:text-underline-type="none" fo:font-weight="normal"/>
    </style:style>
    <style:style style:family="text" style:name="T47">
      <style:text-properties fo:font-variant="normal" fo:color="#000000" style:text-line-through-type="none" fo:font-family="Andale Mono" style:font-family-asian="Andale Mono" style:font-family-complex="Andale Mono" fo:font-size="25pt" style:font-size-asian="25pt" style:font-size-complex="25pt" fo:letter-spacing="0pt" fo:language="en" fo:country="US" fo:font-style="normal" style:text-underline-type="none" fo:font-weight="normal"/>
    </style:style>
    <style:style style:family="text" style:name="T48">
      <style:text-properties fo:font-variant="normal" fo:color="#000000" style:text-line-through-type="none" fo:font-family="Andale Mono" style:font-family-asian="Andale Mono" style:font-family-complex="Andale Mono" fo:font-size="25pt" style:font-size-asian="25pt" style:font-size-complex="25pt" fo:letter-spacing="0pt" fo:language="en" fo:country="US" fo:font-style="normal" style:text-underline-type="none" fo:font-weight="normal"/>
    </style:style>
    <style:style style:family="text" style:name="T49">
      <style:text-properties fo:font-variant="normal" fo:color="#000000" style:text-line-through-type="none" fo:font-family="Andale Mono" style:font-family-asian="Andale Mono" style:font-family-complex="Andale Mono" fo:font-size="25pt" style:font-size-asian="25pt" style:font-size-complex="25pt" fo:letter-spacing="0pt" fo:language="en" fo:country="US" fo:font-style="normal" style:text-underline-type="none" fo:font-weight="normal"/>
    </style:style>
    <style:style style:family="text" style:name="T50">
      <style:text-properties fo:font-variant="normal" fo:color="#000000" style:text-line-through-type="none" fo:font-family="Andale Mono" style:font-family-asian="Andale Mono" style:font-family-complex="Andale Mono" fo:font-size="25pt" style:font-size-asian="25pt" style:font-size-complex="25pt" fo:letter-spacing="0pt" fo:language="en" fo:country="US" fo:font-style="normal" style:text-underline-type="none" fo:font-weight="normal"/>
    </style:style>
    <style:style style:family="text" style:name="T51">
      <style:text-properties fo:font-variant="normal" fo:color="#000000" style:text-line-through-type="none" fo:font-family="Andale Mono" style:font-family-asian="Andale Mono" style:font-family-complex="Andale Mono" fo:font-size="25pt" style:font-size-asian="25pt" style:font-size-complex="25pt" fo:letter-spacing="0pt" fo:language="en" fo:country="US" fo:font-style="normal" style:text-underline-type="none" fo:font-weight="normal"/>
    </style:style>
    <style:style style:family="drawing-page" style:name="dp13">
      <style:drawing-page-properties presentation:transition-speed="medium"/>
    </style:style>
    <style:style style:family="presentation" style:name="pr19">
      <style:graphic-properties draw:fill="none" draw:textarea-vertical-align="middle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39">
      <style:text-properties fo:color="#000000" fo:font-family="Arial" style:font-family-asian="Arial" style:font-family-complex="Arial" fo:font-size="44pt" style:font-size-asian="44pt" style:font-size-complex="44pt"/>
      <style:paragraph-properties fo:line-height="90%" fo:text-align="left" fo:margin-top="0pt"/>
    </style:style>
    <style:style style:family="text" style:name="T52">
      <style:text-properties/>
    </style:style>
    <style:style style:family="presentation" style:name="pr20">
      <style:graphic-properties draw:fill="none" draw:textarea-vertical-align="top" draw:auto-grow-height="false" draw:auto-grow-width="false" draw:stroke="none" fo:wrap-option="wrap" style:wrap="run-through" fo:padding-top="3.6pt" fo:padding-bottom="3.6pt" fo:padding-left="7.2pt" fo:padding-right="7.2pt" fo:background-color="transparent"/>
    </style:style>
    <style:style style:family="paragraph" style:name="P40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0pt" fo:text-indent="0pt" fo:margin-top="10pt"/>
    </style:style>
    <style:style style:family="text" style:name="T53">
      <style:text-properties fo:font-variant="normal" fo:color="#000000" style:text-line-through-type="none" fo:font-family="Andale Mono" style:font-family-asian="Andale Mono" style:font-family-complex="Andale Mono" fo:font-size="25pt" style:font-size-asian="25pt" style:font-size-complex="25pt" fo:letter-spacing="0pt" fo:language="en" fo:country="US" fo:font-style="normal" style:text-underline-type="none" fo:font-weight="normal"/>
    </style:style>
    <style:style style:family="paragraph" style:name="P41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0pt" fo:text-indent="0pt" fo:margin-top="10pt"/>
    </style:style>
    <style:style style:family="text" style:name="T54">
      <style:text-properties fo:font-variant="normal" fo:color="#000000" style:text-line-through-type="none" fo:font-family="Andale Mono" style:font-family-asian="Andale Mono" style:font-family-complex="Andale Mono" fo:font-size="25pt" style:font-size-asian="25pt" style:font-size-complex="25pt" fo:letter-spacing="0pt" fo:language="en" fo:country="US" fo:font-style="normal" style:text-underline-type="none" fo:font-weight="normal"/>
    </style:style>
    <style:style style:family="text" style:name="T55">
      <style:text-properties fo:font-variant="normal" fo:color="#000000" style:text-line-through-type="none" fo:font-family="Andale Mono" style:font-family-asian="Andale Mono" style:font-family-complex="Andale Mono" fo:font-size="25pt" style:font-size-asian="25pt" style:font-size-complex="25pt" fo:letter-spacing="0pt" fo:language="en" fo:country="US" fo:font-style="normal" style:text-underline-type="none" fo:font-weight="normal"/>
    </style:style>
    <style:style style:family="text" style:name="T56">
      <style:text-properties fo:font-variant="normal" fo:color="#000000" style:text-line-through-type="none" fo:font-family="Andale Mono" style:font-family-asian="Andale Mono" style:font-family-complex="Andale Mono" fo:font-size="25pt" style:font-size-asian="25pt" style:font-size-complex="25pt" fo:letter-spacing="0pt" fo:language="en" fo:country="US" fo:font-style="normal" style:text-underline-type="none" fo:font-weight="normal"/>
    </style:style>
    <style:style style:family="text" style:name="T57">
      <style:text-properties fo:font-variant="normal" fo:color="#000000" style:text-line-through-type="none" fo:font-family="Andale Mono" style:font-family-asian="Andale Mono" style:font-family-complex="Andale Mono" fo:font-size="25pt" style:font-size-asian="25pt" style:font-size-complex="25pt" fo:letter-spacing="0pt" fo:language="en" fo:country="US" fo:font-style="normal" style:text-underline-type="none" fo:font-weight="normal"/>
    </style:style>
    <style:style style:family="text" style:name="T58">
      <style:text-properties fo:font-variant="normal" fo:color="#000000" style:text-line-through-type="none" fo:font-family="Andale Mono" style:font-family-asian="Andale Mono" style:font-family-complex="Andale Mono" fo:font-size="25pt" style:font-size-asian="25pt" style:font-size-complex="25pt" fo:letter-spacing="0pt" fo:language="en" fo:country="US" fo:font-style="normal" style:text-underline-type="none" fo:font-weight="normal"/>
    </style:style>
    <style:style style:family="text" style:name="T59">
      <style:text-properties fo:font-variant="normal" fo:color="#000000" style:text-line-through-type="none" fo:font-family="Andale Mono" style:font-family-asian="Andale Mono" style:font-family-complex="Andale Mono" fo:font-size="25pt" style:font-size-asian="25pt" style:font-size-complex="25pt" fo:letter-spacing="0pt" fo:language="en" fo:country="US" fo:font-style="normal" style:text-underline-type="none" fo:font-weight="normal"/>
    </style:style>
    <style:style style:family="text" style:name="T60">
      <style:text-properties fo:font-variant="normal" fo:color="#000000" style:text-line-through-type="none" fo:font-family="Andale Mono" style:font-family-asian="Andale Mono" style:font-family-complex="Andale Mono" fo:font-size="25pt" style:font-size-asian="25pt" style:font-size-complex="25pt" fo:letter-spacing="0pt" fo:language="en" fo:country="US" fo:font-style="normal" style:text-underline-type="none" fo:font-weight="normal"/>
    </style:style>
    <style:style style:family="text" style:name="T61">
      <style:text-properties fo:font-variant="normal" fo:color="#000000" style:text-line-through-type="none" fo:font-family="Andale Mono" style:font-family-asian="Andale Mono" style:font-family-complex="Andale Mono" fo:font-size="25pt" style:font-size-asian="25pt" style:font-size-complex="25pt" fo:letter-spacing="0pt" fo:language="en" fo:country="US" fo:font-style="normal" style:text-underline-type="none" fo:font-weight="normal"/>
    </style:style>
    <style:style style:family="text" style:name="T62">
      <style:text-properties fo:font-variant="normal" fo:color="#000000" style:text-line-through-type="none" fo:font-family="Andale Mono" style:font-family-asian="Andale Mono" style:font-family-complex="Andale Mono" fo:font-size="25pt" style:font-size-asian="25pt" style:font-size-complex="25pt" fo:letter-spacing="0pt" fo:language="en" fo:country="US" fo:font-style="normal" style:text-underline-type="none" fo:font-weight="normal"/>
    </style:style>
    <style:style style:family="text" style:name="T63">
      <style:text-properties fo:font-variant="normal" fo:color="#000000" style:text-line-through-type="none" fo:font-family="Andale Mono" style:font-family-asian="Andale Mono" style:font-family-complex="Andale Mono" fo:font-size="25pt" style:font-size-asian="25pt" style:font-size-complex="25pt" fo:letter-spacing="0pt" fo:language="en" fo:country="US" fo:font-style="normal" style:text-underline-type="none" fo:font-weight="normal"/>
    </style:style>
    <style:style style:family="text" style:name="T64">
      <style:text-properties fo:font-variant="normal" fo:color="#000000" style:text-line-through-type="none" fo:font-family="Andale Mono" style:font-family-asian="Andale Mono" style:font-family-complex="Andale Mono" fo:font-size="25pt" style:font-size-asian="25pt" style:font-size-complex="25pt" fo:letter-spacing="0pt" fo:language="en" fo:country="US" fo:font-style="normal" style:text-underline-type="none" fo:font-weight="normal"/>
    </style:style>
    <style:style style:family="text" style:name="T65">
      <style:text-properties fo:font-variant="normal" fo:color="#000000" style:text-line-through-type="none" fo:font-family="Andale Mono" style:font-family-asian="Andale Mono" style:font-family-complex="Andale Mono" fo:font-size="25pt" style:font-size-asian="25pt" style:font-size-complex="25pt" fo:letter-spacing="0pt" fo:language="en" fo:country="US" fo:font-style="normal" style:text-underline-type="none" fo:font-weight="normal"/>
    </style:style>
    <style:style style:family="text" style:name="T66">
      <style:text-properties fo:font-variant="normal" fo:color="#000000" style:text-line-through-type="none" fo:font-family="Andale Mono" style:font-family-asian="Andale Mono" style:font-family-complex="Andale Mono" fo:font-size="25pt" style:font-size-asian="25pt" style:font-size-complex="25pt" fo:letter-spacing="0pt" fo:language="en" fo:country="US" fo:font-style="normal" style:text-underline-type="none" fo:font-weight="normal"/>
    </style:style>
    <style:style style:family="text" style:name="T67">
      <style:text-properties fo:font-variant="normal" fo:color="#000000" style:text-line-through-type="none" fo:font-family="Andale Mono" style:font-family-asian="Andale Mono" style:font-family-complex="Andale Mono" fo:font-size="25pt" style:font-size-asian="25pt" style:font-size-complex="25pt" fo:letter-spacing="0pt" fo:language="en" fo:country="US" fo:font-style="normal" style:text-underline-type="none" fo:font-weight="normal"/>
    </style:style>
    <style:style style:family="text" style:name="T68">
      <style:text-properties fo:font-variant="normal" fo:color="#000000" style:text-line-through-type="none" fo:font-family="Andale Mono" style:font-family-asian="Andale Mono" style:font-family-complex="Andale Mono" fo:font-size="25pt" style:font-size-asian="25pt" style:font-size-complex="25pt" fo:letter-spacing="0pt" fo:language="en" fo:country="US" fo:font-style="normal" style:text-underline-type="none" fo:font-weight="normal"/>
    </style:style>
    <style:style style:family="text" style:name="T69">
      <style:text-properties fo:font-variant="normal" fo:color="#000000" style:text-line-through-type="none" fo:font-family="Andale Mono" style:font-family-asian="Andale Mono" style:font-family-complex="Andale Mono" fo:font-size="25pt" style:font-size-asian="25pt" style:font-size-complex="25pt" fo:letter-spacing="0pt" fo:language="en" fo:country="US" fo:font-style="normal" style:text-underline-type="none" fo:font-weight="normal"/>
    </style:style>
    <style:style style:family="text" style:name="T70">
      <style:text-properties fo:font-variant="normal" fo:color="#000000" style:text-line-through-type="none" fo:font-family="Andale Mono" style:font-family-asian="Andale Mono" style:font-family-complex="Andale Mono" fo:font-size="25pt" style:font-size-asian="25pt" style:font-size-complex="25pt" fo:letter-spacing="0pt" fo:language="en" fo:country="US" fo:font-style="normal" style:text-underline-type="none" fo:font-weight="normal"/>
    </style:style>
    <style:style style:family="text" style:name="T71">
      <style:text-properties fo:font-variant="normal" fo:color="#000000" style:text-line-through-type="none" fo:font-family="Andale Mono" style:font-family-asian="Andale Mono" style:font-family-complex="Andale Mono" fo:font-size="25pt" style:font-size-asian="25pt" style:font-size-complex="25pt" fo:letter-spacing="0pt" fo:language="en" fo:country="US" fo:font-style="normal" style:text-underline-type="none" fo:font-weight="normal"/>
    </style:style>
    <style:style style:family="text" style:name="T72">
      <style:text-properties fo:font-variant="normal" fo:color="#000000" style:text-line-through-type="none" fo:font-family="Andale Mono" style:font-family-asian="Andale Mono" style:font-family-complex="Andale Mono" fo:font-size="25pt" style:font-size-asian="25pt" style:font-size-complex="25pt" fo:letter-spacing="0pt" fo:language="en" fo:country="US" fo:font-style="normal" style:text-underline-type="none" fo:font-weight="normal"/>
    </style:style>
    <style:style style:family="text" style:name="T73">
      <style:text-properties fo:font-variant="normal" fo:color="#000000" style:text-line-through-type="none" fo:font-family="Andale Mono" style:font-family-asian="Andale Mono" style:font-family-complex="Andale Mono" fo:font-size="25pt" style:font-size-asian="25pt" style:font-size-complex="25pt" fo:letter-spacing="0pt" fo:language="en" fo:country="US" fo:font-style="normal" style:text-underline-type="none" fo:font-weight="normal"/>
    </style:style>
    <style:style style:family="text" style:name="T74">
      <style:text-properties fo:font-variant="normal" fo:color="#000000" style:text-line-through-type="none" fo:font-family="Andale Mono" style:font-family-asian="Andale Mono" style:font-family-complex="Andale Mono" fo:font-size="25pt" style:font-size-asian="25pt" style:font-size-complex="25pt" fo:letter-spacing="0pt" fo:language="en" fo:country="US" fo:font-style="normal" style:text-underline-type="none" fo:font-weight="normal"/>
    </style:style>
    <style:style style:family="paragraph" style:name="P42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0pt" fo:text-indent="0pt" fo:margin-top="10pt"/>
    </style:style>
    <style:style style:family="text" style:name="T75">
      <style:text-properties fo:font-variant="normal" fo:color="#000000" style:text-line-through-type="none" fo:font-family="Andale Mono" style:font-family-asian="Andale Mono" style:font-family-complex="Andale Mono" fo:font-size="25pt" style:font-size-asian="25pt" style:font-size-complex="25pt" fo:letter-spacing="0pt" fo:language="en" fo:country="US" fo:font-style="normal" style:text-underline-type="none" fo:font-weight="normal"/>
    </style:style>
    <style:style style:family="text" style:name="T76">
      <style:text-properties fo:font-variant="normal" fo:color="#000000" style:text-line-through-type="none" fo:font-family="Andale Mono" style:font-family-asian="Andale Mono" style:font-family-complex="Andale Mono" fo:font-size="25pt" style:font-size-asian="25pt" style:font-size-complex="25pt" fo:letter-spacing="0pt" fo:language="en" fo:country="US" fo:font-style="normal" style:text-underline-type="none" fo:font-weight="normal"/>
    </style:style>
    <style:style style:family="text" style:name="T77">
      <style:text-properties fo:font-variant="normal" fo:color="#000000" style:text-line-through-type="none" fo:font-family="Andale Mono" style:font-family-asian="Andale Mono" style:font-family-complex="Andale Mono" fo:font-size="25pt" style:font-size-asian="25pt" style:font-size-complex="25pt" fo:letter-spacing="0pt" fo:language="en" fo:country="US" fo:font-style="normal" style:text-underline-type="none" fo:font-weight="normal"/>
    </style:style>
    <style:style style:family="text" style:name="T78">
      <style:text-properties fo:font-variant="normal" fo:color="#000000" style:text-line-through-type="none" fo:font-family="Andale Mono" style:font-family-asian="Andale Mono" style:font-family-complex="Andale Mono" fo:font-size="25pt" style:font-size-asian="25pt" style:font-size-complex="25pt" fo:letter-spacing="0pt" fo:language="en" fo:country="US" fo:font-style="normal" style:text-underline-type="none" fo:font-weight="normal"/>
    </style:style>
    <style:style style:family="text" style:name="T79">
      <style:text-properties fo:font-variant="normal" fo:color="#000000" style:text-line-through-type="none" fo:font-family="Andale Mono" style:font-family-asian="Andale Mono" style:font-family-complex="Andale Mono" fo:font-size="25pt" style:font-size-asian="25pt" style:font-size-complex="25pt" fo:letter-spacing="0pt" fo:language="en" fo:country="US" fo:font-style="normal" style:text-underline-type="none" fo:font-weight="normal"/>
    </style:style>
    <style:style style:family="text" style:name="T80">
      <style:text-properties fo:font-variant="normal" fo:color="#000000" style:text-line-through-type="none" fo:font-family="Andale Mono" style:font-family-asian="Andale Mono" style:font-family-complex="Andale Mono" fo:font-size="25pt" style:font-size-asian="25pt" style:font-size-complex="25pt" fo:letter-spacing="0pt" fo:language="en" fo:country="US" fo:font-style="normal" style:text-underline-type="none" fo:font-weight="normal"/>
    </style:style>
    <style:style style:family="text" style:name="T81">
      <style:text-properties fo:font-variant="normal" fo:color="#000000" style:text-line-through-type="none" fo:font-family="Andale Mono" style:font-family-asian="Andale Mono" style:font-family-complex="Andale Mono" fo:font-size="25pt" style:font-size-asian="25pt" style:font-size-complex="25pt" fo:letter-spacing="0pt" fo:language="en" fo:country="US" fo:font-style="normal" style:text-underline-type="none" fo:font-weight="normal"/>
    </style:style>
    <style:style style:family="text" style:name="T82">
      <style:text-properties fo:font-variant="normal" fo:color="#000000" style:text-line-through-type="none" fo:font-family="Andale Mono" style:font-family-asian="Andale Mono" style:font-family-complex="Andale Mono" fo:font-size="25pt" style:font-size-asian="25pt" style:font-size-complex="25pt" fo:letter-spacing="0pt" fo:language="en" fo:country="US" fo:font-style="normal" style:text-underline-type="none" fo:font-weight="normal"/>
    </style:style>
    <style:style style:family="text" style:name="T83">
      <style:text-properties fo:font-variant="normal" fo:color="#000000" style:text-line-through-type="none" fo:font-family="Andale Mono" style:font-family-asian="Andale Mono" style:font-family-complex="Andale Mono" fo:font-size="25pt" style:font-size-asian="25pt" style:font-size-complex="25pt" fo:letter-spacing="0pt" fo:language="en" fo:country="US" fo:font-style="normal" style:text-underline-type="none" fo:font-weight="normal"/>
    </style:style>
    <style:style style:family="text" style:name="T84">
      <style:text-properties fo:font-variant="normal" fo:color="#000000" style:text-line-through-type="none" fo:font-family="Andale Mono" style:font-family-asian="Andale Mono" style:font-family-complex="Andale Mono" fo:font-size="25pt" style:font-size-asian="25pt" style:font-size-complex="25pt" fo:letter-spacing="0pt" fo:language="en" fo:country="US" fo:font-style="normal" style:text-underline-type="none" fo:font-weight="normal"/>
    </style:style>
    <style:style style:family="text" style:name="T85">
      <style:text-properties fo:font-variant="normal" fo:color="#000000" style:text-line-through-type="none" fo:font-family="Andale Mono" style:font-family-asian="Andale Mono" style:font-family-complex="Andale Mono" fo:font-size="25pt" style:font-size-asian="25pt" style:font-size-complex="25pt" fo:letter-spacing="0pt" fo:language="en" fo:country="US" fo:font-style="normal" style:text-underline-type="none" fo:font-weight="normal"/>
    </style:style>
    <style:style style:family="text" style:name="T86">
      <style:text-properties fo:font-variant="normal" fo:color="#000000" style:text-line-through-type="none" fo:font-family="Andale Mono" style:font-family-asian="Andale Mono" style:font-family-complex="Andale Mono" fo:font-size="25pt" style:font-size-asian="25pt" style:font-size-complex="25pt" fo:letter-spacing="0pt" fo:language="en" fo:country="US" fo:font-style="normal" style:text-underline-type="none" fo:font-weight="normal"/>
    </style:style>
    <style:style style:family="paragraph" style:name="P43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18pt" fo:text-indent="-18pt" fo:margin-top="10pt"/>
    </style:style>
    <style:style style:family="text" style:name="T87">
      <style:text-properties fo:font-variant="normal" fo:color="#000000" style:text-line-through-type="none" fo:font-family="Arial" style:font-family-asian="Arial" style:font-family-complex="Arial" fo:font-size="28pt" style:font-size-asian="28pt" style:font-size-complex="28pt" fo:letter-spacing="0pt" fo:language="en" fo:country="US" fo:font-style="normal" style:text-underline-type="none" fo:font-weight="normal"/>
    </style:style>
    <style:style style:family="drawing-page" style:name="dp14">
      <style:drawing-page-properties presentation:transition-speed="medium"/>
    </style:style>
    <style:style style:family="presentation" style:name="pr21">
      <style:graphic-properties draw:fill="none" draw:textarea-vertical-align="bottom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44">
      <style:text-properties fo:color="#000000" fo:font-family="Arial" style:font-family-asian="Arial" style:font-family-complex="Arial" fo:font-size="60pt" style:font-size-asian="60pt" style:font-size-complex="60pt"/>
      <style:paragraph-properties fo:line-height="90%" fo:text-align="left" fo:margin-top="0pt"/>
    </style:style>
    <style:style style:family="text" style:name="T88">
      <style:text-properties/>
    </style:style>
    <style:style style:family="presentation" style:name="pr22">
      <style:graphic-properties draw:fill="none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45">
      <style:text-properties fo:color="#3F3F3F" fo:font-family="Arial" style:font-family-asian="Arial" style:font-family-complex="Arial" fo:font-size="24pt" style:font-size-asian="24pt" style:font-size-complex="24pt"/>
      <style:paragraph-properties fo:line-height="90%" fo:text-align="left" fo:margin-left="0pt" fo:text-indent="0pt" fo:margin-top="10pt"/>
    </style:style>
    <style:style style:family="text" style:name="T89">
      <style:text-properties fo:font-variant="normal" fo:color="#3F3F3F" style:text-line-through-type="none" fo:font-family="Arial" style:font-family-asian="Arial" style:font-family-complex="Arial" fo:font-size="24pt" style:font-size-asian="24pt" style:font-size-complex="24pt" fo:letter-spacing="0pt" fo:language="en" fo:country="US" fo:font-style="normal" style:text-underline-type="none" fo:font-weight="normal"/>
    </style:style>
    <style:style style:family="drawing-page" style:name="dp15">
      <style:drawing-page-properties presentation:transition-speed="medium"/>
    </style:style>
    <style:style style:family="presentation" style:name="pr23">
      <style:graphic-properties draw:fill="none" draw:textarea-vertical-align="middle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46">
      <style:text-properties fo:color="#000000" fo:font-family="Arial" style:font-family-asian="Arial" style:font-family-complex="Arial" fo:font-size="44pt" style:font-size-asian="44pt" style:font-size-complex="44pt"/>
      <style:paragraph-properties fo:line-height="90%" fo:text-align="left" fo:margin-top="0pt"/>
    </style:style>
    <style:style style:family="text" style:name="T90">
      <style:text-properties/>
    </style:style>
    <style:style style:family="presentation" style:name="pr24">
      <style:graphic-properties draw:fill="none" draw:textarea-vertical-align="top" draw:auto-grow-height="false" draw:auto-grow-width="false" draw:stroke="none" fo:wrap-option="wrap" style:wrap="run-through" fo:padding-top="3.6pt" fo:padding-bottom="3.6pt" fo:padding-left="7.2pt" fo:padding-right="7.2pt" fo:background-color="transparent"/>
    </style:style>
    <style:style style:family="paragraph" style:name="P47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18pt" fo:text-indent="-18pt" fo:margin-top="10pt"/>
    </style:style>
    <style:style style:family="text" style:name="T91">
      <style:text-properties/>
    </style:style>
    <style:style style:family="paragraph" style:name="P48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18pt" fo:text-indent="-18pt" fo:margin-top="10pt"/>
    </style:style>
    <style:style style:family="text" style:name="T92">
      <style:text-properties/>
    </style:style>
    <style:style style:family="paragraph" style:name="P49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18pt" fo:text-indent="-18pt" fo:margin-top="10pt"/>
    </style:style>
    <style:style style:family="text" style:name="T93">
      <style:text-properties/>
    </style:style>
    <style:style style:family="paragraph" style:name="P50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18pt" fo:text-indent="-18pt" fo:margin-top="10pt"/>
    </style:style>
    <style:style style:family="text" style:name="T94">
      <style:text-properties/>
    </style:style>
    <style:style style:family="text" style:name="T95">
      <style:text-properties fo:font-family="Andale Mono" style:font-family-asian="Andale Mono" style:font-family-complex="Andale Mono"/>
    </style:style>
    <style:style style:family="text" style:name="T96">
      <style:text-properties/>
    </style:style>
    <style:style style:family="paragraph" style:name="P51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0pt" fo:text-indent="0pt" fo:margin-top="10pt"/>
    </style:style>
    <style:style style:family="paragraph" style:name="P52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0pt" fo:text-indent="0pt" fo:margin-top="10pt"/>
    </style:style>
    <style:style style:family="text" style:name="T97">
      <style:text-properties fo:font-variant="normal" fo:color="#000000" style:text-line-through-type="none" fo:font-family="Andale Mono" style:font-family-asian="Andale Mono" style:font-family-complex="Andale Mono" fo:font-size="21pt" style:font-size-asian="21pt" style:font-size-complex="21pt" fo:letter-spacing="0pt" fo:language="en" fo:country="US" fo:font-style="normal" style:text-underline-type="none" fo:font-weight="normal"/>
    </style:style>
    <style:style style:family="text" style:name="T98">
      <style:text-properties fo:font-variant="normal" fo:color="#000000" style:text-line-through-type="none" fo:font-family="Andale Mono" style:font-family-asian="Andale Mono" style:font-family-complex="Andale Mono" fo:font-size="21pt" style:font-size-asian="21pt" style:font-size-complex="21pt" fo:letter-spacing="0pt" fo:language="en" fo:country="US" fo:font-style="normal" style:text-underline-type="none" fo:font-weight="normal"/>
    </style:style>
    <style:style style:family="text" style:name="T99">
      <style:text-properties fo:font-variant="normal" fo:color="#000000" style:text-line-through-type="none" fo:font-family="Andale Mono" style:font-family-asian="Andale Mono" style:font-family-complex="Andale Mono" fo:font-size="21pt" style:font-size-asian="21pt" style:font-size-complex="21pt" fo:letter-spacing="0pt" fo:language="en" fo:country="US" fo:font-style="normal" style:text-underline-type="none" fo:font-weight="normal"/>
    </style:style>
    <style:style style:family="text" style:name="T100">
      <style:text-properties fo:font-variant="normal" fo:color="#000000" style:text-line-through-type="none" fo:font-family="Andale Mono" style:font-family-asian="Andale Mono" style:font-family-complex="Andale Mono" fo:font-size="21pt" style:font-size-asian="21pt" style:font-size-complex="21pt" fo:letter-spacing="0pt" fo:language="en" fo:country="US" fo:font-style="normal" style:text-underline-type="none" fo:font-weight="normal"/>
    </style:style>
    <style:style style:family="text" style:name="T101">
      <style:text-properties fo:font-variant="normal" fo:color="#000000" style:text-line-through-type="none" fo:font-family="Andale Mono" style:font-family-asian="Andale Mono" style:font-family-complex="Andale Mono" fo:font-size="21pt" style:font-size-asian="21pt" style:font-size-complex="21pt" fo:letter-spacing="0pt" fo:language="en" fo:country="US" fo:font-style="normal" style:text-underline-type="none" fo:font-weight="normal"/>
    </style:style>
    <style:style style:family="text" style:name="T102">
      <style:text-properties fo:font-variant="normal" fo:color="#000000" style:text-line-through-type="none" fo:font-family="Andale Mono" style:font-family-asian="Andale Mono" style:font-family-complex="Andale Mono" fo:font-size="21pt" style:font-size-asian="21pt" style:font-size-complex="21pt" fo:letter-spacing="0pt" fo:language="en" fo:country="US" fo:font-style="normal" style:text-underline-type="none" fo:font-weight="normal"/>
    </style:style>
    <style:style style:family="text" style:name="T103">
      <style:text-properties fo:font-variant="normal" fo:color="#000000" style:text-line-through-type="none" fo:font-family="Andale Mono" style:font-family-asian="Andale Mono" style:font-family-complex="Andale Mono" fo:font-size="21pt" style:font-size-asian="21pt" style:font-size-complex="21pt" fo:letter-spacing="0pt" fo:language="en" fo:country="US" fo:font-style="normal" style:text-underline-type="none" fo:font-weight="normal"/>
    </style:style>
    <style:style style:family="text" style:name="T104">
      <style:text-properties fo:font-variant="normal" fo:color="#000000" style:text-line-through-type="none" fo:font-family="Andale Mono" style:font-family-asian="Andale Mono" style:font-family-complex="Andale Mono" fo:font-size="21pt" style:font-size-asian="21pt" style:font-size-complex="21pt" fo:letter-spacing="0pt" fo:language="en" fo:country="US" fo:font-style="normal" style:text-underline-type="none" fo:font-weight="normal"/>
    </style:style>
    <style:style style:family="text" style:name="T105">
      <style:text-properties fo:font-variant="normal" fo:color="#000000" style:text-line-through-type="none" fo:font-family="Andale Mono" style:font-family-asian="Andale Mono" style:font-family-complex="Andale Mono" fo:font-size="21pt" style:font-size-asian="21pt" style:font-size-complex="21pt" fo:letter-spacing="0pt" fo:language="en" fo:country="US" fo:font-style="normal" style:text-underline-type="none" fo:font-weight="normal"/>
    </style:style>
    <style:style style:family="text" style:name="T106">
      <style:text-properties fo:font-variant="normal" fo:color="#000000" style:text-line-through-type="none" fo:font-family="Andale Mono" style:font-family-asian="Andale Mono" style:font-family-complex="Andale Mono" fo:font-size="21pt" style:font-size-asian="21pt" style:font-size-complex="21pt" fo:letter-spacing="0pt" fo:language="en" fo:country="US" fo:font-style="normal" style:text-underline-type="none" fo:font-weight="normal"/>
    </style:style>
    <style:style style:family="paragraph" style:name="P53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0pt" fo:text-indent="0pt" fo:margin-top="10pt"/>
    </style:style>
    <style:style style:family="text" style:name="T107">
      <style:text-properties fo:font-variant="normal" fo:color="#000000" style:text-line-through-type="none" fo:font-family="Andale Mono" style:font-family-asian="Andale Mono" style:font-family-complex="Andale Mono" fo:font-size="21pt" style:font-size-asian="21pt" style:font-size-complex="21pt" fo:letter-spacing="0pt" fo:language="en" fo:country="US" fo:font-style="normal" style:text-underline-type="none" fo:font-weight="normal"/>
    </style:style>
    <style:style style:family="text" style:name="T108">
      <style:text-properties fo:font-variant="normal" fo:color="#000000" style:text-line-through-type="none" fo:font-family="Andale Mono" style:font-family-asian="Andale Mono" style:font-family-complex="Andale Mono" fo:font-size="21pt" style:font-size-asian="21pt" style:font-size-complex="21pt" fo:letter-spacing="0pt" fo:language="en" fo:country="US" fo:font-style="normal" style:text-underline-type="none" fo:font-weight="normal"/>
    </style:style>
    <style:style style:family="text" style:name="T109">
      <style:text-properties fo:font-variant="normal" fo:color="#000000" style:text-line-through-type="none" fo:font-family="Andale Mono" style:font-family-asian="Andale Mono" style:font-family-complex="Andale Mono" fo:font-size="21pt" style:font-size-asian="21pt" style:font-size-complex="21pt" fo:letter-spacing="0pt" fo:language="en" fo:country="US" fo:font-style="normal" style:text-underline-type="none" fo:font-weight="normal"/>
    </style:style>
    <style:style style:family="text" style:name="T110">
      <style:text-properties fo:font-variant="normal" fo:color="#000000" style:text-line-through-type="none" fo:font-family="Andale Mono" style:font-family-asian="Andale Mono" style:font-family-complex="Andale Mono" fo:font-size="21pt" style:font-size-asian="21pt" style:font-size-complex="21pt" fo:letter-spacing="0pt" fo:language="en" fo:country="US" fo:font-style="normal" style:text-underline-type="none" fo:font-weight="normal"/>
    </style:style>
    <style:style style:family="text" style:name="T111">
      <style:text-properties fo:font-variant="normal" fo:color="#000000" style:text-line-through-type="none" fo:font-family="Andale Mono" style:font-family-asian="Andale Mono" style:font-family-complex="Andale Mono" fo:font-size="21pt" style:font-size-asian="21pt" style:font-size-complex="21pt" fo:letter-spacing="0pt" fo:language="en" fo:country="US" fo:font-style="normal" style:text-underline-type="none" fo:font-weight="normal"/>
    </style:style>
    <style:style style:family="text" style:name="T112">
      <style:text-properties fo:font-variant="normal" fo:color="#000000" style:text-line-through-type="none" fo:font-family="Andale Mono" style:font-family-asian="Andale Mono" style:font-family-complex="Andale Mono" fo:font-size="21pt" style:font-size-asian="21pt" style:font-size-complex="21pt" fo:letter-spacing="0pt" fo:language="en" fo:country="US" fo:font-style="normal" style:text-underline-type="none" fo:font-weight="normal"/>
    </style:style>
    <style:style style:family="drawing-page" style:name="dp16">
      <style:drawing-page-properties presentation:transition-speed="medium"/>
    </style:style>
    <style:style style:family="presentation" style:name="pr25">
      <style:graphic-properties draw:fill="none" draw:textarea-vertical-align="middle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54">
      <style:text-properties fo:color="#000000" fo:font-family="Arial" style:font-family-asian="Arial" style:font-family-complex="Arial" fo:font-size="44pt" style:font-size-asian="44pt" style:font-size-complex="44pt"/>
      <style:paragraph-properties fo:line-height="90%" fo:text-align="left" fo:margin-top="0pt"/>
    </style:style>
    <style:style style:family="text" style:name="T113">
      <style:text-properties/>
    </style:style>
    <style:style style:family="presentation" style:name="pr26">
      <style:graphic-properties draw:fill="none" draw:textarea-vertical-align="top" draw:auto-grow-height="false" draw:auto-grow-width="false" draw:stroke="none" fo:wrap-option="wrap" style:wrap="run-through" fo:padding-top="3.6pt" fo:padding-bottom="3.6pt" fo:padding-left="7.2pt" fo:padding-right="7.2pt" fo:background-color="transparent"/>
    </style:style>
    <style:style style:family="paragraph" style:name="P55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18pt" fo:text-indent="-18pt" fo:margin-top="10pt"/>
    </style:style>
    <style:style style:family="text" style:name="T114">
      <style:text-properties/>
    </style:style>
    <style:style style:family="paragraph" style:name="P56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18pt" fo:text-indent="-18pt" fo:margin-top="10pt"/>
    </style:style>
    <style:style style:family="text" style:name="T115">
      <style:text-properties/>
    </style:style>
    <style:style style:family="paragraph" style:name="P57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18pt" fo:text-indent="-18pt" fo:margin-top="10pt"/>
    </style:style>
    <style:style style:family="text" style:name="T116">
      <style:text-properties/>
    </style:style>
    <style:style style:family="paragraph" style:name="P58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18pt" fo:text-indent="-18pt" fo:margin-top="10pt"/>
    </style:style>
    <style:style style:family="text" style:name="T117">
      <style:text-properties/>
    </style:style>
    <style:style style:family="paragraph" style:name="P59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0pt" fo:text-indent="0pt" fo:margin-top="10pt"/>
    </style:style>
    <style:style style:family="text" style:name="T118">
      <style:text-properties fo:font-variant="normal" fo:color="#000000" style:text-line-through-type="none" fo:font-family="Andale Mono" style:font-family-asian="Andale Mono" style:font-family-complex="Andale Mono" fo:font-size="21pt" style:font-size-asian="21pt" style:font-size-complex="21pt" fo:letter-spacing="0pt" fo:language="en" fo:country="US" fo:font-style="normal" style:text-underline-type="none" fo:font-weight="normal"/>
    </style:style>
    <style:style style:family="paragraph" style:name="P60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0pt" fo:text-indent="0pt" fo:margin-top="10pt"/>
    </style:style>
    <style:style style:family="text" style:name="T119">
      <style:text-properties fo:font-variant="normal" fo:color="#000000" style:text-line-through-type="none" fo:font-family="Andale Mono" style:font-family-asian="Andale Mono" style:font-family-complex="Andale Mono" fo:font-size="21pt" style:font-size-asian="21pt" style:font-size-complex="21pt" fo:letter-spacing="0pt" fo:language="en" fo:country="US" fo:font-style="normal" style:text-underline-type="none" fo:font-weight="normal"/>
    </style:style>
    <style:style style:family="paragraph" style:name="P61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0pt" fo:text-indent="0pt" fo:margin-top="10pt"/>
    </style:style>
    <style:style style:family="text" style:name="T120">
      <style:text-properties fo:font-variant="normal" fo:color="#000000" style:text-line-through-type="none" fo:font-family="Andale Mono" style:font-family-asian="Andale Mono" style:font-family-complex="Andale Mono" fo:font-size="21pt" style:font-size-asian="21pt" style:font-size-complex="21pt" fo:letter-spacing="0pt" fo:language="en" fo:country="US" fo:font-style="normal" style:text-underline-type="none" fo:font-weight="normal"/>
    </style:style>
    <style:style style:family="paragraph" style:name="P62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0pt" fo:text-indent="0pt" fo:margin-top="10pt"/>
    </style:style>
    <style:style style:family="text" style:name="T121">
      <style:text-properties fo:font-variant="normal" fo:color="#000000" style:text-line-through-type="none" fo:font-family="Andale Mono" style:font-family-asian="Andale Mono" style:font-family-complex="Andale Mono" fo:font-size="21pt" style:font-size-asian="21pt" style:font-size-complex="21pt" fo:letter-spacing="0pt" fo:language="en" fo:country="US" fo:font-style="normal" style:text-underline-type="none" fo:font-weight="normal"/>
    </style:style>
    <style:style style:family="paragraph" style:name="P63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0pt" fo:text-indent="0pt" fo:margin-top="10pt"/>
    </style:style>
    <style:style style:family="text" style:name="T122">
      <style:text-properties fo:font-variant="normal" fo:color="#000000" style:text-line-through-type="none" fo:font-family="Andale Mono" style:font-family-asian="Andale Mono" style:font-family-complex="Andale Mono" fo:font-size="21pt" style:font-size-asian="21pt" style:font-size-complex="21pt" fo:letter-spacing="0pt" fo:language="en" fo:country="US" fo:font-style="normal" style:text-underline-type="none" fo:font-weight="normal"/>
    </style:style>
    <style:style style:family="drawing-page" style:name="dp17">
      <style:drawing-page-properties presentation:transition-speed="medium"/>
    </style:style>
    <style:style style:family="presentation" style:name="pr27">
      <style:graphic-properties draw:fill="none" draw:textarea-vertical-align="middle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64">
      <style:text-properties fo:color="#000000" fo:font-family="Arial" style:font-family-asian="Arial" style:font-family-complex="Arial" fo:font-size="44pt" style:font-size-asian="44pt" style:font-size-complex="44pt"/>
      <style:paragraph-properties fo:line-height="90%" fo:text-align="left" fo:margin-top="0pt"/>
    </style:style>
    <style:style style:family="text" style:name="T123">
      <style:text-properties/>
    </style:style>
    <style:style style:family="presentation" style:name="pr28">
      <style:graphic-properties draw:fill="none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65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18pt" fo:text-indent="-18pt" fo:margin-top="10pt"/>
    </style:style>
    <style:style style:family="text" style:name="T124">
      <style:text-properties/>
    </style:style>
    <style:style style:family="paragraph" style:name="P66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18pt" fo:text-indent="-18pt" fo:margin-top="10pt"/>
    </style:style>
    <style:style style:family="text" style:name="T125">
      <style:text-properties/>
    </style:style>
    <style:style style:family="paragraph" style:name="P67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18pt" fo:text-indent="-18pt" fo:margin-top="10pt"/>
    </style:style>
    <style:style style:family="text" style:name="T126">
      <style:text-properties/>
    </style:style>
    <style:style style:family="paragraph" style:name="P68">
      <style:text-properties fo:color="#000000" fo:font-family="Arial" style:font-family-asian="Arial" style:font-family-complex="Arial" fo:font-size="24pt" style:font-size-asian="24pt" style:font-size-complex="24pt"/>
      <style:paragraph-properties fo:line-height="90%" fo:text-align="left" fo:margin-left="54pt" fo:text-indent="-18pt" fo:margin-top="5pt"/>
    </style:style>
    <style:style style:family="text" style:name="T127">
      <style:text-properties fo:font-family="Andale Mono" style:font-family-asian="Andale Mono" style:font-family-complex="Andale Mono"/>
    </style:style>
    <style:style style:family="text" style:name="T128">
      <style:text-properties/>
    </style:style>
    <style:style style:family="paragraph" style:name="P69">
      <style:text-properties fo:color="#000000" fo:font-family="Arial" style:font-family-asian="Arial" style:font-family-complex="Arial" fo:font-size="24pt" style:font-size-asian="24pt" style:font-size-complex="24pt"/>
      <style:paragraph-properties fo:line-height="90%" fo:text-align="left" fo:margin-left="54pt" fo:text-indent="-18pt" fo:margin-top="5pt"/>
    </style:style>
    <style:style style:family="text" style:name="T129">
      <style:text-properties fo:font-family="Andale Mono" style:font-family-asian="Andale Mono" style:font-family-complex="Andale Mono"/>
    </style:style>
    <style:style style:family="text" style:name="T130">
      <style:text-properties/>
    </style:style>
    <style:style style:family="paragraph" style:name="P70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18pt" fo:text-indent="-18pt" fo:margin-top="10pt"/>
    </style:style>
    <style:style style:family="text" style:name="T131">
      <style:text-properties/>
    </style:style>
    <style:style style:family="paragraph" style:name="P71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18pt" fo:text-indent="-18pt" fo:margin-top="10pt"/>
    </style:style>
    <style:style style:family="text" style:name="T132">
      <style:text-properties/>
    </style:style>
    <style:style style:family="paragraph" style:name="P72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18pt" fo:text-indent="-18pt" fo:margin-top="10pt"/>
    </style:style>
    <style:style style:family="drawing-page" style:name="dp18">
      <style:drawing-page-properties presentation:transition-speed="medium"/>
    </style:style>
    <style:style style:family="presentation" style:name="pr29">
      <style:graphic-properties draw:fill="none" draw:textarea-vertical-align="middle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73">
      <style:text-properties fo:color="#000000" fo:font-family="Arial" style:font-family-asian="Arial" style:font-family-complex="Arial" fo:font-size="44pt" style:font-size-asian="44pt" style:font-size-complex="44pt"/>
      <style:paragraph-properties fo:line-height="90%" fo:text-align="left" fo:margin-top="0pt"/>
    </style:style>
    <style:style style:family="text" style:name="T133">
      <style:text-properties/>
    </style:style>
    <style:style style:family="presentation" style:name="pr30">
      <style:graphic-properties draw:fill="none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74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0pt" fo:text-indent="0pt" fo:margin-top="10pt"/>
    </style:style>
    <style:style style:family="text" style:name="T134">
      <style:text-properties fo:font-variant="normal" fo:color="#000000" style:text-line-through-type="none" fo:font-family="Andale Mono" style:font-family-asian="Andale Mono" style:font-family-complex="Andale Mono" fo:font-size="21pt" style:font-size-asian="21pt" style:font-size-complex="21pt" fo:letter-spacing="0pt" fo:language="en" fo:country="US" fo:font-style="normal" style:text-underline-type="none" fo:font-weight="normal"/>
    </style:style>
    <style:style style:family="paragraph" style:name="P75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0pt" fo:text-indent="0pt" fo:margin-top="10pt"/>
    </style:style>
    <style:style style:family="text" style:name="T135">
      <style:text-properties fo:font-variant="normal" fo:color="#000000" style:text-line-through-type="none" fo:font-family="Andale Mono" style:font-family-asian="Andale Mono" style:font-family-complex="Andale Mono" fo:font-size="21pt" style:font-size-asian="21pt" style:font-size-complex="21pt" fo:letter-spacing="0pt" fo:language="en" fo:country="US" fo:font-style="normal" style:text-underline-type="none" fo:font-weight="normal"/>
    </style:style>
    <style:style style:family="text" style:name="T136">
      <style:text-properties fo:font-variant="normal" fo:color="#000000" style:text-line-through-type="none" fo:font-family="Andale Mono" style:font-family-asian="Andale Mono" style:font-family-complex="Andale Mono" fo:font-size="21pt" style:font-size-asian="21pt" style:font-size-complex="21pt" fo:letter-spacing="0pt" fo:language="en" fo:country="US" fo:font-style="normal" style:text-underline-type="none" fo:font-weight="normal"/>
    </style:style>
    <style:style style:family="text" style:name="T137">
      <style:text-properties fo:font-variant="normal" fo:color="#000000" style:text-line-through-type="none" fo:font-family="Andale Mono" style:font-family-asian="Andale Mono" style:font-family-complex="Andale Mono" fo:font-size="21pt" style:font-size-asian="21pt" style:font-size-complex="21pt" fo:letter-spacing="0pt" fo:language="en" fo:country="US" fo:font-style="normal" style:text-underline-type="none" fo:font-weight="normal"/>
    </style:style>
    <style:style style:family="text" style:name="T138">
      <style:text-properties fo:font-variant="normal" fo:color="#000000" style:text-line-through-type="none" fo:font-family="Andale Mono" style:font-family-asian="Andale Mono" style:font-family-complex="Andale Mono" fo:font-size="21pt" style:font-size-asian="21pt" style:font-size-complex="21pt" fo:letter-spacing="0pt" fo:language="en" fo:country="US" fo:font-style="normal" style:text-underline-type="none" fo:font-weight="normal"/>
    </style:style>
    <style:style style:family="paragraph" style:name="P76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0pt" fo:text-indent="0pt" fo:margin-top="10pt"/>
    </style:style>
    <style:style style:family="paragraph" style:name="P77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0pt" fo:text-indent="0pt" fo:margin-top="10pt"/>
    </style:style>
    <style:style style:family="text" style:name="T139">
      <style:text-properties fo:font-variant="normal" fo:color="#000000" style:text-line-through-type="none" fo:font-family="Andale Mono" style:font-family-asian="Andale Mono" style:font-family-complex="Andale Mono" fo:font-size="21pt" style:font-size-asian="21pt" style:font-size-complex="21pt" fo:letter-spacing="0pt" fo:language="en" fo:country="US" fo:font-style="normal" style:text-underline-type="none" fo:font-weight="normal"/>
    </style:style>
    <style:style style:family="paragraph" style:name="P78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0pt" fo:text-indent="0pt" fo:margin-top="10pt"/>
    </style:style>
    <style:style style:family="text" style:name="T140">
      <style:text-properties fo:font-variant="normal" fo:color="#000000" style:text-line-through-type="none" fo:font-family="Andale Mono" style:font-family-asian="Andale Mono" style:font-family-complex="Andale Mono" fo:font-size="21pt" style:font-size-asian="21pt" style:font-size-complex="21pt" fo:letter-spacing="0pt" fo:language="en" fo:country="US" fo:font-style="normal" style:text-underline-type="none" fo:font-weight="normal"/>
    </style:style>
    <style:style style:family="paragraph" style:name="P79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0pt" fo:text-indent="0pt" fo:margin-top="10pt"/>
    </style:style>
    <style:style style:family="text" style:name="T141">
      <style:text-properties fo:font-variant="normal" fo:color="#000000" style:text-line-through-type="none" fo:font-family="Andale Mono" style:font-family-asian="Andale Mono" style:font-family-complex="Andale Mono" fo:font-size="21pt" style:font-size-asian="21pt" style:font-size-complex="21pt" fo:letter-spacing="0pt" fo:language="en" fo:country="US" fo:font-style="normal" style:text-underline-type="none" fo:font-weight="normal"/>
    </style:style>
    <style:style style:family="paragraph" style:name="P80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0pt" fo:text-indent="0pt" fo:margin-top="10pt"/>
    </style:style>
    <style:style style:family="text" style:name="T142">
      <style:text-properties fo:font-variant="normal" fo:color="#000000" style:text-line-through-type="none" fo:font-family="Andale Mono" style:font-family-asian="Andale Mono" style:font-family-complex="Andale Mono" fo:font-size="21pt" style:font-size-asian="21pt" style:font-size-complex="21pt" fo:letter-spacing="0pt" fo:language="en" fo:country="US" fo:font-style="normal" style:text-underline-type="none" fo:font-weight="normal"/>
    </style:style>
    <style:style style:family="paragraph" style:name="P81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0pt" fo:text-indent="0pt" fo:margin-top="10pt"/>
    </style:style>
    <style:style style:family="text" style:name="T143">
      <style:text-properties fo:font-variant="normal" fo:color="#000000" style:text-line-through-type="none" fo:font-family="Andale Mono" style:font-family-asian="Andale Mono" style:font-family-complex="Andale Mono" fo:font-size="21pt" style:font-size-asian="21pt" style:font-size-complex="21pt" fo:letter-spacing="0pt" fo:language="en" fo:country="US" fo:font-style="normal" style:text-underline-type="none" fo:font-weight="normal"/>
    </style:style>
    <style:style style:family="paragraph" style:name="P82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0pt" fo:text-indent="0pt" fo:margin-top="10pt"/>
    </style:style>
    <style:style style:family="text" style:name="T144">
      <style:text-properties fo:font-variant="normal" fo:color="#000000" style:text-line-through-type="none" fo:font-family="Andale Mono" style:font-family-asian="Andale Mono" style:font-family-complex="Andale Mono" fo:font-size="21pt" style:font-size-asian="21pt" style:font-size-complex="21pt" fo:letter-spacing="0pt" fo:language="en" fo:country="US" fo:font-style="normal" style:text-underline-type="none" fo:font-weight="normal"/>
    </style:style>
    <style:style style:family="drawing-page" style:name="dp19">
      <style:drawing-page-properties presentation:transition-speed="medium"/>
    </style:style>
    <style:style style:family="presentation" style:name="pr31">
      <style:graphic-properties draw:fill="none" draw:textarea-vertical-align="bottom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83">
      <style:text-properties fo:color="#000000" fo:font-family="Arial" style:font-family-asian="Arial" style:font-family-complex="Arial" fo:font-size="60pt" style:font-size-asian="60pt" style:font-size-complex="60pt"/>
      <style:paragraph-properties fo:line-height="90%" fo:text-align="left" fo:margin-top="0pt"/>
    </style:style>
    <style:style style:family="text" style:name="T145">
      <style:text-properties/>
    </style:style>
    <style:style style:family="presentation" style:name="pr32">
      <style:graphic-properties draw:fill="none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84">
      <style:text-properties fo:color="#3F3F3F" fo:font-family="Arial" style:font-family-asian="Arial" style:font-family-complex="Arial" fo:font-size="24pt" style:font-size-asian="24pt" style:font-size-complex="24pt"/>
      <style:paragraph-properties fo:line-height="90%" fo:text-align="left" fo:margin-left="0pt" fo:text-indent="0pt" fo:margin-top="10pt"/>
    </style:style>
    <style:style style:family="text" style:name="T146">
      <style:text-properties fo:font-variant="normal" fo:color="#3F3F3F" style:text-line-through-type="none" fo:font-family="Arial" style:font-family-asian="Arial" style:font-family-complex="Arial" fo:font-size="24pt" style:font-size-asian="24pt" style:font-size-complex="24pt" fo:letter-spacing="0pt" fo:language="en" fo:country="US" fo:font-style="normal" style:text-underline-type="none" fo:font-weight="normal"/>
    </style:style>
    <style:style style:family="drawing-page" style:name="dp20">
      <style:drawing-page-properties presentation:transition-speed="medium"/>
    </style:style>
    <style:style style:family="presentation" style:name="pr33">
      <style:graphic-properties draw:fill="none" draw:textarea-vertical-align="middle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85">
      <style:text-properties fo:color="#000000" fo:font-family="Arial" style:font-family-asian="Arial" style:font-family-complex="Arial" fo:font-size="44pt" style:font-size-asian="44pt" style:font-size-complex="44pt"/>
      <style:paragraph-properties fo:line-height="90%" fo:text-align="left" fo:margin-top="0pt"/>
    </style:style>
    <style:style style:family="text" style:name="T147">
      <style:text-properties/>
    </style:style>
    <style:style style:family="presentation" style:name="pr34">
      <style:graphic-properties draw:fill="none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86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18pt" fo:text-indent="-18pt" fo:margin-top="10pt"/>
    </style:style>
    <style:style style:family="text" style:name="T148">
      <style:text-properties/>
    </style:style>
    <style:style style:family="paragraph" style:name="P87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18pt" fo:text-indent="-18pt" fo:margin-top="10pt"/>
    </style:style>
    <style:style style:family="text" style:name="T149">
      <style:text-properties/>
    </style:style>
    <style:style style:family="paragraph" style:name="P88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18pt" fo:text-indent="-18pt" fo:margin-top="10pt"/>
    </style:style>
    <style:style style:family="text" style:name="T150">
      <style:text-properties/>
    </style:style>
    <style:style style:family="text" style:name="T151">
      <style:text-properties fo:font-family="Andale Mono" style:font-family-asian="Andale Mono" style:font-family-complex="Andale Mono"/>
    </style:style>
    <style:style style:family="text" style:name="T152">
      <style:text-properties/>
    </style:style>
    <style:style style:family="paragraph" style:name="P89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18pt" fo:text-indent="-18pt" fo:margin-top="10pt"/>
    </style:style>
    <style:style style:family="text" style:name="T153">
      <style:text-properties/>
    </style:style>
    <style:style style:family="drawing-page" style:name="dp21">
      <style:drawing-page-properties presentation:transition-speed="medium"/>
    </style:style>
    <style:style style:family="presentation" style:name="pr35">
      <style:graphic-properties draw:fill="none" draw:textarea-vertical-align="middle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90">
      <style:text-properties fo:color="#000000" fo:font-family="Arial" style:font-family-asian="Arial" style:font-family-complex="Arial" fo:font-size="44pt" style:font-size-asian="44pt" style:font-size-complex="44pt"/>
      <style:paragraph-properties fo:line-height="90%" fo:text-align="left" fo:margin-top="0pt"/>
    </style:style>
    <style:style style:family="text" style:name="T154">
      <style:text-properties/>
    </style:style>
    <style:style style:family="text" style:name="T155">
      <style:text-properties fo:font-family="Andale Mono" style:font-family-asian="Andale Mono" style:font-family-complex="Andale Mono"/>
    </style:style>
    <style:style style:family="presentation" style:name="pr36">
      <style:graphic-properties draw:fill="none" draw:textarea-vertical-align="top" draw:auto-grow-height="false" draw:auto-grow-width="false" draw:stroke="none" fo:wrap-option="wrap" style:wrap="run-through" fo:padding-top="3.6pt" fo:padding-bottom="3.6pt" fo:padding-left="7.2pt" fo:padding-right="7.2pt" fo:background-color="transparent"/>
    </style:style>
    <style:style style:family="paragraph" style:name="P91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0pt" fo:text-indent="0pt" fo:margin-top="10pt"/>
    </style:style>
    <style:style style:family="text" style:name="T156">
      <style:text-properties fo:font-variant="normal" fo:color="#000000" style:text-line-through-type="none" fo:font-family="Andale Mono" style:font-family-asian="Andale Mono" style:font-family-complex="Andale Mono" fo:font-size="25pt" style:font-size-asian="25pt" style:font-size-complex="25pt" fo:letter-spacing="0pt" fo:language="en" fo:country="US" fo:font-style="normal" style:text-underline-type="none" fo:font-weight="normal"/>
    </style:style>
    <style:style style:family="paragraph" style:name="P92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0pt" fo:text-indent="0pt" fo:margin-top="10pt"/>
    </style:style>
    <style:style style:family="text" style:name="T157">
      <style:text-properties fo:font-variant="normal" fo:color="#000000" style:text-line-through-type="none" fo:font-family="Andale Mono" style:font-family-asian="Andale Mono" style:font-family-complex="Andale Mono" fo:font-size="25pt" style:font-size-asian="25pt" style:font-size-complex="25pt" fo:letter-spacing="0pt" fo:language="en" fo:country="US" fo:font-style="normal" style:text-underline-type="none" fo:font-weight="normal"/>
    </style:style>
    <style:style style:family="paragraph" style:name="P93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4.5pt" fo:text-indent="0pt" fo:margin-top="10pt"/>
    </style:style>
    <style:style style:family="text" style:name="T158">
      <style:text-properties fo:font-variant="normal" fo:color="#000000" style:text-line-through-type="none" fo:font-family="Andale Mono" style:font-family-asian="Andale Mono" style:font-family-complex="Andale Mono" fo:font-size="25pt" style:font-size-asian="25pt" style:font-size-complex="25pt" fo:letter-spacing="0pt" fo:language="en" fo:country="US" fo:font-style="normal" style:text-underline-type="none" fo:font-weight="normal"/>
    </style:style>
    <style:style style:family="paragraph" style:name="P94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4.5pt" fo:text-indent="0pt" fo:margin-top="10pt"/>
    </style:style>
    <style:style style:family="text" style:name="T159">
      <style:text-properties fo:font-variant="normal" fo:color="#000000" style:text-line-through-type="none" fo:font-family="Andale Mono" style:font-family-asian="Andale Mono" style:font-family-complex="Andale Mono" fo:font-size="25pt" style:font-size-asian="25pt" style:font-size-complex="25pt" fo:letter-spacing="0pt" fo:language="en" fo:country="US" fo:font-style="normal" style:text-underline-type="none" fo:font-weight="normal"/>
    </style:style>
    <style:style style:family="paragraph" style:name="P95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4.5pt" fo:text-indent="0pt" fo:margin-top="10pt"/>
    </style:style>
    <style:style style:family="text" style:name="T160">
      <style:text-properties fo:font-variant="normal" fo:color="#000000" style:text-line-through-type="none" fo:font-family="Andale Mono" style:font-family-asian="Andale Mono" style:font-family-complex="Andale Mono" fo:font-size="25pt" style:font-size-asian="25pt" style:font-size-complex="25pt" fo:letter-spacing="0pt" fo:language="en" fo:country="US" fo:font-style="normal" style:text-underline-type="none" fo:font-weight="normal"/>
    </style:style>
    <style:style style:family="paragraph" style:name="P96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4.5pt" fo:text-indent="0pt" fo:margin-top="10pt"/>
    </style:style>
    <style:style style:family="text" style:name="T161">
      <style:text-properties fo:font-variant="normal" fo:color="#000000" style:text-line-through-type="none" fo:font-family="Andale Mono" style:font-family-asian="Andale Mono" style:font-family-complex="Andale Mono" fo:font-size="25pt" style:font-size-asian="25pt" style:font-size-complex="25pt" fo:letter-spacing="0pt" fo:language="en" fo:country="US" fo:font-style="normal" style:text-underline-type="none" fo:font-weight="normal"/>
    </style:style>
    <style:style style:family="paragraph" style:name="P97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4.5pt" fo:text-indent="0pt" fo:margin-top="10pt"/>
    </style:style>
    <style:style style:family="text" style:name="T162">
      <style:text-properties fo:font-variant="normal" fo:color="#000000" style:text-line-through-type="none" fo:font-family="Andale Mono" style:font-family-asian="Andale Mono" style:font-family-complex="Andale Mono" fo:font-size="25pt" style:font-size-asian="25pt" style:font-size-complex="25pt" fo:letter-spacing="0pt" fo:language="en" fo:country="US" fo:font-style="normal" style:text-underline-type="none" fo:font-weight="normal"/>
    </style:style>
    <style:style style:family="paragraph" style:name="P98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4.5pt" fo:text-indent="0pt" fo:margin-top="10pt"/>
    </style:style>
    <style:style style:family="text" style:name="T163">
      <style:text-properties fo:font-variant="normal" fo:color="#000000" style:text-line-through-type="none" fo:font-family="Andale Mono" style:font-family-asian="Andale Mono" style:font-family-complex="Andale Mono" fo:font-size="25pt" style:font-size-asian="25pt" style:font-size-complex="25pt" fo:letter-spacing="0pt" fo:language="en" fo:country="US" fo:font-style="normal" style:text-underline-type="none" fo:font-weight="normal"/>
    </style:style>
    <style:style style:family="paragraph" style:name="P99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18pt" fo:text-indent="-18pt" fo:margin-top="10pt"/>
    </style:style>
    <style:style style:family="drawing-page" style:name="dp22">
      <style:drawing-page-properties presentation:transition-speed="medium"/>
    </style:style>
    <style:style style:family="presentation" style:name="pr37">
      <style:graphic-properties draw:fill="none" draw:textarea-vertical-align="bottom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100">
      <style:text-properties fo:color="#000000" fo:font-family="Arial" style:font-family-asian="Arial" style:font-family-complex="Arial" fo:font-size="60pt" style:font-size-asian="60pt" style:font-size-complex="60pt"/>
      <style:paragraph-properties fo:line-height="90%" fo:text-align="left" fo:margin-top="0pt"/>
    </style:style>
    <style:style style:family="text" style:name="T164">
      <style:text-properties/>
    </style:style>
    <style:style style:family="presentation" style:name="pr38">
      <style:graphic-properties draw:fill="none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101">
      <style:text-properties fo:color="#3F3F3F" fo:font-family="Arial" style:font-family-asian="Arial" style:font-family-complex="Arial" fo:font-size="24pt" style:font-size-asian="24pt" style:font-size-complex="24pt"/>
      <style:paragraph-properties fo:line-height="90%" fo:text-align="left" fo:margin-left="0pt" fo:text-indent="0pt" fo:margin-top="10pt"/>
    </style:style>
    <style:style style:family="text" style:name="T165">
      <style:text-properties fo:font-variant="normal" fo:color="#3F3F3F" style:text-line-through-type="none" fo:font-family="Arial" style:font-family-asian="Arial" style:font-family-complex="Arial" fo:font-size="24pt" style:font-size-asian="24pt" style:font-size-complex="24pt" fo:letter-spacing="0pt" fo:language="en" fo:country="US" fo:font-style="normal" style:text-underline-type="none" fo:font-weight="normal"/>
    </style:style>
    <style:style style:family="drawing-page" style:name="dp23">
      <style:drawing-page-properties presentation:transition-speed="medium"/>
    </style:style>
    <style:style style:family="presentation" style:name="pr39">
      <style:graphic-properties draw:fill="none" draw:textarea-vertical-align="middle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102">
      <style:text-properties fo:color="#000000" fo:font-family="Arial" style:font-family-asian="Arial" style:font-family-complex="Arial" fo:font-size="44pt" style:font-size-asian="44pt" style:font-size-complex="44pt"/>
      <style:paragraph-properties fo:line-height="90%" fo:text-align="left" fo:margin-top="0pt"/>
    </style:style>
    <style:style style:family="text" style:name="T166">
      <style:text-properties/>
    </style:style>
    <style:style style:family="presentation" style:name="pr40">
      <style:graphic-properties draw:fill="none" draw:textarea-vertical-align="top" draw:auto-grow-height="false" draw:auto-grow-width="false" draw:stroke="none" fo:wrap-option="wrap" style:wrap="run-through" fo:padding-top="3.6pt" fo:padding-bottom="3.6pt" fo:padding-left="7.2pt" fo:padding-right="7.2pt" fo:background-color="transparent"/>
    </style:style>
    <style:style style:family="paragraph" style:name="P103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18pt" fo:text-indent="-18pt" fo:margin-top="10pt"/>
    </style:style>
    <style:style style:family="text" style:name="T167">
      <style:text-properties/>
    </style:style>
    <style:style style:family="paragraph" style:name="P104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0pt" fo:text-indent="0pt" fo:margin-top="10pt"/>
    </style:style>
    <style:style style:family="paragraph" style:name="P105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0pt" fo:text-indent="0pt" fo:margin-top="10pt"/>
    </style:style>
    <style:style style:family="text" style:name="T168">
      <style:text-properties fo:font-variant="normal" fo:color="#000000" style:text-line-through-type="none" fo:font-family="Andale Mono" style:font-family-asian="Andale Mono" style:font-family-complex="Andale Mono" fo:font-size="28pt" style:font-size-asian="28pt" style:font-size-complex="28pt" fo:letter-spacing="0pt" fo:language="en" fo:country="US" fo:font-style="normal" style:text-underline-type="none" fo:font-weight="normal"/>
    </style:style>
    <style:style style:family="paragraph" style:name="P106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0pt" fo:text-indent="0pt" fo:margin-top="10pt"/>
    </style:style>
    <style:style style:family="text" style:name="T169">
      <style:text-properties fo:font-variant="normal" fo:color="#000000" style:text-line-through-type="none" fo:font-family="Andale Mono" style:font-family-asian="Andale Mono" style:font-family-complex="Andale Mono" fo:font-size="28pt" style:font-size-asian="28pt" style:font-size-complex="28pt" fo:letter-spacing="0pt" fo:language="en" fo:country="US" fo:font-style="normal" style:text-underline-type="none" fo:font-weight="normal"/>
    </style:style>
    <style:style style:family="paragraph" style:name="P107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4.5pt" fo:text-indent="0pt" fo:margin-top="10pt"/>
    </style:style>
    <style:style style:family="text" style:name="T170">
      <style:text-properties fo:font-variant="normal" fo:color="#000000" style:text-line-through-type="none" fo:font-family="Andale Mono" style:font-family-asian="Andale Mono" style:font-family-complex="Andale Mono" fo:font-size="28pt" style:font-size-asian="28pt" style:font-size-complex="28pt" fo:letter-spacing="0pt" fo:language="en" fo:country="US" fo:font-style="normal" style:text-underline-type="none" fo:font-weight="normal"/>
    </style:style>
    <style:style style:family="paragraph" style:name="P108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4.5pt" fo:text-indent="0pt" fo:margin-top="10pt"/>
    </style:style>
    <style:style style:family="text" style:name="T171">
      <style:text-properties fo:font-variant="normal" fo:color="#000000" style:text-line-through-type="none" fo:font-family="Andale Mono" style:font-family-asian="Andale Mono" style:font-family-complex="Andale Mono" fo:font-size="28pt" style:font-size-asian="28pt" style:font-size-complex="28pt" fo:letter-spacing="0pt" fo:language="en" fo:country="US" fo:font-style="normal" style:text-underline-type="none" fo:font-weight="normal"/>
    </style:style>
    <style:style style:family="paragraph" style:name="P109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0pt" fo:text-indent="0pt" fo:margin-top="10pt"/>
    </style:style>
    <style:style style:family="text" style:name="T172">
      <style:text-properties fo:font-variant="normal" fo:color="#000000" style:text-line-through-type="none" fo:font-family="Andale Mono" style:font-family-asian="Andale Mono" style:font-family-complex="Andale Mono" fo:font-size="28pt" style:font-size-asian="28pt" style:font-size-complex="28pt" fo:letter-spacing="0pt" fo:language="en" fo:country="US" fo:font-style="normal" style:text-underline-type="none" fo:font-weight="normal"/>
    </style:style>
    <style:style style:family="paragraph" style:name="P110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0pt" fo:text-indent="0pt" fo:margin-top="10pt"/>
    </style:style>
    <style:style style:family="drawing-page" style:name="dp24">
      <style:drawing-page-properties/>
    </style:style>
    <style:style style:family="presentation" style:name="pr41">
      <style:graphic-properties draw:fill="none" draw:textarea-vertical-align="middle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111">
      <style:text-properties fo:color="#000000" fo:font-family="Arial" style:font-family-asian="Arial" style:font-family-complex="Arial" fo:font-size="44pt" style:font-size-asian="44pt" style:font-size-complex="44pt"/>
      <style:paragraph-properties fo:line-height="90%" fo:text-align="left" fo:margin-top="0pt"/>
    </style:style>
    <style:style style:family="text" style:name="T173">
      <style:text-properties/>
    </style:style>
    <style:style style:family="presentation" style:name="pr42">
      <style:graphic-properties draw:fill="none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112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18pt" fo:text-indent="-18pt" fo:margin-top="10pt"/>
    </style:style>
    <style:style style:family="text" style:name="T174">
      <style:text-properties fo:font-variant="normal" fo:color="#000000" style:text-line-through-type="none" fo:font-family="Arial" style:font-family-asian="Arial" style:font-family-complex="Arial" fo:font-size="28pt" style:font-size-asian="28pt" style:font-size-complex="28pt" fo:letter-spacing="0pt" fo:language="en" fo:country="CA" fo:font-style="normal" style:text-underline-type="none" fo:font-weight="normal"/>
    </style:style>
    <style:style style:family="text" style:name="T175">
      <style:text-properties fo:font-variant="normal" fo:color="#000000" style:text-line-through-type="none" fo:font-family="DejaVu Sans Mono" style:font-family-asian="DejaVu Sans Mono" style:font-family-complex="DejaVu Sans Mono" fo:font-size="28pt" style:font-size-asian="28pt" style:font-size-complex="28pt" fo:letter-spacing="0pt" fo:language="en" fo:country="CA" fo:font-style="normal" style:text-underline-type="none" fo:font-weight="normal"/>
    </style:style>
    <style:style style:family="text" style:name="T176">
      <style:text-properties fo:font-variant="normal" fo:color="#000000" style:text-line-through-type="none" fo:font-family="Arial" style:font-family-asian="Arial" style:font-family-complex="Arial" fo:font-size="28pt" style:font-size-asian="28pt" style:font-size-complex="28pt" fo:letter-spacing="0pt" fo:language="en" fo:country="CA" fo:font-style="normal" style:text-underline-type="none" fo:font-weight="normal"/>
    </style:style>
    <style:style style:family="text" style:name="T177">
      <style:text-properties fo:font-variant="normal" fo:color="#000000" style:text-line-through-type="none" fo:font-family="DejaVu Sans Mono" style:font-family-asian="DejaVu Sans Mono" style:font-family-complex="DejaVu Sans Mono" fo:font-size="28pt" style:font-size-asian="28pt" style:font-size-complex="28pt" fo:letter-spacing="0pt" fo:language="en" fo:country="CA" fo:font-style="normal" style:text-underline-type="none" fo:font-weight="normal"/>
    </style:style>
    <style:style style:family="text" style:name="T178">
      <style:text-properties fo:font-variant="normal" fo:color="#000000" style:text-line-through-type="none" fo:font-family="Arial" style:font-family-asian="Arial" style:font-family-complex="Arial" fo:font-size="28pt" style:font-size-asian="28pt" style:font-size-complex="28pt" fo:letter-spacing="0pt" fo:language="en" fo:country="CA" fo:font-style="normal" style:text-underline-type="none" fo:font-weight="normal"/>
    </style:style>
    <style:style style:family="text" style:name="T179">
      <style:text-properties fo:font-variant="normal" fo:color="#000000" style:text-line-through-type="none" fo:font-family="DejaVu Sans Mono" style:font-family-asian="DejaVu Sans Mono" style:font-family-complex="DejaVu Sans Mono" fo:font-size="28pt" style:font-size-asian="28pt" style:font-size-complex="28pt" fo:letter-spacing="0pt" fo:language="en" fo:country="CA" fo:font-style="normal" style:text-underline-type="none" fo:font-weight="normal"/>
    </style:style>
    <style:style style:family="paragraph" style:name="P113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18pt" fo:text-indent="-18pt" fo:margin-top="10pt"/>
    </style:style>
    <style:style style:family="text" style:name="T180">
      <style:text-properties fo:font-variant="normal" fo:color="#000000" style:text-line-through-type="none" fo:font-family="Arial" style:font-family-asian="Arial" style:font-family-complex="Arial" fo:font-size="28pt" style:font-size-asian="28pt" style:font-size-complex="28pt" fo:letter-spacing="0pt" fo:language="en" fo:country="CA" fo:font-style="normal" style:text-underline-type="none" fo:font-weight="normal"/>
    </style:style>
    <style:style style:family="text" style:name="T181">
      <style:text-properties fo:font-variant="normal" fo:color="#000000" style:text-line-through-type="none" fo:font-family="Arial" style:font-family-asian="Arial" style:font-family-complex="Arial" fo:font-size="28pt" style:font-size-asian="28pt" style:font-size-complex="28pt" fo:letter-spacing="0pt" fo:language="en" fo:country="CA" fo:font-style="normal" style:text-underline-type="none" fo:font-weight="bold"/>
    </style:style>
    <style:style style:family="text" style:name="T182">
      <style:text-properties fo:font-variant="normal" fo:color="#000000" style:text-line-through-type="none" fo:font-family="Arial" style:font-family-asian="Arial" style:font-family-complex="Arial" fo:font-size="28pt" style:font-size-asian="28pt" style:font-size-complex="28pt" fo:letter-spacing="0pt" fo:language="en" fo:country="CA" fo:font-style="normal" style:text-underline-type="none" fo:font-weight="normal"/>
    </style:style>
    <style:style style:family="paragraph" style:name="P114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0pt" fo:text-indent="0pt" fo:margin-top="10pt"/>
    </style:style>
    <style:style style:family="text" style:name="T183">
      <style:text-properties fo:font-variant="normal" fo:color="#000000" style:text-line-through-type="none" fo:font-family="DejaVu Sans Mono" style:font-family-asian="DejaVu Sans Mono" style:font-family-complex="DejaVu Sans Mono" fo:font-size="28pt" style:font-size-asian="28pt" style:font-size-complex="28pt" fo:letter-spacing="0pt" fo:language="en" fo:country="CA" fo:font-style="normal" style:text-underline-type="none" fo:font-weight="normal"/>
    </style:style>
    <style:style style:family="text" style:name="T184">
      <style:text-properties fo:font-variant="normal" fo:color="#000000" style:text-line-through-type="none" fo:font-family="Andale Mono" style:font-family-asian="Andale Mono" style:font-family-complex="Andale Mono" fo:font-size="28pt" style:font-size-asian="28pt" style:font-size-complex="28pt" fo:letter-spacing="0pt" fo:language="en" fo:country="CA" fo:font-style="normal" style:text-underline-type="none" fo:font-weight="normal"/>
    </style:style>
    <style:style style:family="paragraph" style:name="P115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18pt" fo:text-indent="-18pt" fo:margin-top="10pt"/>
    </style:style>
    <style:style style:family="text" style:name="T185">
      <style:text-properties fo:font-variant="normal" fo:color="#000000" style:text-line-through-type="none" fo:font-family="Arial" style:font-family-asian="Arial" style:font-family-complex="Arial" fo:font-size="28pt" style:font-size-asian="28pt" style:font-size-complex="28pt" fo:letter-spacing="0pt" fo:language="en" fo:country="CA" fo:font-style="normal" style:text-underline-type="none" fo:font-weight="normal"/>
    </style:style>
    <style:style style:family="text" style:name="T186">
      <style:text-properties fo:font-variant="normal" fo:color="#000000" style:text-line-through-type="none" fo:font-family="Andale Mono" style:font-family-asian="Andale Mono" style:font-family-complex="Andale Mono" fo:font-size="28pt" style:font-size-asian="28pt" style:font-size-complex="28pt" fo:letter-spacing="0pt" fo:language="en" fo:country="CA" fo:font-style="normal" style:text-underline-type="none" fo:font-weight="normal"/>
    </style:style>
    <style:style style:family="text" style:name="T187">
      <style:text-properties fo:font-variant="normal" fo:color="#000000" style:text-line-through-type="none" fo:font-family="Arial" style:font-family-asian="Arial" style:font-family-complex="Arial" fo:font-size="28pt" style:font-size-asian="28pt" style:font-size-complex="28pt" fo:letter-spacing="0pt" fo:language="en" fo:country="CA" fo:font-style="normal" style:text-underline-type="none" fo:font-weight="normal"/>
    </style:style>
    <style:style style:family="text" style:name="T188">
      <style:text-properties fo:font-variant="normal" fo:color="#000000" style:text-line-through-type="none" fo:font-family="Arial" style:font-family-asian="Arial" style:font-family-complex="Arial" fo:font-size="28pt" style:font-size-asian="28pt" style:font-size-complex="28pt" fo:letter-spacing="0pt" fo:language="en" fo:country="CA" fo:font-style="normal" style:text-underline-type="none" fo:font-weight="normal"/>
    </style:style>
    <style:style style:family="paragraph" style:name="P116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18pt" fo:text-indent="-18pt" fo:margin-top="10pt"/>
    </style:style>
    <style:style style:family="text" style:name="T189">
      <style:text-properties fo:font-variant="normal" fo:color="#000000" style:text-line-through-type="none" fo:font-family="Arial" style:font-family-asian="Arial" style:font-family-complex="Arial" fo:font-size="28pt" style:font-size-asian="28pt" style:font-size-complex="28pt" fo:letter-spacing="0pt" fo:language="en" fo:country="CA" fo:font-style="normal" style:text-underline-type="none" fo:font-weight="normal"/>
    </style:style>
    <style:style style:family="text" style:name="T190">
      <style:text-properties fo:font-variant="normal" fo:color="#000000" style:text-line-through-type="none" fo:font-family="Arial" style:font-family-asian="Arial" style:font-family-complex="Arial" fo:font-size="28pt" style:font-size-asian="28pt" style:font-size-complex="28pt" fo:letter-spacing="0pt" fo:language="en" fo:country="CA" fo:font-style="normal" style:text-underline-type="none" fo:font-weight="bold"/>
    </style:style>
    <style:style style:family="text" style:name="T191">
      <style:text-properties fo:font-variant="normal" fo:color="#000000" style:text-line-through-type="none" fo:font-family="Arial" style:font-family-asian="Arial" style:font-family-complex="Arial" fo:font-size="28pt" style:font-size-asian="28pt" style:font-size-complex="28pt" fo:letter-spacing="0pt" fo:language="en" fo:country="CA" fo:font-style="normal" style:text-underline-type="none" fo:font-weight="normal"/>
    </style:style>
    <style:style style:family="drawing-page" style:name="dp25">
      <style:drawing-page-properties/>
    </style:style>
    <style:style style:family="presentation" style:name="pr43">
      <style:graphic-properties draw:fill="none" draw:textarea-vertical-align="bottom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117">
      <style:text-properties fo:color="#000000" fo:font-family="Arial" style:font-family-asian="Arial" style:font-family-complex="Arial" fo:font-size="60pt" style:font-size-asian="60pt" style:font-size-complex="60pt"/>
      <style:paragraph-properties fo:line-height="90%" fo:text-align="left" fo:margin-top="0pt"/>
    </style:style>
    <style:style style:family="text" style:name="T192">
      <style:text-properties/>
    </style:style>
    <style:style style:family="presentation" style:name="pr44">
      <style:graphic-properties draw:fill="none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118">
      <style:text-properties fo:color="#3F3F3F" fo:font-family="Arial" style:font-family-asian="Arial" style:font-family-complex="Arial" fo:font-size="24pt" style:font-size-asian="24pt" style:font-size-complex="24pt"/>
      <style:paragraph-properties fo:line-height="90%" fo:text-align="left" fo:margin-left="0pt" fo:text-indent="0pt" fo:margin-top="10pt"/>
    </style:style>
    <style:style style:family="text" style:name="T193">
      <style:text-properties fo:font-variant="normal" fo:color="#3F3F3F" style:text-line-through-type="none" fo:font-family="Arial" style:font-family-asian="Arial" style:font-family-complex="Arial" fo:font-size="24pt" style:font-size-asian="24pt" style:font-size-complex="24pt" fo:letter-spacing="0pt" fo:language="en" fo:country="US" fo:font-style="normal" style:text-underline-type="none" fo:font-weight="normal"/>
    </style:style>
    <style:style style:family="drawing-page" style:name="dp26">
      <style:drawing-page-properties/>
    </style:style>
    <style:style style:family="presentation" style:name="pr45">
      <style:graphic-properties draw:fill="none" draw:textarea-vertical-align="middle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119">
      <style:text-properties fo:color="#000000" fo:font-family="Arial" style:font-family-asian="Arial" style:font-family-complex="Arial" fo:font-size="44pt" style:font-size-asian="44pt" style:font-size-complex="44pt"/>
      <style:paragraph-properties fo:line-height="90%" fo:text-align="left" fo:margin-top="0pt"/>
    </style:style>
    <style:style style:family="text" style:name="T194">
      <style:text-properties/>
    </style:style>
    <style:style style:family="presentation" style:name="pr46">
      <style:graphic-properties draw:fill="none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120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18pt" fo:text-indent="-18pt" fo:margin-top="10pt"/>
    </style:style>
    <style:style style:family="text" style:name="T195">
      <style:text-properties fo:font-variant="normal" fo:color="#000000" style:text-line-through-type="none" fo:font-family="Arial" style:font-family-asian="Arial" style:font-family-complex="Arial" fo:font-size="28pt" style:font-size-asian="28pt" style:font-size-complex="28pt" fo:letter-spacing="0pt" fo:language="en" fo:country="CA" fo:font-style="normal" style:text-underline-type="none" fo:font-weight="normal"/>
    </style:style>
    <style:style style:family="paragraph" style:name="P121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18pt" fo:text-indent="-18pt" fo:margin-top="10pt"/>
    </style:style>
    <style:style style:family="text" style:name="T196">
      <style:text-properties fo:font-variant="normal" fo:color="#000000" style:text-line-through-type="none" fo:font-family="Arial" style:font-family-asian="Arial" style:font-family-complex="Arial" fo:font-size="28pt" style:font-size-asian="28pt" style:font-size-complex="28pt" fo:letter-spacing="0pt" fo:language="en" fo:country="CA" fo:font-style="normal" style:text-underline-type="none" fo:font-weight="normal"/>
    </style:style>
    <style:style style:family="paragraph" style:name="P122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18pt" fo:text-indent="-18pt" fo:margin-top="10pt"/>
    </style:style>
    <style:style style:family="text" style:name="T197">
      <style:text-properties fo:font-variant="normal" fo:color="#000000" style:text-line-through-type="none" fo:font-family="Arial" style:font-family-asian="Arial" style:font-family-complex="Arial" fo:font-size="28pt" style:font-size-asian="28pt" style:font-size-complex="28pt" fo:letter-spacing="0pt" fo:language="en" fo:country="CA" fo:font-style="normal" style:text-underline-type="none" fo:font-weight="normal"/>
    </style:style>
    <style:style style:family="paragraph" style:name="P123">
      <style:text-properties fo:color="#000000" fo:font-family="Arial" style:font-family-asian="Arial" style:font-family-complex="Arial" fo:font-size="24pt" style:font-size-asian="24pt" style:font-size-complex="24pt"/>
      <style:paragraph-properties fo:line-height="90%" fo:text-align="left" fo:margin-left="31.5pt" fo:text-indent="0pt" fo:margin-top="5pt"/>
    </style:style>
    <style:style style:family="paragraph" style:name="P124">
      <style:text-properties fo:color="#000000" fo:font-family="Arial" style:font-family-asian="Arial" style:font-family-complex="Arial" fo:font-size="24pt" style:font-size-asian="24pt" style:font-size-complex="24pt"/>
      <style:paragraph-properties fo:line-height="90%" fo:text-align="left" fo:margin-left="31.5pt" fo:text-indent="0pt" fo:margin-top="5pt"/>
    </style:style>
    <style:style style:family="text" style:name="T198">
      <style:text-properties fo:font-variant="normal" fo:color="#000000" style:text-line-through-type="none" fo:font-family="DejaVu Sans Mono" style:font-family-asian="DejaVu Sans Mono" style:font-family-complex="DejaVu Sans Mono" fo:font-size="28pt" style:font-size-asian="28pt" style:font-size-complex="28pt" fo:letter-spacing="0pt" fo:language="en" fo:country="CA" fo:font-style="normal" style:text-underline-type="none" fo:font-weight="normal"/>
    </style:style>
    <style:style style:family="text" style:name="T199">
      <style:text-properties fo:font-variant="normal" fo:color="#000000" style:text-line-through-type="none" fo:font-family="DejaVu Sans Mono" style:font-family-asian="DejaVu Sans Mono" style:font-family-complex="DejaVu Sans Mono" fo:font-size="28pt" style:font-size-asian="28pt" style:font-size-complex="28pt" fo:letter-spacing="0pt" fo:language="en" fo:country="US" fo:font-style="normal" style:text-underline-type="none" fo:font-weight="normal"/>
    </style:style>
    <style:style style:family="paragraph" style:name="P125">
      <style:text-properties fo:color="#000000" fo:font-family="Arial" style:font-family-asian="Arial" style:font-family-complex="Arial" fo:font-size="20pt" style:font-size-asian="20pt" style:font-size-complex="20pt"/>
      <style:paragraph-properties fo:line-height="90%" fo:text-align="left" fo:margin-left="67.5pt" fo:text-indent="0pt" fo:margin-top="5pt"/>
    </style:style>
    <style:style style:family="text" style:name="T200">
      <style:text-properties fo:font-variant="normal" fo:color="#000000" style:text-line-through-type="none" fo:font-family="DejaVu Sans Mono" style:font-family-asian="DejaVu Sans Mono" style:font-family-complex="DejaVu Sans Mono" fo:font-size="28pt" style:font-size-asian="28pt" style:font-size-complex="28pt" fo:letter-spacing="0pt" fo:language="en" fo:country="US" fo:font-style="normal" style:text-underline-type="none" fo:font-weight="normal"/>
    </style:style>
    <style:style style:family="paragraph" style:name="P126">
      <style:text-properties fo:color="#000000" fo:font-family="Arial" style:font-family-asian="Arial" style:font-family-complex="Arial" fo:font-size="20pt" style:font-size-asian="20pt" style:font-size-complex="20pt"/>
      <style:paragraph-properties fo:line-height="90%" fo:text-align="left" fo:margin-left="67.5pt" fo:text-indent="0pt" fo:margin-top="5pt"/>
    </style:style>
    <style:style style:family="text" style:name="T201">
      <style:text-properties fo:font-variant="normal" fo:color="#000000" style:text-line-through-type="none" fo:font-family="DejaVu Sans Mono" style:font-family-asian="DejaVu Sans Mono" style:font-family-complex="DejaVu Sans Mono" fo:font-size="28pt" style:font-size-asian="28pt" style:font-size-complex="28pt" fo:letter-spacing="0pt" fo:language="en" fo:country="US" fo:font-style="normal" style:text-underline-type="none" fo:font-weight="normal"/>
    </style:style>
    <style:style style:family="paragraph" style:name="P127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18pt" fo:text-indent="-18pt" fo:margin-top="10pt"/>
    </style:style>
    <style:style style:family="text" style:name="T202">
      <style:text-properties fo:font-variant="normal" fo:color="#000000" style:text-line-through-type="none" fo:font-family="Arial" style:font-family-asian="Arial" style:font-family-complex="Arial" fo:font-size="28pt" style:font-size-asian="28pt" style:font-size-complex="28pt" fo:letter-spacing="0pt" fo:language="en" fo:country="CA" fo:font-style="normal" style:text-underline-type="none" fo:font-weight="normal"/>
    </style:style>
    <style:style style:family="drawing-page" style:name="dp27">
      <style:drawing-page-properties/>
    </style:style>
    <style:style style:family="presentation" style:name="pr47">
      <style:graphic-properties draw:fill="none" draw:textarea-vertical-align="bottom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128">
      <style:text-properties fo:color="#000000" fo:font-family="Arial" style:font-family-asian="Arial" style:font-family-complex="Arial" fo:font-size="60pt" style:font-size-asian="60pt" style:font-size-complex="60pt"/>
      <style:paragraph-properties fo:line-height="90%" fo:text-align="left" fo:margin-top="0pt"/>
    </style:style>
    <style:style style:family="text" style:name="T203">
      <style:text-properties/>
    </style:style>
    <style:style style:family="presentation" style:name="pr48">
      <style:graphic-properties draw:fill="none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129">
      <style:text-properties fo:color="#3F3F3F" fo:font-family="Arial" style:font-family-asian="Arial" style:font-family-complex="Arial" fo:font-size="24pt" style:font-size-asian="24pt" style:font-size-complex="24pt"/>
      <style:paragraph-properties fo:line-height="90%" fo:text-align="left" fo:margin-left="0pt" fo:text-indent="0pt" fo:margin-top="10pt"/>
    </style:style>
    <style:style style:family="text" style:name="T204">
      <style:text-properties fo:font-variant="normal" fo:color="#3F3F3F" style:text-line-through-type="none" fo:font-family="Arial" style:font-family-asian="Arial" style:font-family-complex="Arial" fo:font-size="24pt" style:font-size-asian="24pt" style:font-size-complex="24pt" fo:letter-spacing="0pt" fo:language="en" fo:country="US" fo:font-style="normal" style:text-underline-type="none" fo:font-weight="normal"/>
    </style:style>
    <style:style style:family="drawing-page" style:name="dp28">
      <style:drawing-page-properties/>
    </style:style>
    <style:style style:family="presentation" style:name="pr49">
      <style:graphic-properties draw:fill="none" draw:textarea-vertical-align="middle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130">
      <style:text-properties fo:color="#000000" fo:font-family="Arial" style:font-family-asian="Arial" style:font-family-complex="Arial" fo:font-size="44pt" style:font-size-asian="44pt" style:font-size-complex="44pt"/>
      <style:paragraph-properties fo:line-height="90%" fo:text-align="left" fo:margin-top="0pt"/>
    </style:style>
    <style:style style:family="text" style:name="T205">
      <style:text-properties/>
    </style:style>
    <style:style style:family="text" style:name="T206">
      <style:text-properties fo:font-family="Andale Mono" style:font-family-asian="Andale Mono" style:font-family-complex="Andale Mono"/>
    </style:style>
    <style:style style:family="presentation" style:name="pr50">
      <style:graphic-properties draw:fill="none" draw:textarea-vertical-align="top" draw:auto-grow-height="false" draw:auto-grow-width="false" draw:stroke="none" fo:wrap-option="wrap" style:wrap="run-through" fo:padding-top="3.6pt" fo:padding-bottom="3.6pt" fo:padding-left="7.2pt" fo:padding-right="7.2pt" fo:background-color="transparent"/>
    </style:style>
    <style:style style:family="paragraph" style:name="P131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18pt" fo:text-indent="-18pt" fo:margin-top="10pt"/>
    </style:style>
    <style:style style:family="text" style:name="T207">
      <style:text-properties/>
    </style:style>
    <style:style style:family="paragraph" style:name="P132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18pt" fo:text-indent="-18pt" fo:margin-top="10pt"/>
    </style:style>
    <style:style style:family="text" style:name="T208">
      <style:text-properties fo:font-variant="normal" fo:color="#000000" style:text-line-through-type="none" fo:font-family="Arial" style:font-family-asian="Arial" style:font-family-complex="Arial" fo:font-size="28pt" style:font-size-asian="28pt" style:font-size-complex="28pt" fo:letter-spacing="0pt" fo:language="en" fo:country="CA" fo:font-style="normal" style:text-underline-type="none" fo:font-weight="normal"/>
    </style:style>
    <style:style style:family="paragraph" style:name="P133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18pt" fo:text-indent="-18pt" fo:margin-top="10pt"/>
    </style:style>
    <style:style style:family="text" style:name="T209">
      <style:text-properties fo:font-variant="normal" fo:color="#000000" style:text-line-through-type="none" fo:font-family="DejaVu Sans Mono" style:font-family-asian="DejaVu Sans Mono" style:font-family-complex="DejaVu Sans Mono" fo:font-size="28pt" style:font-size-asian="28pt" style:font-size-complex="28pt" fo:letter-spacing="0pt" fo:language="en" fo:country="CA" fo:font-style="normal" style:text-underline-type="none" fo:font-weight="normal"/>
    </style:style>
    <style:style style:family="text" style:name="T210">
      <style:text-properties fo:font-variant="normal" fo:color="#000000" style:text-line-through-type="none" fo:font-family="Arial" style:font-family-asian="Arial" style:font-family-complex="Arial" fo:font-size="28pt" style:font-size-asian="28pt" style:font-size-complex="28pt" fo:letter-spacing="0pt" fo:language="en" fo:country="CA" fo:font-style="normal" style:text-underline-type="none" fo:font-weight="normal"/>
    </style:style>
    <style:style style:family="paragraph" style:name="P134">
      <style:text-properties fo:color="#000000" fo:font-family="Arial" style:font-family-asian="Arial" style:font-family-complex="Arial" fo:font-size="24pt" style:font-size-asian="24pt" style:font-size-complex="24pt"/>
      <style:paragraph-properties fo:line-height="90%" fo:text-align="left" fo:margin-left="31.5pt" fo:text-indent="0pt" fo:margin-top="5pt"/>
    </style:style>
    <style:style style:family="text" style:name="T211">
      <style:text-properties fo:font-variant="normal" fo:color="#000000" style:text-line-through-type="none" fo:font-family="DejaVu Sans Mono" style:font-family-asian="DejaVu Sans Mono" style:font-family-complex="DejaVu Sans Mono" fo:font-size="28pt" style:font-size-asian="28pt" style:font-size-complex="28pt" fo:letter-spacing="0pt" fo:language="en" fo:country="US" fo:font-style="normal" style:text-underline-type="none" fo:font-weight="normal"/>
    </style:style>
    <style:style style:family="paragraph" style:name="P135">
      <style:text-properties fo:color="#000000" fo:font-family="Arial" style:font-family-asian="Arial" style:font-family-complex="Arial" fo:font-size="20pt" style:font-size-asian="20pt" style:font-size-complex="20pt"/>
      <style:paragraph-properties fo:line-height="90%" fo:text-align="left" fo:margin-left="67.5pt" fo:text-indent="0pt" fo:margin-top="5pt"/>
    </style:style>
    <style:style style:family="text" style:name="T212">
      <style:text-properties fo:font-variant="normal" fo:color="#000000" style:text-line-through-type="none" fo:font-family="DejaVu Sans Mono" style:font-family-asian="DejaVu Sans Mono" style:font-family-complex="DejaVu Sans Mono" fo:font-size="28pt" style:font-size-asian="28pt" style:font-size-complex="28pt" fo:letter-spacing="0pt" fo:language="en" fo:country="US" fo:font-style="normal" style:text-underline-type="none" fo:font-weight="normal"/>
    </style:style>
    <style:style style:family="paragraph" style:name="P136">
      <style:text-properties fo:color="#000000" fo:font-family="Arial" style:font-family-asian="Arial" style:font-family-complex="Arial" fo:font-size="18pt" style:font-size-asian="18pt" style:font-size-complex="18pt"/>
      <style:paragraph-properties fo:line-height="90%" fo:text-align="left" fo:margin-left="103.5pt" fo:text-indent="0pt" fo:margin-top="5pt"/>
    </style:style>
    <style:style style:family="text" style:name="T213">
      <style:text-properties fo:font-variant="normal" fo:color="#000000" style:text-line-through-type="none" fo:font-family="DejaVu Sans Mono" style:font-family-asian="DejaVu Sans Mono" style:font-family-complex="DejaVu Sans Mono" fo:font-size="28pt" style:font-size-asian="28pt" style:font-size-complex="28pt" fo:letter-spacing="0pt" fo:language="en" fo:country="US" fo:font-style="normal" style:text-underline-type="none" fo:font-weight="normal"/>
    </style:style>
    <style:style style:family="drawing-page" style:name="dp29">
      <style:drawing-page-properties/>
    </style:style>
    <style:style style:family="presentation" style:name="pr51">
      <style:graphic-properties draw:fill="none" draw:textarea-vertical-align="bottom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137">
      <style:text-properties fo:color="#000000" fo:font-family="Arial" style:font-family-asian="Arial" style:font-family-complex="Arial" fo:font-size="60pt" style:font-size-asian="60pt" style:font-size-complex="60pt"/>
      <style:paragraph-properties fo:line-height="90%" fo:text-align="left" fo:margin-top="0pt"/>
    </style:style>
    <style:style style:family="text" style:name="T214">
      <style:text-properties/>
    </style:style>
    <style:style style:family="presentation" style:name="pr52">
      <style:graphic-properties draw:fill="none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138">
      <style:text-properties fo:color="#3F3F3F" fo:font-family="Arial" style:font-family-asian="Arial" style:font-family-complex="Arial" fo:font-size="24pt" style:font-size-asian="24pt" style:font-size-complex="24pt"/>
      <style:paragraph-properties fo:line-height="90%" fo:text-align="left" fo:margin-left="0pt" fo:text-indent="0pt" fo:margin-top="10pt"/>
    </style:style>
    <style:style style:family="text" style:name="T215">
      <style:text-properties fo:font-variant="normal" fo:color="#3F3F3F" style:text-line-through-type="none" fo:font-family="Arial" style:font-family-asian="Arial" style:font-family-complex="Arial" fo:font-size="24pt" style:font-size-asian="24pt" style:font-size-complex="24pt" fo:letter-spacing="0pt" fo:language="en" fo:country="US" fo:font-style="normal" style:text-underline-type="none" fo:font-weight="normal"/>
    </style:style>
    <style:style style:family="drawing-page" style:name="dp30">
      <style:drawing-page-properties/>
    </style:style>
    <style:style style:family="presentation" style:name="pr53">
      <style:graphic-properties draw:fill="none" draw:textarea-vertical-align="middle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139">
      <style:text-properties fo:color="#000000" fo:font-family="Arial" style:font-family-asian="Arial" style:font-family-complex="Arial" fo:font-size="44pt" style:font-size-asian="44pt" style:font-size-complex="44pt"/>
      <style:paragraph-properties fo:line-height="90%" fo:text-align="left" fo:margin-top="0pt"/>
    </style:style>
    <style:style style:family="text" style:name="T216">
      <style:text-properties/>
    </style:style>
    <style:style style:family="presentation" style:name="pr54">
      <style:graphic-properties draw:fill="none" draw:textarea-vertical-align="top" draw:auto-grow-height="false" draw:auto-grow-width="false" draw:stroke="none" fo:wrap-option="wrap" style:wrap="run-through" fo:padding-top="3.6pt" fo:padding-bottom="3.6pt" fo:padding-left="7.2pt" fo:padding-right="7.2pt" fo:background-color="transparent"/>
    </style:style>
    <style:style style:family="paragraph" style:name="P140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18pt" fo:text-indent="-18pt" fo:margin-top="10pt"/>
    </style:style>
    <style:style style:family="text" style:name="T217">
      <style:text-properties/>
    </style:style>
    <style:style style:family="paragraph" style:name="P141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0pt" fo:text-indent="0pt" fo:margin-top="10pt"/>
    </style:style>
    <style:style style:family="text" style:name="T218">
      <style:text-properties fo:font-family="Andale Mono" style:font-family-asian="Andale Mono" style:font-family-complex="Andale Mono"/>
    </style:style>
    <style:style style:family="paragraph" style:name="P142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0pt" fo:text-indent="0pt" fo:margin-top="10pt"/>
    </style:style>
    <style:style style:family="text" style:name="T219">
      <style:text-properties fo:font-family="Andale Mono" style:font-family-asian="Andale Mono" style:font-family-complex="Andale Mono"/>
    </style:style>
    <style:style style:family="paragraph" style:name="P143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0pt" fo:text-indent="0pt" fo:margin-top="10pt"/>
    </style:style>
    <style:style style:family="text" style:name="T220">
      <style:text-properties fo:font-family="Andale Mono" style:font-family-asian="Andale Mono" style:font-family-complex="Andale Mono"/>
    </style:style>
    <style:style style:family="paragraph" style:name="P144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0pt" fo:text-indent="0pt" fo:margin-top="10pt"/>
    </style:style>
    <style:style style:family="text" style:name="T221">
      <style:text-properties fo:font-family="Andale Mono" style:font-family-asian="Andale Mono" style:font-family-complex="Andale Mono"/>
    </style:style>
    <style:style style:family="text" style:name="T222">
      <style:text-properties fo:font-family="Andale Mono" style:font-family-asian="Andale Mono" style:font-family-complex="Andale Mono" fo:font-weight="bold"/>
    </style:style>
    <style:style style:family="text" style:name="T223">
      <style:text-properties fo:font-family="Andale Mono" style:font-family-asian="Andale Mono" style:font-family-complex="Andale Mono"/>
    </style:style>
    <style:style style:family="paragraph" style:name="P145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0pt" fo:text-indent="0pt" fo:margin-top="10pt"/>
    </style:style>
    <style:style style:family="text" style:name="T224">
      <style:text-properties fo:font-family="Andale Mono" style:font-family-asian="Andale Mono" style:font-family-complex="Andale Mono"/>
    </style:style>
    <style:style style:family="paragraph" style:name="P146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0pt" fo:text-indent="0pt" fo:margin-top="10pt"/>
    </style:style>
    <style:style style:family="paragraph" style:name="P147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0pt" fo:text-indent="0pt" fo:margin-top="10pt"/>
    </style:style>
    <style:style style:family="text" style:name="T225">
      <style:text-properties fo:font-variant="normal" fo:color="#000000" style:text-line-through-type="none" fo:font-family="Arial" style:font-family-asian="Arial" style:font-family-complex="Arial" fo:font-size="24pt" style:font-size-asian="24pt" style:font-size-complex="24pt" fo:letter-spacing="0pt" fo:language="en" fo:country="CA" fo:font-style="normal" style:text-underline-type="none" fo:font-weight="normal"/>
    </style:style>
    <style:style style:family="paragraph" style:name="P148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0pt" fo:text-indent="0pt" fo:margin-top="10pt"/>
    </style:style>
    <style:style style:family="text" style:name="T226">
      <style:text-properties fo:font-family="Andale Mono" style:font-family-asian="Andale Mono" style:font-family-complex="Andale Mono"/>
    </style:style>
    <style:style style:family="drawing-page" style:name="dp31">
      <style:drawing-page-properties/>
    </style:style>
    <style:style style:family="presentation" style:name="pr55">
      <style:graphic-properties draw:fill="none" draw:textarea-vertical-align="bottom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149">
      <style:text-properties fo:color="#000000" fo:font-family="Arial" style:font-family-asian="Arial" style:font-family-complex="Arial" fo:font-size="60pt" style:font-size-asian="60pt" style:font-size-complex="60pt"/>
      <style:paragraph-properties fo:line-height="90%" fo:text-align="left" fo:margin-top="0pt"/>
    </style:style>
    <style:style style:family="text" style:name="T227">
      <style:text-properties/>
    </style:style>
    <style:style style:family="presentation" style:name="pr56">
      <style:graphic-properties draw:fill="none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150">
      <style:text-properties fo:color="#3F3F3F" fo:font-family="Arial" style:font-family-asian="Arial" style:font-family-complex="Arial" fo:font-size="24pt" style:font-size-asian="24pt" style:font-size-complex="24pt"/>
      <style:paragraph-properties fo:line-height="90%" fo:text-align="left" fo:margin-left="0pt" fo:text-indent="0pt" fo:margin-top="10pt"/>
    </style:style>
    <style:style style:family="text" style:name="T228">
      <style:text-properties fo:font-variant="normal" fo:color="#3F3F3F" style:text-line-through-type="none" fo:font-family="Arial" style:font-family-asian="Arial" style:font-family-complex="Arial" fo:font-size="24pt" style:font-size-asian="24pt" style:font-size-complex="24pt" fo:letter-spacing="0pt" fo:language="en" fo:country="CA" fo:font-style="normal" style:text-underline-type="none" fo:font-weight="normal"/>
    </style:style>
    <style:style style:family="drawing-page" style:name="dp32">
      <style:drawing-page-properties/>
    </style:style>
    <style:style style:family="presentation" style:name="pr57">
      <style:graphic-properties draw:fill="none" draw:textarea-vertical-align="middle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151">
      <style:text-properties fo:color="#000000" fo:font-family="Arial" style:font-family-asian="Arial" style:font-family-complex="Arial" fo:font-size="44pt" style:font-size-asian="44pt" style:font-size-complex="44pt"/>
      <style:paragraph-properties fo:line-height="90%" fo:text-align="left" fo:margin-top="0pt"/>
    </style:style>
    <style:style style:family="text" style:name="T229">
      <style:text-properties/>
    </style:style>
    <style:style style:family="presentation" style:name="pr58">
      <style:graphic-properties draw:fill="none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152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18pt" fo:text-indent="-18pt" fo:margin-top="10pt"/>
    </style:style>
    <style:style style:family="text" style:name="T230">
      <style:text-properties fo:font-variant="normal" fo:color="#000000" style:text-line-through-type="none" fo:font-family="Arial" style:font-family-asian="Arial" style:font-family-complex="Arial" fo:font-size="28pt" style:font-size-asian="28pt" style:font-size-complex="28pt" fo:letter-spacing="0pt" fo:language="en" fo:country="CA" fo:font-style="normal" style:text-underline-type="none" fo:font-weight="normal"/>
    </style:style>
    <style:style style:family="text" style:name="T231">
      <style:text-properties fo:font-variant="normal" fo:color="#000000" style:text-line-through-type="none" fo:font-family="Andale Mono" style:font-family-asian="Andale Mono" style:font-family-complex="Andale Mono" fo:font-size="28pt" style:font-size-asian="28pt" style:font-size-complex="28pt" fo:letter-spacing="0pt" fo:language="en" fo:country="CA" fo:font-style="normal" style:text-underline-type="none" fo:font-weight="normal"/>
    </style:style>
    <style:style style:family="text" style:name="T232">
      <style:text-properties fo:font-variant="normal" fo:color="#000000" style:text-line-through-type="none" fo:font-family="Arial" style:font-family-asian="Arial" style:font-family-complex="Arial" fo:font-size="28pt" style:font-size-asian="28pt" style:font-size-complex="28pt" fo:letter-spacing="0pt" fo:language="en" fo:country="CA" fo:font-style="normal" style:text-underline-type="none" fo:font-weight="normal"/>
    </style:style>
    <style:style style:family="paragraph" style:name="P153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18pt" fo:text-indent="-18pt" fo:margin-top="10pt"/>
    </style:style>
    <style:style style:family="text" style:name="T233">
      <style:text-properties fo:font-variant="normal" fo:color="#000000" style:text-line-through-type="none" fo:font-family="Arial" style:font-family-asian="Arial" style:font-family-complex="Arial" fo:font-size="28pt" style:font-size-asian="28pt" style:font-size-complex="28pt" fo:letter-spacing="0pt" fo:language="en" fo:country="CA" fo:font-style="normal" style:text-underline-type="none" fo:font-weight="normal"/>
    </style:style>
    <style:style style:family="paragraph" style:name="P154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18pt" fo:text-indent="-18pt" fo:margin-top="10pt"/>
    </style:style>
    <style:style style:family="text" style:name="T234">
      <style:text-properties fo:font-variant="normal" fo:color="#000000" style:text-line-through-type="none" fo:font-family="Arial" style:font-family-asian="Arial" style:font-family-complex="Arial" fo:font-size="28pt" style:font-size-asian="28pt" style:font-size-complex="28pt" fo:letter-spacing="0pt" fo:language="en" fo:country="CA" fo:font-style="normal" style:text-underline-type="none" fo:font-weight="normal"/>
    </style:style>
    <style:style style:family="text" style:name="T235">
      <style:text-properties fo:font-variant="normal" fo:color="#000000" style:text-line-through-type="none" fo:font-family="Andale Mono" style:font-family-asian="Andale Mono" style:font-family-complex="Andale Mono" fo:font-size="28pt" style:font-size-asian="28pt" style:font-size-complex="28pt" fo:letter-spacing="0pt" fo:language="en" fo:country="CA" fo:font-style="normal" style:text-underline-type="none" fo:font-weight="normal"/>
    </style:style>
    <style:style style:family="paragraph" style:name="P155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18pt" fo:text-indent="-18pt" fo:margin-top="10pt"/>
    </style:style>
    <style:style style:family="text" style:name="T236">
      <style:text-properties fo:font-variant="normal" fo:color="#000000" style:text-line-through-type="none" fo:font-family="Arial" style:font-family-asian="Arial" style:font-family-complex="Arial" fo:font-size="28pt" style:font-size-asian="28pt" style:font-size-complex="28pt" fo:letter-spacing="0pt" fo:language="en" fo:country="CA" fo:font-style="normal" style:text-underline-type="none" fo:font-weight="normal"/>
    </style:style>
    <style:style style:family="paragraph" style:name="P156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18pt" fo:text-indent="-18pt" fo:margin-top="10pt"/>
    </style:style>
    <style:style style:family="text" style:name="T237">
      <style:text-properties fo:font-variant="normal" fo:color="#000000" style:text-line-through-type="none" fo:font-family="Arial" style:font-family-asian="Arial" style:font-family-complex="Arial" fo:font-size="28pt" style:font-size-asian="28pt" style:font-size-complex="28pt" fo:letter-spacing="0pt" fo:language="en" fo:country="CA" fo:font-style="normal" style:text-underline-type="none" fo:font-weight="normal"/>
    </style:style>
    <style:style style:family="text" style:name="T238">
      <style:text-properties fo:font-variant="normal" fo:color="#000000" style:text-line-through-type="none" fo:font-family="Andale Mono" style:font-family-asian="Andale Mono" style:font-family-complex="Andale Mono" fo:font-size="28pt" style:font-size-asian="28pt" style:font-size-complex="28pt" fo:letter-spacing="0pt" fo:language="en" fo:country="CA" fo:font-style="normal" style:text-underline-type="none" fo:font-weight="normal"/>
    </style:style>
    <style:style style:family="text" style:name="T239">
      <style:text-properties fo:font-variant="normal" fo:color="#000000" style:text-line-through-type="none" fo:font-family="Arial" style:font-family-asian="Arial" style:font-family-complex="Arial" fo:font-size="28pt" style:font-size-asian="28pt" style:font-size-complex="28pt" fo:letter-spacing="0pt" fo:language="en" fo:country="CA" fo:font-style="normal" style:text-underline-type="none" fo:font-weight="normal"/>
    </style:style>
    <style:style style:family="paragraph" style:name="P157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0pt" fo:text-indent="0pt" fo:margin-top="10pt"/>
    </style:style>
    <style:style style:family="text" style:name="T240">
      <style:text-properties fo:font-variant="normal" fo:color="#000000" style:text-line-through-type="none" fo:font-family="Andale Mono" style:font-family-asian="Andale Mono" style:font-family-complex="Andale Mono" fo:font-size="28pt" style:font-size-asian="28pt" style:font-size-complex="28pt" fo:letter-spacing="0pt" fo:language="en" fo:country="CA" fo:font-style="normal" style:text-underline-type="none" fo:font-weight="normal"/>
    </style:style>
    <style:style style:family="paragraph" style:name="P158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0pt" fo:text-indent="0pt" fo:margin-top="10pt"/>
    </style:style>
    <style:style style:family="text" style:name="T241">
      <style:text-properties fo:font-variant="normal" fo:color="#000000" style:text-line-through-type="none" fo:font-family="Andale Mono" style:font-family-asian="Andale Mono" style:font-family-complex="Andale Mono" fo:font-size="28pt" style:font-size-asian="28pt" style:font-size-complex="28pt" fo:letter-spacing="0pt" fo:language="en" fo:country="CA" fo:font-style="normal" style:text-underline-type="none" fo:font-weight="normal"/>
    </style:style>
    <style:style style:family="drawing-page" style:name="dp33">
      <style:drawing-page-properties/>
    </style:style>
    <style:style style:family="presentation" style:name="pr59">
      <style:graphic-properties draw:fill="none" draw:textarea-vertical-align="bottom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159">
      <style:text-properties fo:color="#000000" fo:font-family="Arial" style:font-family-asian="Arial" style:font-family-complex="Arial" fo:font-size="60pt" style:font-size-asian="60pt" style:font-size-complex="60pt"/>
      <style:paragraph-properties fo:line-height="90%" fo:text-align="left" fo:margin-top="0pt"/>
    </style:style>
    <style:style style:family="text" style:name="T242">
      <style:text-properties/>
    </style:style>
    <style:style style:family="presentation" style:name="pr60">
      <style:graphic-properties draw:fill="none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160">
      <style:text-properties fo:color="#3F3F3F" fo:font-family="Arial" style:font-family-asian="Arial" style:font-family-complex="Arial" fo:font-size="24pt" style:font-size-asian="24pt" style:font-size-complex="24pt"/>
      <style:paragraph-properties fo:line-height="90%" fo:text-align="left" fo:margin-left="0pt" fo:text-indent="0pt" fo:margin-top="10pt"/>
    </style:style>
    <style:style style:family="text" style:name="T243">
      <style:text-properties fo:font-variant="normal" fo:color="#3F3F3F" style:text-line-through-type="none" fo:font-family="Arial" style:font-family-asian="Arial" style:font-family-complex="Arial" fo:font-size="24pt" style:font-size-asian="24pt" style:font-size-complex="24pt" fo:letter-spacing="0pt" fo:language="en" fo:country="CA" fo:font-style="normal" style:text-underline-type="none" fo:font-weight="normal"/>
    </style:style>
    <style:style style:family="drawing-page" style:name="dp34">
      <style:drawing-page-properties/>
    </style:style>
    <style:style style:family="presentation" style:name="pr61">
      <style:graphic-properties draw:fill="none" draw:textarea-vertical-align="middle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161">
      <style:text-properties fo:color="#000000" fo:font-family="Arial" style:font-family-asian="Arial" style:font-family-complex="Arial" fo:font-size="44pt" style:font-size-asian="44pt" style:font-size-complex="44pt"/>
      <style:paragraph-properties fo:line-height="90%" fo:text-align="left" fo:margin-top="0pt"/>
    </style:style>
    <style:style style:family="text" style:name="T244">
      <style:text-properties/>
    </style:style>
    <style:style style:family="presentation" style:name="pr62">
      <style:graphic-properties draw:fill="none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162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18pt" fo:text-indent="-18pt" fo:margin-top="10pt"/>
    </style:style>
    <style:style style:family="text" style:name="T245">
      <style:text-properties fo:font-variant="normal" fo:color="#000000" style:text-line-through-type="none" fo:font-family="Arial" style:font-family-asian="Arial" style:font-family-complex="Arial" fo:font-size="28pt" style:font-size-asian="28pt" style:font-size-complex="28pt" fo:letter-spacing="0pt" fo:language="en" fo:country="CA" fo:font-style="normal" style:text-underline-type="none" fo:font-weight="normal"/>
    </style:style>
    <style:style style:family="paragraph" style:name="P163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18pt" fo:text-indent="-18pt" fo:margin-top="10pt"/>
    </style:style>
    <style:style style:family="text" style:name="T246">
      <style:text-properties fo:font-variant="normal" fo:color="#000000" style:text-line-through-type="none" fo:font-family="Arial" style:font-family-asian="Arial" style:font-family-complex="Arial" fo:font-size="28pt" style:font-size-asian="28pt" style:font-size-complex="28pt" fo:letter-spacing="0pt" fo:language="en" fo:country="CA" fo:font-style="normal" style:text-underline-type="none" fo:font-weight="normal"/>
    </style:style>
    <style:style style:family="text" style:name="T247">
      <style:text-properties fo:font-variant="normal" fo:color="#000000" style:text-line-through-type="none" fo:font-family="Arial" style:font-family-asian="Arial" style:font-family-complex="Arial" fo:font-size="28pt" style:font-size-asian="28pt" style:font-size-complex="28pt" fo:letter-spacing="0pt" fo:language="en" fo:country="CA" fo:font-style="normal" style:text-underline-type="none" fo:font-weight="normal"/>
    </style:style>
    <style:style style:family="text" style:name="T248">
      <style:text-properties fo:font-variant="normal" fo:color="#000000" style:text-line-through-type="none" fo:font-family="Arial" style:font-family-asian="Arial" style:font-family-complex="Arial" fo:font-size="28pt" style:font-size-asian="28pt" style:font-size-complex="28pt" fo:letter-spacing="0pt" fo:language="en" fo:country="CA" fo:font-style="normal" style:text-underline-type="none" fo:font-weight="normal"/>
    </style:style>
    <style:style style:family="text" style:name="T249">
      <style:text-properties fo:font-variant="normal" fo:color="#000000" style:text-line-through-type="none" fo:font-family="Andale Mono" style:font-family-asian="Andale Mono" style:font-family-complex="Andale Mono" fo:font-size="28pt" style:font-size-asian="28pt" style:font-size-complex="28pt" fo:letter-spacing="0pt" fo:language="en" fo:country="CA" fo:font-style="normal" style:text-underline-type="none" fo:font-weight="normal"/>
    </style:style>
    <style:style style:family="text" style:name="T250">
      <style:text-properties fo:font-variant="normal" fo:color="#000000" style:text-line-through-type="none" fo:font-family="Andale Mono" style:font-family-asian="Andale Mono" style:font-family-complex="Andale Mono" fo:font-size="28pt" style:font-size-asian="28pt" style:font-size-complex="28pt" fo:letter-spacing="0pt" fo:language="en" fo:country="CA" fo:font-style="normal" style:text-underline-type="none" fo:font-weight="normal"/>
    </style:style>
    <style:style style:family="text" style:name="T251">
      <style:text-properties fo:font-variant="normal" fo:color="#000000" style:text-line-through-type="none" fo:font-family="Arial" style:font-family-asian="Arial" style:font-family-complex="Arial" fo:font-size="28pt" style:font-size-asian="28pt" style:font-size-complex="28pt" fo:letter-spacing="0pt" fo:language="en" fo:country="CA" fo:font-style="normal" style:text-underline-type="none" fo:font-weight="normal"/>
    </style:style>
    <style:style style:family="text" style:name="T252">
      <style:text-properties fo:font-variant="normal" fo:color="#000000" style:text-line-through-type="none" fo:font-family="Arial" style:font-family-asian="Arial" style:font-family-complex="Arial" fo:font-size="28pt" style:font-size-asian="28pt" style:font-size-complex="28pt" fo:letter-spacing="0pt" fo:language="en" fo:country="CA" fo:font-style="normal" style:text-underline-type="none" fo:font-weight="normal"/>
    </style:style>
    <style:style style:family="paragraph" style:name="P164">
      <style:text-properties fo:color="#000000" fo:font-family="Arial" style:font-family-asian="Arial" style:font-family-complex="Arial" fo:font-size="24pt" style:font-size-asian="24pt" style:font-size-complex="24pt"/>
      <style:paragraph-properties fo:line-height="90%" fo:text-align="left" fo:margin-left="31.5pt" fo:text-indent="0pt" fo:margin-top="5pt"/>
    </style:style>
    <style:style style:family="text" style:name="T253">
      <style:text-properties fo:font-variant="normal" fo:color="#000000" style:text-line-through-type="none" fo:font-family="DejaVu Sans Mono" style:font-family-asian="DejaVu Sans Mono" style:font-family-complex="DejaVu Sans Mono" fo:font-size="28pt" style:font-size-asian="28pt" style:font-size-complex="28pt" fo:letter-spacing="0pt" fo:language="en" fo:country="CA" fo:font-style="normal" style:text-underline-type="none" fo:font-weight="normal"/>
    </style:style>
    <style:style style:family="paragraph" style:name="P165">
      <style:text-properties fo:color="#000000" fo:font-family="Arial" style:font-family-asian="Arial" style:font-family-complex="Arial" fo:font-size="24pt" style:font-size-asian="24pt" style:font-size-complex="24pt"/>
      <style:paragraph-properties fo:line-height="90%" fo:text-align="left" fo:margin-left="31.5pt" fo:text-indent="0pt" fo:margin-top="5pt"/>
    </style:style>
    <style:style style:family="text" style:name="T254">
      <style:text-properties fo:font-variant="normal" fo:color="#000000" style:text-line-through-type="none" fo:font-family="DejaVu Sans Mono" style:font-family-asian="DejaVu Sans Mono" style:font-family-complex="DejaVu Sans Mono" fo:font-size="28pt" style:font-size-asian="28pt" style:font-size-complex="28pt" fo:letter-spacing="0pt" fo:language="en" fo:country="CA" fo:font-style="normal" style:text-underline-type="none" fo:font-weight="normal"/>
    </style:style>
    <style:style style:family="paragraph" style:name="P166">
      <style:text-properties fo:color="#000000" fo:font-family="Arial" style:font-family-asian="Arial" style:font-family-complex="Arial" fo:font-size="24pt" style:font-size-asian="24pt" style:font-size-complex="24pt"/>
      <style:paragraph-properties fo:line-height="90%" fo:text-align="left" fo:margin-left="31.5pt" fo:text-indent="0pt" fo:margin-top="5pt"/>
    </style:style>
    <style:style style:family="text" style:name="T255">
      <style:text-properties fo:font-variant="normal" fo:color="#000000" style:text-line-through-type="none" fo:font-family="DejaVu Sans Mono" style:font-family-asian="DejaVu Sans Mono" style:font-family-complex="DejaVu Sans Mono" fo:font-size="28pt" style:font-size-asian="28pt" style:font-size-complex="28pt" fo:letter-spacing="0pt" fo:language="en" fo:country="CA" fo:font-style="normal" style:text-underline-type="none" fo:font-weight="normal"/>
    </style:style>
    <style:style style:family="paragraph" style:name="P167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18pt" fo:text-indent="-18pt" fo:margin-top="10pt"/>
    </style:style>
    <style:style style:family="text" style:name="T256">
      <style:text-properties fo:font-variant="normal" fo:color="#000000" style:text-line-through-type="none" fo:font-family="Arial" style:font-family-asian="Arial" style:font-family-complex="Arial" fo:font-size="28pt" style:font-size-asian="28pt" style:font-size-complex="28pt" fo:letter-spacing="0pt" fo:language="en" fo:country="CA" fo:font-style="normal" style:text-underline-type="none" fo:font-weight="normal"/>
    </style:style>
    <text:list-style style:name="L1">
      <text:list-level-style-bullet text:level="1" text:bullet-char="•">
        <style:list-level-properties text:space-before="1pt" text:min-label-width="18pt"/>
        <style:text-properties fo:color="#000000" fo:font-family="Arial" style:font-family-asian="Arial" style:font-family-complex="Arial" fo:font-size="28pt" style:font-size-asian="28pt" style:font-size-complex="28pt"/>
      </text:list-level-style-bullet>
      <text:list-level-style-bullet text:level="2" text:bullet-char="•">
        <style:list-level-properties text:space-before="1pt" text:min-label-width="18pt"/>
        <style:text-properties fo:color="#000000" fo:font-family="Arial" style:font-family-asian="Arial" style:font-family-complex="Arial" fo:font-size="24pt" style:font-size-asian="24pt" style:font-size-complex="24pt"/>
      </text:list-level-style-bullet>
      <text:list-level-style-bullet text:level="3" text:bullet-char="•">
        <style:list-level-properties text:space-before="1pt" text:min-label-width="18pt"/>
        <style:text-properties fo:color="#000000" fo:font-family="Arial" style:font-family-asian="Arial" style:font-family-complex="Arial" fo:font-size="20pt" style:font-size-asian="20pt" style:font-size-complex="20pt"/>
      </text:list-level-style-bullet>
      <text:list-level-style-bullet text:level="4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5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6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7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8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9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</text:list-style>
    <text:list-style style:name="L2">
      <text:list-level-style-bullet text:level="1" text:bullet-char="•">
        <style:list-level-properties text:space-before="1pt" text:min-label-width="18pt"/>
        <style:text-properties fo:color="#000000" fo:font-family="Arial" style:font-family-asian="Arial" style:font-family-complex="Arial" fo:font-size="28pt" style:font-size-asian="28pt" style:font-size-complex="28pt"/>
      </text:list-level-style-bullet>
      <text:list-level-style-bullet text:level="2" text:bullet-char="•">
        <style:list-level-properties text:space-before="1pt" text:min-label-width="18pt"/>
        <style:text-properties fo:color="#000000" fo:font-family="Arial" style:font-family-asian="Arial" style:font-family-complex="Arial" fo:font-size="24pt" style:font-size-asian="24pt" style:font-size-complex="24pt"/>
      </text:list-level-style-bullet>
      <text:list-level-style-bullet text:level="3" text:bullet-char="•">
        <style:list-level-properties text:space-before="1pt" text:min-label-width="18pt"/>
        <style:text-properties fo:color="#000000" fo:font-family="Arial" style:font-family-asian="Arial" style:font-family-complex="Arial" fo:font-size="20pt" style:font-size-asian="20pt" style:font-size-complex="20pt"/>
      </text:list-level-style-bullet>
      <text:list-level-style-bullet text:level="4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5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6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7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8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9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</text:list-style>
    <text:list-style style:name="L3">
      <text:list-level-style-bullet text:level="1" text:bullet-char="•">
        <style:list-level-properties text:space-before="1pt" text:min-label-width="18pt"/>
        <style:text-properties fo:color="#000000" fo:font-family="Arial" style:font-family-asian="Arial" style:font-family-complex="Arial" fo:font-size="28pt" style:font-size-asian="28pt" style:font-size-complex="28pt"/>
      </text:list-level-style-bullet>
      <text:list-level-style-bullet text:level="2" text:bullet-char="•">
        <style:list-level-properties text:space-before="1pt" text:min-label-width="18pt"/>
        <style:text-properties fo:color="#000000" fo:font-family="Arial" style:font-family-asian="Arial" style:font-family-complex="Arial" fo:font-size="24pt" style:font-size-asian="24pt" style:font-size-complex="24pt"/>
      </text:list-level-style-bullet>
      <text:list-level-style-bullet text:level="3" text:bullet-char="•">
        <style:list-level-properties text:space-before="1pt" text:min-label-width="18pt"/>
        <style:text-properties fo:color="#000000" fo:font-family="Arial" style:font-family-asian="Arial" style:font-family-complex="Arial" fo:font-size="20pt" style:font-size-asian="20pt" style:font-size-complex="20pt"/>
      </text:list-level-style-bullet>
      <text:list-level-style-bullet text:level="4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5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6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7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8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9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</text:list-style>
    <text:list-style style:name="L4">
      <text:list-level-style-bullet text:level="1" text:bullet-char="•">
        <style:list-level-properties text:space-before="1pt" text:min-label-width="18pt"/>
        <style:text-properties fo:color="#000000" fo:font-family="Arial" style:font-family-asian="Arial" style:font-family-complex="Arial" fo:font-size="28pt" style:font-size-asian="28pt" style:font-size-complex="28pt"/>
      </text:list-level-style-bullet>
      <text:list-level-style-bullet text:level="2" text:bullet-char="•">
        <style:list-level-properties text:space-before="1pt" text:min-label-width="18pt"/>
        <style:text-properties fo:color="#000000" fo:font-family="Arial" style:font-family-asian="Arial" style:font-family-complex="Arial" fo:font-size="24pt" style:font-size-asian="24pt" style:font-size-complex="24pt"/>
      </text:list-level-style-bullet>
      <text:list-level-style-bullet text:level="3" text:bullet-char="•">
        <style:list-level-properties text:space-before="1pt" text:min-label-width="18pt"/>
        <style:text-properties fo:color="#000000" fo:font-family="Arial" style:font-family-asian="Arial" style:font-family-complex="Arial" fo:font-size="20pt" style:font-size-asian="20pt" style:font-size-complex="20pt"/>
      </text:list-level-style-bullet>
      <text:list-level-style-bullet text:level="4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5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6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7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8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9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</text:list-style>
    <text:list-style style:name="L5">
      <text:list-level-style-bullet text:level="1" text:bullet-char="•">
        <style:list-level-properties text:space-before="1pt" text:min-label-width="18pt"/>
        <style:text-properties fo:color="#000000" fo:font-family="Arial" style:font-family-asian="Arial" style:font-family-complex="Arial" fo:font-size="28pt" style:font-size-asian="28pt" style:font-size-complex="28pt"/>
      </text:list-level-style-bullet>
      <text:list-level-style-bullet text:level="2" text:bullet-char="•">
        <style:list-level-properties text:space-before="1pt" text:min-label-width="18pt"/>
        <style:text-properties fo:color="#000000" fo:font-family="Arial" style:font-family-asian="Arial" style:font-family-complex="Arial" fo:font-size="24pt" style:font-size-asian="24pt" style:font-size-complex="24pt"/>
      </text:list-level-style-bullet>
      <text:list-level-style-bullet text:level="3" text:bullet-char="•">
        <style:list-level-properties text:space-before="1pt" text:min-label-width="18pt"/>
        <style:text-properties fo:color="#000000" fo:font-family="Arial" style:font-family-asian="Arial" style:font-family-complex="Arial" fo:font-size="20pt" style:font-size-asian="20pt" style:font-size-complex="20pt"/>
      </text:list-level-style-bullet>
      <text:list-level-style-bullet text:level="4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5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6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7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8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9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</text:list-style>
    <text:list-style style:name="L6">
      <text:list-level-style-bullet text:level="1" text:bullet-char="•">
        <style:list-level-properties text:space-before="1pt" text:min-label-width="18pt"/>
        <style:text-properties fo:color="#000000" fo:font-family="Arial" style:font-family-asian="Arial" style:font-family-complex="Arial" fo:font-size="28pt" style:font-size-asian="28pt" style:font-size-complex="28pt"/>
      </text:list-level-style-bullet>
      <text:list-level-style-bullet text:level="2" text:bullet-char="•">
        <style:list-level-properties text:space-before="1pt" text:min-label-width="18pt"/>
        <style:text-properties fo:color="#000000" fo:font-family="Arial" style:font-family-asian="Arial" style:font-family-complex="Arial" fo:font-size="24pt" style:font-size-asian="24pt" style:font-size-complex="24pt"/>
      </text:list-level-style-bullet>
      <text:list-level-style-bullet text:level="3" text:bullet-char="•">
        <style:list-level-properties text:space-before="1pt" text:min-label-width="18pt"/>
        <style:text-properties fo:color="#000000" fo:font-family="Arial" style:font-family-asian="Arial" style:font-family-complex="Arial" fo:font-size="20pt" style:font-size-asian="20pt" style:font-size-complex="20pt"/>
      </text:list-level-style-bullet>
      <text:list-level-style-bullet text:level="4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5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6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7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8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9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</text:list-style>
    <text:list-style style:name="L7">
      <text:list-level-style-bullet text:level="1" text:bullet-char="•">
        <style:list-level-properties text:space-before="1pt" text:min-label-width="18pt"/>
        <style:text-properties fo:color="#000000" fo:font-family="Arial" style:font-family-asian="Arial" style:font-family-complex="Arial" fo:font-size="28pt" style:font-size-asian="28pt" style:font-size-complex="28pt"/>
      </text:list-level-style-bullet>
      <text:list-level-style-bullet text:level="2" text:bullet-char="•">
        <style:list-level-properties text:space-before="1pt" text:min-label-width="18pt"/>
        <style:text-properties fo:color="#000000" fo:font-family="Arial" style:font-family-asian="Arial" style:font-family-complex="Arial" fo:font-size="24pt" style:font-size-asian="24pt" style:font-size-complex="24pt"/>
      </text:list-level-style-bullet>
      <text:list-level-style-bullet text:level="3" text:bullet-char="•">
        <style:list-level-properties text:space-before="1pt" text:min-label-width="18pt"/>
        <style:text-properties fo:color="#000000" fo:font-family="Arial" style:font-family-asian="Arial" style:font-family-complex="Arial" fo:font-size="20pt" style:font-size-asian="20pt" style:font-size-complex="20pt"/>
      </text:list-level-style-bullet>
      <text:list-level-style-bullet text:level="4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5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6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7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8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9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</text:list-style>
    <text:list-style style:name="L8">
      <text:list-level-style-bullet text:level="1" text:bullet-char="•">
        <style:list-level-properties text:space-before="1pt" text:min-label-width="18pt"/>
        <style:text-properties fo:color="#000000" fo:font-family="Arial" style:font-family-asian="Arial" style:font-family-complex="Arial" fo:font-size="28pt" style:font-size-asian="28pt" style:font-size-complex="28pt"/>
      </text:list-level-style-bullet>
      <text:list-level-style-bullet text:level="2" text:bullet-char="•">
        <style:list-level-properties text:space-before="1pt" text:min-label-width="18pt"/>
        <style:text-properties fo:color="#000000" fo:font-family="Arial" style:font-family-asian="Arial" style:font-family-complex="Arial" fo:font-size="24pt" style:font-size-asian="24pt" style:font-size-complex="24pt"/>
      </text:list-level-style-bullet>
      <text:list-level-style-bullet text:level="3" text:bullet-char="•">
        <style:list-level-properties text:space-before="1pt" text:min-label-width="18pt"/>
        <style:text-properties fo:color="#000000" fo:font-family="Arial" style:font-family-asian="Arial" style:font-family-complex="Arial" fo:font-size="20pt" style:font-size-asian="20pt" style:font-size-complex="20pt"/>
      </text:list-level-style-bullet>
      <text:list-level-style-bullet text:level="4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5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6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7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8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9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</text:list-style>
    <text:list-style style:name="L9">
      <text:list-level-style-bullet text:level="1" text:bullet-char="•">
        <style:list-level-properties text:space-before="1pt" text:min-label-width="18pt"/>
        <style:text-properties fo:color="#000000" fo:font-family="Arial" style:font-family-asian="Arial" style:font-family-complex="Arial" fo:font-size="28pt" style:font-size-asian="28pt" style:font-size-complex="28pt"/>
      </text:list-level-style-bullet>
      <text:list-level-style-bullet text:level="2" text:bullet-char="•">
        <style:list-level-properties text:space-before="1pt" text:min-label-width="18pt"/>
        <style:text-properties fo:color="#000000" fo:font-family="Arial" style:font-family-asian="Arial" style:font-family-complex="Arial" fo:font-size="24pt" style:font-size-asian="24pt" style:font-size-complex="24pt"/>
      </text:list-level-style-bullet>
      <text:list-level-style-bullet text:level="3" text:bullet-char="•">
        <style:list-level-properties text:space-before="1pt" text:min-label-width="18pt"/>
        <style:text-properties fo:color="#000000" fo:font-family="Arial" style:font-family-asian="Arial" style:font-family-complex="Arial" fo:font-size="20pt" style:font-size-asian="20pt" style:font-size-complex="20pt"/>
      </text:list-level-style-bullet>
      <text:list-level-style-bullet text:level="4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5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6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7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8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9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</text:list-style>
    <text:list-style style:name="L10">
      <text:list-level-style-bullet text:level="1" text:bullet-char="•">
        <style:list-level-properties text:space-before="1pt" text:min-label-width="18pt"/>
        <style:text-properties fo:color="#000000" fo:font-family="Arial" style:font-family-asian="Arial" style:font-family-complex="Arial" fo:font-size="28pt" style:font-size-asian="28pt" style:font-size-complex="28pt"/>
      </text:list-level-style-bullet>
      <text:list-level-style-bullet text:level="2" text:bullet-char="•">
        <style:list-level-properties text:space-before="1pt" text:min-label-width="18pt"/>
        <style:text-properties fo:color="#000000" fo:font-family="Arial" style:font-family-asian="Arial" style:font-family-complex="Arial" fo:font-size="24pt" style:font-size-asian="24pt" style:font-size-complex="24pt"/>
      </text:list-level-style-bullet>
      <text:list-level-style-bullet text:level="3" text:bullet-char="•">
        <style:list-level-properties text:space-before="1pt" text:min-label-width="18pt"/>
        <style:text-properties fo:color="#000000" fo:font-family="Arial" style:font-family-asian="Arial" style:font-family-complex="Arial" fo:font-size="20pt" style:font-size-asian="20pt" style:font-size-complex="20pt"/>
      </text:list-level-style-bullet>
      <text:list-level-style-bullet text:level="4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5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6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7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8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9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</text:list-style>
    <text:list-style style:name="L11">
      <text:list-level-style-bullet text:level="1" text:bullet-char="•">
        <style:list-level-properties text:space-before="1pt" text:min-label-width="18pt"/>
        <style:text-properties fo:color="#000000" fo:font-family="Arial" style:font-family-asian="Arial" style:font-family-complex="Arial" fo:font-size="28pt" style:font-size-asian="28pt" style:font-size-complex="28pt"/>
      </text:list-level-style-bullet>
      <text:list-level-style-bullet text:level="2" text:bullet-char="•">
        <style:list-level-properties text:space-before="1pt" text:min-label-width="18pt"/>
        <style:text-properties fo:color="#000000" fo:font-family="Arial" style:font-family-asian="Arial" style:font-family-complex="Arial" fo:font-size="24pt" style:font-size-asian="24pt" style:font-size-complex="24pt"/>
      </text:list-level-style-bullet>
      <text:list-level-style-bullet text:level="3" text:bullet-char="•">
        <style:list-level-properties text:space-before="1pt" text:min-label-width="18pt"/>
        <style:text-properties fo:color="#000000" fo:font-family="Arial" style:font-family-asian="Arial" style:font-family-complex="Arial" fo:font-size="20pt" style:font-size-asian="20pt" style:font-size-complex="20pt"/>
      </text:list-level-style-bullet>
      <text:list-level-style-bullet text:level="4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5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6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7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8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9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</text:list-style>
    <text:list-style style:name="L12">
      <text:list-level-style-bullet text:level="1" text:bullet-char="•">
        <style:list-level-properties text:space-before="1pt" text:min-label-width="18pt"/>
        <style:text-properties fo:color="#000000" fo:font-family="Arial" style:font-family-asian="Arial" style:font-family-complex="Arial" fo:font-size="28pt" style:font-size-asian="28pt" style:font-size-complex="28pt"/>
      </text:list-level-style-bullet>
      <text:list-level-style-bullet text:level="2" text:bullet-char="•">
        <style:list-level-properties text:space-before="1pt" text:min-label-width="18pt"/>
        <style:text-properties fo:color="#000000" fo:font-family="Arial" style:font-family-asian="Arial" style:font-family-complex="Arial" fo:font-size="24pt" style:font-size-asian="24pt" style:font-size-complex="24pt"/>
      </text:list-level-style-bullet>
      <text:list-level-style-bullet text:level="3" text:bullet-char="•">
        <style:list-level-properties text:space-before="1pt" text:min-label-width="18pt"/>
        <style:text-properties fo:color="#000000" fo:font-family="Arial" style:font-family-asian="Arial" style:font-family-complex="Arial" fo:font-size="20pt" style:font-size-asian="20pt" style:font-size-complex="20pt"/>
      </text:list-level-style-bullet>
      <text:list-level-style-bullet text:level="4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5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6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7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8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9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</text:list-style>
    <text:list-style style:name="L13">
      <text:list-level-style-bullet text:level="1" text:bullet-char="•">
        <style:list-level-properties text:space-before="1pt" text:min-label-width="18pt"/>
        <style:text-properties fo:color="#000000" fo:font-family="Arial" style:font-family-asian="Arial" style:font-family-complex="Arial" fo:font-size="28pt" style:font-size-asian="28pt" style:font-size-complex="28pt"/>
      </text:list-level-style-bullet>
      <text:list-level-style-bullet text:level="2" text:bullet-char="•">
        <style:list-level-properties text:space-before="1pt" text:min-label-width="18pt"/>
        <style:text-properties fo:color="#000000" fo:font-family="Arial" style:font-family-asian="Arial" style:font-family-complex="Arial" fo:font-size="24pt" style:font-size-asian="24pt" style:font-size-complex="24pt"/>
      </text:list-level-style-bullet>
      <text:list-level-style-bullet text:level="3" text:bullet-char="•">
        <style:list-level-properties text:space-before="1pt" text:min-label-width="18pt"/>
        <style:text-properties fo:color="#000000" fo:font-family="Arial" style:font-family-asian="Arial" style:font-family-complex="Arial" fo:font-size="20pt" style:font-size-asian="20pt" style:font-size-complex="20pt"/>
      </text:list-level-style-bullet>
      <text:list-level-style-bullet text:level="4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5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6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7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8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9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</text:list-style>
    <text:list-style style:name="L14">
      <text:list-level-style-bullet text:level="1" text:bullet-char="•">
        <style:list-level-properties text:space-before="1pt" text:min-label-width="18pt"/>
        <style:text-properties fo:color="#000000" fo:font-family="Arial" style:font-family-asian="Arial" style:font-family-complex="Arial" fo:font-size="28pt" style:font-size-asian="28pt" style:font-size-complex="28pt"/>
      </text:list-level-style-bullet>
      <text:list-level-style-bullet text:level="2" text:bullet-char="•">
        <style:list-level-properties text:space-before="1pt" text:min-label-width="18pt"/>
        <style:text-properties fo:color="#000000" fo:font-family="Arial" style:font-family-asian="Arial" style:font-family-complex="Arial" fo:font-size="24pt" style:font-size-asian="24pt" style:font-size-complex="24pt"/>
      </text:list-level-style-bullet>
      <text:list-level-style-bullet text:level="3" text:bullet-char="•">
        <style:list-level-properties text:space-before="1pt" text:min-label-width="18pt"/>
        <style:text-properties fo:color="#000000" fo:font-family="Arial" style:font-family-asian="Arial" style:font-family-complex="Arial" fo:font-size="20pt" style:font-size-asian="20pt" style:font-size-complex="20pt"/>
      </text:list-level-style-bullet>
      <text:list-level-style-bullet text:level="4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5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6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7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8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9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</text:list-style>
    <text:list-style style:name="L15">
      <text:list-level-style-bullet text:level="1" text:bullet-char="•">
        <style:list-level-properties text:space-before="1pt" text:min-label-width="18pt"/>
        <style:text-properties fo:color="#000000" fo:font-family="Arial" style:font-family-asian="Arial" style:font-family-complex="Arial" fo:font-size="28pt" style:font-size-asian="28pt" style:font-size-complex="28pt"/>
      </text:list-level-style-bullet>
      <text:list-level-style-bullet text:level="2" text:bullet-char="•">
        <style:list-level-properties text:space-before="1pt" text:min-label-width="18pt"/>
        <style:text-properties fo:color="#000000" fo:font-family="Arial" style:font-family-asian="Arial" style:font-family-complex="Arial" fo:font-size="24pt" style:font-size-asian="24pt" style:font-size-complex="24pt"/>
      </text:list-level-style-bullet>
      <text:list-level-style-bullet text:level="3" text:bullet-char="•">
        <style:list-level-properties text:space-before="1pt" text:min-label-width="18pt"/>
        <style:text-properties fo:color="#000000" fo:font-family="Arial" style:font-family-asian="Arial" style:font-family-complex="Arial" fo:font-size="20pt" style:font-size-asian="20pt" style:font-size-complex="20pt"/>
      </text:list-level-style-bullet>
      <text:list-level-style-bullet text:level="4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5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6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7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8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9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</text:list-style>
    <text:list-style style:name="L16">
      <text:list-level-style-bullet text:level="1" text:bullet-char="•">
        <style:list-level-properties text:space-before="1pt" text:min-label-width="18pt"/>
        <style:text-properties fo:color="#000000" fo:font-family="Arial" style:font-family-asian="Arial" style:font-family-complex="Arial" fo:font-size="28pt" style:font-size-asian="28pt" style:font-size-complex="28pt"/>
      </text:list-level-style-bullet>
      <text:list-level-style-bullet text:level="2" text:bullet-char="•">
        <style:list-level-properties text:space-before="1pt" text:min-label-width="18pt"/>
        <style:text-properties fo:color="#000000" fo:font-family="Arial" style:font-family-asian="Arial" style:font-family-complex="Arial" fo:font-size="24pt" style:font-size-asian="24pt" style:font-size-complex="24pt"/>
      </text:list-level-style-bullet>
      <text:list-level-style-bullet text:level="3" text:bullet-char="•">
        <style:list-level-properties text:space-before="1pt" text:min-label-width="18pt"/>
        <style:text-properties fo:color="#000000" fo:font-family="Arial" style:font-family-asian="Arial" style:font-family-complex="Arial" fo:font-size="20pt" style:font-size-asian="20pt" style:font-size-complex="20pt"/>
      </text:list-level-style-bullet>
      <text:list-level-style-bullet text:level="4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5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6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7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8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9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</text:list-style>
    <text:list-style style:name="L17">
      <text:list-level-style-bullet text:level="1" text:bullet-char="•">
        <style:list-level-properties text:space-before="1pt" text:min-label-width="18pt"/>
        <style:text-properties fo:color="#000000" fo:font-family="Arial" style:font-family-asian="Arial" style:font-family-complex="Arial" fo:font-size="28pt" style:font-size-asian="28pt" style:font-size-complex="28pt"/>
      </text:list-level-style-bullet>
      <text:list-level-style-bullet text:level="2" text:bullet-char="•">
        <style:list-level-properties text:space-before="1pt" text:min-label-width="18pt"/>
        <style:text-properties fo:color="#000000" fo:font-family="Arial" style:font-family-asian="Arial" style:font-family-complex="Arial" fo:font-size="24pt" style:font-size-asian="24pt" style:font-size-complex="24pt"/>
      </text:list-level-style-bullet>
      <text:list-level-style-bullet text:level="3" text:bullet-char="•">
        <style:list-level-properties text:space-before="1pt" text:min-label-width="18pt"/>
        <style:text-properties fo:color="#000000" fo:font-family="Arial" style:font-family-asian="Arial" style:font-family-complex="Arial" fo:font-size="20pt" style:font-size-asian="20pt" style:font-size-complex="20pt"/>
      </text:list-level-style-bullet>
      <text:list-level-style-bullet text:level="4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5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6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7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8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9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</text:list-style>
  </office:automatic-styles>
  <office:body>
    <office:presentation>
      <draw:page draw:id="slide3id" draw:name="Slide_1" draw:style-name="dp3" draw:master-page-name="_Title Slide" presentation:presentation-page-layout-name="AL1">
        <draw:frame draw:name="Title 1" draw:layer="layout" presentation:style-name="pr3" presentation:class="title" presentation:placeholder="true" svg:width="25.4cm" svg:height="6.633cm" svg:x="4.234cm" svg:y="3.118cm">
          <draw:text-box fo:min-height="6.633cm">
            <text:p text:style-name="P3"><text:span text:style-name="T3">D3.js</text:span></text:p>
          </draw:text-box>
        </draw:frame>
        <draw:frame draw:name="Subtitle 2" draw:layer="layout" presentation:style-name="pr4" presentation:class="subtitle" presentation:placeholder="true" svg:width="25.4cm" svg:height="4.6cm" svg:x="4.234cm" svg:y="10.01cm">
          <draw:text-box fo:min-height="4.6cm">
            <text:p text:style-name="P4"><text:span text:style-name="T4">Data Driven Documents</text:span></text:p>
          </draw:text-box>
        </draw:frame>
        <anim:par smil:restart="never" smil:dur="indefinite" presentation:node-type="timing-root">
          <anim:par smil:begin="slide3id.begin">
            <anim:transitionFilter smil:dur="1000ms" smil:type="fade"/>
          </anim:par>
        </anim:par>
      </draw:page>
      <draw:page draw:id="slide6id" draw:name="Slide_2" draw:style-name="dp6" draw:master-page-name="_Title and Content" presentation:presentation-page-layout-name="AL2">
        <draw:frame draw:name="Title 1" draw:layer="layout" presentation:style-name="pr7" presentation:class="title" presentation:placeholder="true" svg:width="29.21cm" svg:height="3.682cm" svg:x="2.328cm" svg:y="1.014cm">
          <draw:text-box fo:min-height="3.682cm">
            <text:p text:style-name="P11"><text:span text:style-name="T11">DOM Manipulation Library</text:span></text:p>
          </draw:text-box>
        </draw:frame>
        <draw:frame draw:name="Content Placeholder 2" draw:layer="layout" presentation:style-name="pr8" presentation:class="outline" presentation:placeholder="true" svg:width="29.21cm" svg:height="12.09cm" svg:x="2.328cm" svg:y="5.072cm">
          <draw:text-box fo:min-height="12.09cm">
            <text:list text:style-name="L1" text:continue-numbering="true">
              <text:list-item>
                <text:p text:style-name="P12"><text:span text:style-name="T12">Provides methods for easily manipulating the Document Object Model (web page elements)</text:span></text:p>
              </text:list-item>
            </text:list>
            <text:list text:style-name="L1" text:continue-numbering="true">
              <text:list-item>
                <text:p text:style-name="P13"><text:span text:style-name="T13">SVGs are the most common scenario for D3.js</text:span></text:p>
              </text:list-item>
            </text:list>
            <text:list text:style-name="L1" text:continue-numbering="true">
              <text:list-item>
                <text:p text:style-name="P14"><text:span text:style-name="T14">Create graphs, charts, maps, etc.</text:span></text:p>
              </text:list-item>
            </text:list>
            <text:list text:style-name="L1" text:continue-numbering="true">
              <text:list-item>
                <text:p text:style-name="P15"><text:span text:style-name="T15">Update them based upon user input</text:span></text:p>
              </text:list-item>
            </text:list>
            <text:list text:style-name="L1" text:continue-numbering="true">
              <text:list-item>
                <text:p text:style-name="P16"><text:span text:style-name="T16">This project will plot number of births per month per year</text:span></text:p>
              </text:list-item>
            </text:list>
          </draw:text-box>
        </draw:frame>
        <anim:par smil:restart="never" smil:dur="indefinite" presentation:node-type="timing-root">
          <anim:par smil:begin="slide6id.begin">
            <anim:transitionFilter smil:dur="1000ms" smil:type="fade"/>
          </anim:par>
        </anim:par>
      </draw:page>
      <draw:page draw:id="slide9id" draw:name="Slide_3" draw:style-name="dp9" draw:master-page-name="_Section Header" presentation:presentation-page-layout-name="AL3">
        <draw:frame draw:name="Title 1" draw:layer="layout" presentation:style-name="pr11" presentation:class="title" presentation:placeholder="true" svg:width="29.21cm" svg:height="7.925cm" svg:x="2.311cm" svg:y="4.75cm">
          <draw:text-box fo:min-height="7.925cm">
            <text:p text:style-name="P19"><text:span text:style-name="T19">Page 1</text:span></text:p>
          </draw:text-box>
        </draw:frame>
        <draw:frame draw:name="Text Placeholder 2" draw:layer="layout" presentation:style-name="pr12" presentation:class="outline" presentation:placeholder="true" svg:width="29.21cm" svg:height="4.167cm" svg:x="2.311cm" svg:y="12.75cm">
          <draw:text-box fo:min-height="4.167cm">
            <text:p text:style-name="P20"><text:span text:style-name="T20">http://ronaldbarnes.ca:8008/d3/kwlug/bar-chart/page1.html</text:span></text:p>
          </draw:text-box>
        </draw:frame>
        <anim:par smil:restart="never" smil:dur="indefinite" presentation:node-type="timing-root">
          <anim:par smil:begin="slide9id.begin">
            <anim:transitionFilter smil:dur="1000ms" smil:type="fade"/>
          </anim:par>
        </anim:par>
      </draw:page>
      <draw:page draw:id="slide10id" draw:name="Slide_4" draw:style-name="dp10" draw:master-page-name="_Title and Content" presentation:presentation-page-layout-name="AL2">
        <draw:frame draw:name="Title 1" draw:layer="layout" presentation:style-name="pr13" presentation:class="title" presentation:placeholder="true" svg:width="29.21cm" svg:height="3.682cm" svg:x="2.328cm" svg:y="1.014cm">
          <draw:text-box fo:min-height="3.682cm">
            <text:p text:style-name="P21"><text:span text:style-name="T21">Create an SVG</text:span></text:p>
          </draw:text-box>
        </draw:frame>
        <draw:frame draw:name="Content Placeholder 2" draw:layer="layout" presentation:style-name="pr14" presentation:class="outline" presentation:placeholder="true" svg:width="29.21cm" svg:height="12.09cm" svg:x="2.328cm" svg:y="5.072cm">
          <draw:text-box fo:min-height="12.09cm">
            <text:p text:style-name="P22"><text:span text:style-name="T22">d3.select(“#graph-div”)</text:span></text:p>
            <text:p text:style-name="P23"><text:span text:style-name="T23">	.append(“svg”)</text:span></text:p>
            <text:p text:style-name="P24"><text:span text:style-name="T24">		.attr(“width”, ...)</text:span></text:p>
            <text:p text:style-name="P25"><text:span text:style-name="T25">		.attr(“height”, ...)</text:span></text:p>
            <text:p text:style-name="P26"><text:span text:style-name="T26">		.attr(“x”, ...)</text:span></text:p>
            <text:p text:style-name="P27"><text:span text:style-name="T27">		.attr(“y”, ...)</text:span></text:p>
            <text:p text:style-name="P28"/>
            <text:p text:style-name="P29"><text:span text:style-name="T28">That’s all that is required to create an SVG.</text:span></text:p>
          </draw:text-box>
        </draw:frame>
        <anim:par smil:restart="never" smil:dur="indefinite" presentation:node-type="timing-root">
          <anim:par smil:begin="slide10id.begin">
            <anim:transitionFilter smil:dur="1000ms" smil:type="fade"/>
          </anim:par>
        </anim:par>
      </draw:page>
      <draw:page draw:id="slide11id" draw:name="Slide_5" draw:style-name="dp11" draw:master-page-name="_Section Header" presentation:presentation-page-layout-name="AL3">
        <draw:frame draw:name="Title 1" draw:layer="layout" presentation:style-name="pr15" presentation:class="title" presentation:placeholder="true" svg:width="29.21cm" svg:height="7.925cm" svg:x="2.311cm" svg:y="4.75cm">
          <draw:text-box fo:min-height="7.925cm">
            <text:p text:style-name="P30"><text:span text:style-name="T29">Page 2</text:span></text:p>
          </draw:text-box>
        </draw:frame>
        <draw:frame draw:name="Text Placeholder 2" draw:layer="layout" presentation:style-name="pr16" presentation:class="outline" presentation:placeholder="true" svg:width="29.21cm" svg:height="4.167cm" svg:x="2.311cm" svg:y="12.75cm">
          <draw:text-box fo:min-height="4.167cm">
            <text:p text:style-name="P31"><text:span text:style-name="T30">http://bclug.ca:8008/d3/kwlug/bar-chart/page2.html</text:span></text:p>
          </draw:text-box>
        </draw:frame>
        <anim:par smil:restart="never" smil:dur="indefinite" presentation:node-type="timing-root">
          <anim:par smil:begin="slide11id.begin">
            <anim:transitionFilter smil:dur="1000ms" smil:type="fade"/>
          </anim:par>
        </anim:par>
      </draw:page>
      <draw:page draw:id="slide12id" draw:name="Slide_6" draw:style-name="dp12" draw:master-page-name="_Title and Content" presentation:presentation-page-layout-name="AL2">
        <draw:frame draw:name="Title 1" draw:layer="layout" presentation:style-name="pr17" presentation:class="title" presentation:placeholder="true" svg:width="29.21cm" svg:height="3.682cm" svg:x="2.328cm" svg:y="1.014cm">
          <draw:text-box fo:min-height="3.682cm">
            <text:p text:style-name="P32"><text:span text:style-name="T31">Fetch Data</text:span></text:p>
          </draw:text-box>
        </draw:frame>
        <draw:frame draw:name="Content Placeholder 2" draw:layer="layout" presentation:style-name="pr18" presentation:class="outline" presentation:placeholder="true" svg:width="29.21cm" svg:height="12.09cm" svg:x="2.328cm" svg:y="5.072cm">
          <draw:text-box fo:min-height="12.09cm">
            <text:list text:style-name="L3" text:continue-numbering="true">
              <text:list-item>
                <text:p text:style-name="P33"><text:span text:style-name="T32">To fetch some data (several formats supported), queue request(s) for asynchronous retrieval of data:</text:span></text:p>
              </text:list-item>
            </text:list>
            <text:p text:style-name="P34"/>
            <text:p text:style-name="P35"><text:span text:style-name="T33">URL = </text:span><text:span text:style-name="T34">“http://bclug.ca:8008/d3/kwlug/bar-chart/birthData-JSON.js”</text:span><text:span text:style-name="T35">;</text:span></text:p>
            <text:p text:style-name="P36"/>
            <text:p text:style-name="P37"><text:span text:style-name="T36">d3.queue()</text:span></text:p>
            <text:p text:style-name="P38"><text:span text:style-name="T37">	.defer(d3.json, URL</text:span><text:span text:style-name="T38">)</text:span><text:line-break/><text:span text:style-name="T39">	</text:span><text:span text:style-name="T40">.</text:span><text:span text:style-name="T41">await</text:span><text:span text:style-name="T42">(</text:span><text:span text:style-name="T43">function</text:span><text:span text:style-name="T44">(error, birthDataJSON) {</text:span><text:line-break/><text:span text:style-name="T45">	</text:span><text:span text:style-name="T46">	</text:span><text:span text:style-name="T47">if</text:span><text:span text:style-name="T48"> (error) </text:span><text:span text:style-name="T49">throw</text:span><text:span text:style-name="T50"> error;</text:span><text:line-break/><text:span text:style-name="T51">...</text:span></text:p>
          </draw:text-box>
        </draw:frame>
        <anim:par smil:restart="never" smil:dur="indefinite" presentation:node-type="timing-root">
          <anim:par smil:begin="slide12id.begin">
            <anim:transitionFilter smil:dur="1000ms" smil:type="fade"/>
          </anim:par>
        </anim:par>
      </draw:page>
      <draw:page draw:id="slide13id" draw:name="Slide_7" draw:style-name="dp13" draw:master-page-name="_Title and Content" presentation:presentation-page-layout-name="AL2">
        <draw:frame draw:name="Title 1" draw:layer="layout" presentation:style-name="pr19" presentation:class="title" presentation:placeholder="true" svg:width="29.21cm" svg:height="3.682cm" svg:x="2.328cm" svg:y="1.014cm">
          <draw:text-box fo:min-height="3.682cm">
            <text:p text:style-name="P39"><text:span text:style-name="T52">Update DOM with data</text:span></text:p>
          </draw:text-box>
        </draw:frame>
        <draw:frame draw:name="Content Placeholder 2" draw:layer="layout" presentation:style-name="pr20" presentation:class="outline" presentation:placeholder="true" svg:width="29.21cm" svg:height="12.09cm" svg:x="2.328cm" svg:y="5.072cm">
          <draw:text-box fo:min-height="12.09cm">
            <text:p text:style-name="P40"><text:span text:style-name="T53">	...</text:span></text:p>
            <text:p text:style-name="P41"><text:span text:style-name="T54">	</text:span><text:span text:style-name="T55">// Add data to our input selector:</text:span><text:line-break/><text:span text:style-name="T56">	</text:span><text:span text:style-name="T57">d3.select(</text:span><text:span text:style-name="T58">“#inputYear”</text:span><text:span text:style-name="T59">)</text:span><text:line-break/><text:span text:style-name="T60">		</text:span><text:span text:style-name="T61">.property(</text:span><text:span text:style-name="T62">“min”</text:span><text:span text:style-name="T63">, d3.min(birthData, d =&gt; (d.year))</text:span><text:line-break/><text:span text:style-name="T64">		</text:span><text:span text:style-name="T65">.property(</text:span><text:span text:style-name="T66">“max”</text:span><text:span text:style-name="T67">, d3.max(birthData, d =&gt; (d.year))</text:span><text:line-break/><text:span text:style-name="T68">		</text:span><text:span text:style-name="T69">.property(</text:span><text:span text:style-name="T70">“value”</text:span><text:span text:style-name="T71">, minYear</text:span><text:span text:style-name="T72">)</text:span><text:line-break/><text:span text:style-name="T73">		</text:span><text:span text:style-name="T74">;</text:span></text:p>
            <text:p text:style-name="P42"><text:span text:style-name="T75">	// Update input selector’s label</text:span><text:line-break/><text:span text:style-name="T76">	</text:span><text:span text:style-name="T77">d3.select(</text:span><text:span text:style-name="T78">“label”</text:span><text:span text:style-name="T79">)</text:span><text:line-break/><text:span text:style-name="T80">		</text:span><text:span text:style-name="T81">.text(</text:span><text:span text:style-name="T82">`${minYear} &lt;— Year Range —&gt; ${maxYear}`</text:span><text:span text:style-name="T83">)</text:span><text:line-break/><text:span text:style-name="T84">		</text:span><text:span text:style-name="T85">;</text:span><text:line-break/><text:span text:style-name="T86">	})</text:span></text:p>
            <text:list text:style-name="L4" text:continue-numbering="true">
              <text:list-item>
                <text:p text:style-name="P43"><text:span text:style-name="T87">Updating DOM elements is easier with D3.js</text:span></text:p>
              </text:list-item>
            </text:list>
          </draw:text-box>
        </draw:frame>
        <anim:par smil:restart="never" smil:dur="indefinite" presentation:node-type="timing-root">
          <anim:par smil:begin="slide13id.begin">
            <anim:transitionFilter smil:dur="1000ms" smil:type="fade"/>
          </anim:par>
        </anim:par>
      </draw:page>
      <draw:page draw:id="slide14id" draw:name="Slide_8" draw:style-name="dp14" draw:master-page-name="_Section Header" presentation:presentation-page-layout-name="AL3">
        <draw:frame draw:name="Title 1" draw:layer="layout" presentation:style-name="pr21" presentation:class="title" presentation:placeholder="true" svg:width="29.21cm" svg:height="7.925cm" svg:x="2.311cm" svg:y="4.75cm">
          <draw:text-box fo:min-height="7.925cm">
            <text:p text:style-name="P44"><text:span text:style-name="T88">Page 3</text:span></text:p>
          </draw:text-box>
        </draw:frame>
        <draw:frame draw:name="Text Placeholder 2" draw:layer="layout" presentation:style-name="pr22" presentation:class="outline" presentation:placeholder="true" svg:width="29.21cm" svg:height="4.167cm" svg:x="2.311cm" svg:y="12.75cm">
          <draw:text-box fo:min-height="4.167cm">
            <text:p text:style-name="P45"><text:span text:style-name="T89">http://bclug.ca:8008/d3/kwlug/bar-chart/page3.html</text:span></text:p>
          </draw:text-box>
        </draw:frame>
        <anim:par smil:restart="never" smil:dur="indefinite" presentation:node-type="timing-root">
          <anim:par smil:begin="slide14id.begin">
            <anim:transitionFilter smil:dur="1000ms" smil:type="fade"/>
          </anim:par>
        </anim:par>
      </draw:page>
      <draw:page draw:id="slide15id" draw:name="Slide_9" draw:style-name="dp15" draw:master-page-name="_Title and Content" presentation:presentation-page-layout-name="AL2">
        <draw:frame draw:name="Title 1" draw:layer="layout" presentation:style-name="pr23" presentation:class="title" presentation:placeholder="true" svg:width="29.21cm" svg:height="3.682cm" svg:x="2.328cm" svg:y="1.014cm">
          <draw:text-box fo:min-height="3.682cm">
            <text:p text:style-name="P46"><text:span text:style-name="T90">Creating Scales</text:span></text:p>
          </draw:text-box>
        </draw:frame>
        <draw:frame draw:name="Content Placeholder 2" draw:layer="layout" presentation:style-name="pr24" presentation:class="outline" presentation:placeholder="true" svg:width="29.21cm" svg:height="12.09cm" svg:x="2.328cm" svg:y="5.072cm">
          <draw:text-box fo:min-height="12.09cm">
            <text:list text:style-name="L5" text:continue-numbering="true">
              <text:list-item>
                <text:p text:style-name="P47"><text:span text:style-name="T91">Data visualization requires scales</text:span></text:p>
              </text:list-item>
            </text:list>
            <text:list text:style-name="L5" text:continue-numbering="true">
              <text:list-item>
                <text:p text:style-name="P48"><text:span text:style-name="T92">A scale’s domain is the range of data to be plotted</text:span></text:p>
              </text:list-item>
            </text:list>
            <text:list text:style-name="L5" text:continue-numbering="true">
              <text:list-item>
                <text:p text:style-name="P49"><text:span text:style-name="T93">A scale’s range is the location in the SVG to plot the data</text:span></text:p>
              </text:list-item>
            </text:list>
            <text:list text:style-name="L5" text:continue-numbering="true">
              <text:list-item>
                <text:p text:style-name="P50"><text:span text:style-name="T94">Many scales to choose from, we’ll use </text:span><text:span text:style-name="T95">scaleLinear</text:span><text:span text:style-name="T96">:</text:span></text:p>
              </text:list-item>
            </text:list>
            <text:p text:style-name="P51"/>
            <text:p text:style-name="P52"><text:span text:style-name="T97">xScale </text:span><text:span text:style-name="T98">= d3.scaleLinear()</text:span><text:line-break/><text:span text:style-name="T99">	</text:span><text:span text:style-name="T100">// domain is number of months in a year:</text:span><text:line-break/><text:span text:style-name="T101">	</text:span><text:span text:style-name="T102">.domain([ </text:span><text:span text:style-name="T103">1</text:span><text:span text:style-name="T104">,</text:span><text:span text:style-name="T105">12</text:span><text:span text:style-name="T106"> ])</text:span></text:p>
            <text:p text:style-name="P53"><text:span text:style-name="T107">	// Spread bars across width of SVG starting at padding offset:</text:span><text:line-break/><text:span text:style-name="T108">	</text:span><text:span text:style-name="T109">.range([ padding.left</text:span><text:span text:style-name="T110">, padding.left + width </text:span><text:span text:style-name="T111">]</text:span><text:span text:style-name="T112">)</text:span><text:line-break/></text:p>
          </draw:text-box>
        </draw:frame>
        <anim:par smil:restart="never" smil:dur="indefinite" presentation:node-type="timing-root">
          <anim:par smil:begin="slide15id.begin">
            <anim:transitionFilter smil:dur="1000ms" smil:type="fade"/>
          </anim:par>
        </anim:par>
      </draw:page>
      <draw:page draw:id="slide16id" draw:name="Slide_10" draw:style-name="dp16" draw:master-page-name="_Title and Content" presentation:presentation-page-layout-name="AL2">
        <draw:frame draw:name="Title 1" draw:layer="layout" presentation:style-name="pr25" presentation:class="title" presentation:placeholder="true" svg:width="29.21cm" svg:height="3.682cm" svg:x="2.328cm" svg:y="1.014cm">
          <draw:text-box fo:min-height="3.682cm">
            <text:p text:style-name="P54"><text:span text:style-name="T113">Axes</text:span></text:p>
          </draw:text-box>
        </draw:frame>
        <draw:frame draw:name="Content Placeholder 2" draw:layer="layout" presentation:style-name="pr26" presentation:class="outline" presentation:placeholder="true" svg:width="29.21cm" svg:height="12.09cm" svg:x="2.328cm" svg:y="5.072cm">
          <draw:text-box fo:min-height="12.09cm">
            <text:list text:style-name="L6" text:continue-numbering="true">
              <text:list-item>
                <text:p text:style-name="P55"><text:span text:style-name="T114">Axes keep charts honest</text:span></text:p>
              </text:list-item>
            </text:list>
            <text:list text:style-name="L6" text:continue-numbering="true">
              <text:list-item>
                <text:p text:style-name="P56"><text:span text:style-name="T115">Axes take scales as parameters</text:span></text:p>
              </text:list-item>
            </text:list>
            <text:list text:style-name="L6" text:continue-numbering="true">
              <text:list-item>
                <text:p text:style-name="P57"><text:span text:style-name="T116">axisLeft has “ticks” &amp; labels to left of the line</text:span></text:p>
              </text:list-item>
            </text:list>
            <text:list text:style-name="L6" text:continue-numbering="true">
              <text:list-item>
                <text:p text:style-name="P58"><text:span text:style-name="T117">create and append a Y axis:</text:span></text:p>
              </text:list-item>
            </text:list>
            <text:p text:style-name="P59"><text:span text:style-name="T118">yAxis = d3.axisLeft(yScale);</text:span></text:p>
            <text:p text:style-name="P60"><text:line-break/><text:span text:style-name="T119">d3.select(“svg”)</text:span></text:p>
            <text:p text:style-name="P61"><text:span text:style-name="T120">	// Add a “group” to hold the axis and give an ID:</text:span></text:p>
            <text:p text:style-name="P62"><text:span text:style-name="T121">	.append(“g”)</text:span></text:p>
            <text:p text:style-name="P63"><text:span text:style-name="T122">		.attr(“id”, “yaxis”)</text:span></text:p>
          </draw:text-box>
        </draw:frame>
        <anim:par smil:restart="never" smil:dur="indefinite" presentation:node-type="timing-root">
          <anim:par smil:begin="slide16id.begin">
            <anim:transitionFilter smil:dur="1000ms" smil:type="fade"/>
          </anim:par>
        </anim:par>
      </draw:page>
      <draw:page draw:id="slide17id" draw:name="Slide_11" draw:style-name="dp17" draw:master-page-name="_Title and Content" presentation:presentation-page-layout-name="AL2">
        <draw:frame draw:name="Title 1" draw:layer="layout" presentation:style-name="pr27" presentation:class="title" presentation:placeholder="true" svg:width="29.21cm" svg:height="3.682cm" svg:x="2.328cm" svg:y="1.014cm">
          <draw:text-box fo:min-height="3.682cm">
            <text:p text:style-name="P64"><text:span text:style-name="T123">Axis formatting</text:span></text:p>
          </draw:text-box>
        </draw:frame>
        <draw:frame draw:name="Content Placeholder 2" draw:layer="layout" presentation:style-name="pr28" presentation:class="outline" presentation:placeholder="true" svg:width="29.21cm" svg:height="12.09cm" svg:x="2.328cm" svg:y="5.072cm">
          <draw:text-box fo:min-height="12.09cm">
            <text:list text:style-name="L7" text:continue-numbering="true">
              <text:list-item>
                <text:p text:style-name="P65"><text:span text:style-name="T124">There are many options to format an axis</text:span></text:p>
              </text:list-item>
            </text:list>
            <text:list text:style-name="L7" text:continue-numbering="true">
              <text:list-item>
                <text:p text:style-name="P66"><text:span text:style-name="T125">The “ticks” are the little marks indicating precise location</text:span></text:p>
              </text:list-item>
            </text:list>
            <text:list text:style-name="L7" text:continue-numbering="true">
              <text:list-item>
                <text:p text:style-name="P67"><text:span text:style-name="T126">Tick marks can have sizes:</text:span></text:p>
                <text:list text:style-name="L7" text:continue-numbering="true">
                  <text:list-item>
                    <text:p text:style-name="P68"><text:span text:style-name="T127">tickSizeOuter </text:span><text:span text:style-name="T128">for ends of axis line</text:span></text:p>
                  </text:list-item>
                </text:list>
                <text:list text:style-name="L7" text:continue-numbering="true">
                  <text:list-item>
                    <text:p text:style-name="P69"><text:span text:style-name="T129">tickSizeInner </text:span><text:span text:style-name="T130">for normal scale delimiters</text:span></text:p>
                  </text:list-item>
                </text:list>
              </text:list-item>
            </text:list>
            <text:list text:style-name="L7" text:continue-numbering="true">
              <text:list-item>
                <text:p text:style-name="P70"><text:span text:style-name="T131">This bar chart will have tick marks that stretch the width of the chart and the lines will be dashes, not solid</text:span></text:p>
              </text:list-item>
            </text:list>
            <text:list text:style-name="L7" text:continue-numbering="true">
              <text:list-item>
                <text:p text:style-name="P71"><text:span text:style-name="T132">CSS can be applied to SVG elements</text:span></text:p>
              </text:list-item>
            </text:list>
            <text:p text:style-name="P72"/>
          </draw:text-box>
        </draw:frame>
        <anim:par smil:restart="never" smil:dur="indefinite" presentation:node-type="timing-root">
          <anim:par smil:begin="slide17id.begin">
            <anim:transitionFilter smil:dur="1000ms" smil:type="fade"/>
          </anim:par>
        </anim:par>
      </draw:page>
      <draw:page draw:id="slide18id" draw:name="Slide_12" draw:style-name="dp18" draw:master-page-name="_Title and Content" presentation:presentation-page-layout-name="AL2">
        <draw:frame draw:name="Title 1" draw:layer="layout" presentation:style-name="pr29" presentation:class="title" presentation:placeholder="true" svg:width="29.21cm" svg:height="3.682cm" svg:x="2.328cm" svg:y="1.014cm">
          <draw:text-box fo:min-height="3.682cm">
            <text:p text:style-name="P73"><text:span text:style-name="T133">Axis formatting 2</text:span></text:p>
          </draw:text-box>
        </draw:frame>
        <draw:frame draw:name="Content Placeholder 2" draw:layer="layout" presentation:style-name="pr30" presentation:class="outline" presentation:placeholder="true" svg:width="29.21cm" svg:height="12.09cm" svg:x="2.328cm" svg:y="5.072cm">
          <draw:text-box fo:min-height="12.09cm">
            <text:p text:style-name="P74"><text:span text:style-name="T134">yAxis</text:span></text:p>
            <text:p text:style-name="P75"><text:span text:style-name="T135">	// Make ticks width of SVG in opposite direction of labels</text:span><text:line-break/><text:span text:style-name="T136">	.tickSizeInner( -</text:span><text:span text:style-name="T137">1</text:span><text:span text:style-name="T138"> * width)</text:span></text:p>
            <text:p text:style-name="P76"/>
            <text:p text:style-name="P77"><text:span text:style-name="T139">d3.select(“#yaxis”)</text:span></text:p>
            <text:p text:style-name="P78"><text:span text:style-name="T140">	// Apply our axis and formatted labels:</text:span></text:p>
            <text:p text:style-name="P79"><text:span text:style-name="T141">	.call(yAxis)</text:span></text:p>
            <text:p text:style-name="P80"><text:span text:style-name="T142">	.selectAll(“text”)</text:span></text:p>
            <text:p text:style-name="P81"><text:span text:style-name="T143">		// Format each data (d) as 2.0M vs 2000000:</text:span></text:p>
            <text:p text:style-name="P82"><text:span text:style-name="T144">		.text( d =&gt; (d3.format(“.2s”)(d) ))</text:span></text:p>
          </draw:text-box>
        </draw:frame>
        <anim:par smil:restart="never" smil:dur="indefinite" presentation:node-type="timing-root">
          <anim:par smil:begin="slide18id.begin">
            <anim:transitionFilter smil:dur="1000ms" smil:type="fade"/>
          </anim:par>
        </anim:par>
      </draw:page>
      <draw:page draw:id="slide19id" draw:name="Slide_13" draw:style-name="dp19" draw:master-page-name="_Section Header" presentation:presentation-page-layout-name="AL3">
        <draw:frame draw:name="Title 1" draw:layer="layout" presentation:style-name="pr31" presentation:class="title" presentation:placeholder="true" svg:width="29.21cm" svg:height="7.925cm" svg:x="2.311cm" svg:y="4.75cm">
          <draw:text-box fo:min-height="7.925cm">
            <text:p text:style-name="P83"><text:span text:style-name="T145">Page 4</text:span></text:p>
          </draw:text-box>
        </draw:frame>
        <draw:frame draw:name="Text Placeholder 2" draw:layer="layout" presentation:style-name="pr32" presentation:class="outline" presentation:placeholder="true" svg:width="29.21cm" svg:height="4.167cm" svg:x="2.311cm" svg:y="12.75cm">
          <draw:text-box fo:min-height="4.167cm">
            <text:p text:style-name="P84"><text:span text:style-name="T146">http://bclug.ca:8008/d3/kwlug/bar-chart/page4.html</text:span></text:p>
          </draw:text-box>
        </draw:frame>
        <anim:par smil:restart="never" smil:dur="indefinite" presentation:node-type="timing-root">
          <anim:par smil:begin="slide19id.begin">
            <anim:transitionFilter smil:dur="1000ms" smil:type="fade"/>
          </anim:par>
        </anim:par>
      </draw:page>
      <draw:page draw:id="slide20id" draw:name="Slide_14" draw:style-name="dp20" draw:master-page-name="_Title and Content" presentation:presentation-page-layout-name="AL2">
        <draw:frame draw:name="Title 1" draw:layer="layout" presentation:style-name="pr33" presentation:class="title" presentation:placeholder="true" svg:width="29.21cm" svg:height="3.682cm" svg:x="2.328cm" svg:y="1.014cm">
          <draw:text-box fo:min-height="3.682cm">
            <text:p text:style-name="P85"><text:span text:style-name="T147">Binding data to graph elements</text:span></text:p>
          </draw:text-box>
        </draw:frame>
        <draw:frame draw:name="Content Placeholder 2" draw:layer="layout" presentation:style-name="pr34" presentation:class="outline" presentation:placeholder="true" svg:width="29.21cm" svg:height="12.09cm" svg:x="2.328cm" svg:y="5.072cm">
          <draw:text-box fo:min-height="12.09cm">
            <text:list text:style-name="L9" text:continue-numbering="true">
              <text:list-item>
                <text:p text:style-name="P86"><text:span text:style-name="T148">Bar charts are made with rectangles</text:span></text:p>
              </text:list-item>
            </text:list>
            <text:list text:style-name="L9" text:continue-numbering="true">
              <text:list-item>
                <text:p text:style-name="P87"><text:span text:style-name="T149">D3.js will apply an array of data to a selection of elements</text:span></text:p>
              </text:list-item>
            </text:list>
            <text:list text:style-name="L9" text:continue-numbering="true">
              <text:list-item>
                <text:p text:style-name="P88"><text:span text:style-name="T150">When there are more data elements than DOM elements, DOM elements will be added by the </text:span><text:span text:style-name="T151">.enter()</text:span><text:span text:style-name="T152"> selection</text:span></text:p>
              </text:list-item>
            </text:list>
            <text:list text:style-name="L9" text:continue-numbering="true">
              <text:list-item>
                <text:p text:style-name="P89"><text:span text:style-name="T153">Initially, we’ll have 12 elements of birth data and zero bars, so we’ll use .enter() to append some bars (rectangles)</text:span></text:p>
              </text:list-item>
            </text:list>
          </draw:text-box>
        </draw:frame>
        <anim:par smil:restart="never" smil:dur="indefinite" presentation:node-type="timing-root">
          <anim:par smil:begin="slide20id.begin">
            <anim:transitionFilter smil:dur="1000ms" smil:type="fade"/>
          </anim:par>
        </anim:par>
      </draw:page>
      <draw:page draw:id="slide21id" draw:name="Slide_15" draw:style-name="dp21" draw:master-page-name="_Title and Content" presentation:presentation-page-layout-name="AL2">
        <draw:frame draw:name="Title 1" draw:layer="layout" presentation:style-name="pr35" presentation:class="title" presentation:placeholder="true" svg:width="29.21cm" svg:height="3.682cm" svg:x="2.328cm" svg:y="1.014cm">
          <draw:text-box fo:min-height="3.682cm">
            <text:p text:style-name="P90"><text:span text:style-name="T154">Appending new bars: </text:span><text:span text:style-name="T155">.enter()</text:span></text:p>
          </draw:text-box>
        </draw:frame>
        <draw:frame draw:name="Content Placeholder 2" draw:layer="layout" presentation:style-name="pr36" presentation:class="outline" presentation:placeholder="true" svg:width="29.21cm" svg:height="12.09cm" svg:x="2.328cm" svg:y="5.072cm">
          <draw:text-box fo:min-height="12.09cm">
            <text:p text:style-name="P91"><text:span text:style-name="T156">d3.select(“svg”)</text:span></text:p>
            <text:p text:style-name="P92"><text:span text:style-name="T157">	// 1st page load, next selectAll returns nothing:</text:span></text:p>
            <text:p text:style-name="P93"><text:span text:style-name="T158">	.selectAll(“rect”)</text:span></text:p>
            <text:p text:style-name="P94"><text:span text:style-name="T159">	// Bind 1967’s data to all existing rectangles:</text:span></text:p>
            <text:p text:style-name="P95"><text:span text:style-name="T160">	.data(birthData.filter( d =&gt; (d.year === 1967))</text:span></text:p>
            <text:p text:style-name="P96"><text:span text:style-name="T161">	.enter()</text:span></text:p>
            <text:p text:style-name="P97"><text:span text:style-name="T162">		// Append 12 rectangles for the 12 months</text:span></text:p>
            <text:p text:style-name="P98"><text:span text:style-name="T163">		.append(“rect”)</text:span></text:p>
            <text:p text:style-name="P99"/>
          </draw:text-box>
        </draw:frame>
        <anim:par smil:restart="never" smil:dur="indefinite" presentation:node-type="timing-root">
          <anim:par smil:begin="slide21id.begin">
            <anim:transitionFilter smil:dur="1000ms" smil:type="fade"/>
          </anim:par>
        </anim:par>
      </draw:page>
      <draw:page draw:id="slide22id" draw:name="Slide_16" draw:style-name="dp22" draw:master-page-name="_Section Header" presentation:presentation-page-layout-name="AL3">
        <draw:frame draw:name="Title 1" draw:layer="layout" presentation:style-name="pr37" presentation:class="title" presentation:placeholder="true" svg:width="29.21cm" svg:height="7.925cm" svg:x="2.311cm" svg:y="4.75cm">
          <draw:text-box fo:min-height="7.925cm">
            <text:p text:style-name="P100"><text:span text:style-name="T164">Page 5</text:span></text:p>
          </draw:text-box>
        </draw:frame>
        <draw:frame draw:name="Text Placeholder 2" draw:layer="layout" presentation:style-name="pr38" presentation:class="outline" presentation:placeholder="true" svg:width="29.21cm" svg:height="4.167cm" svg:x="2.311cm" svg:y="12.75cm">
          <draw:text-box fo:min-height="4.167cm">
            <text:p text:style-name="P101"><text:span text:style-name="T165">http://bclug.ca:8008/d3/kwlug/bar-chart/page5.html</text:span></text:p>
          </draw:text-box>
        </draw:frame>
        <anim:par smil:restart="never" smil:dur="indefinite" presentation:node-type="timing-root">
          <anim:par smil:begin="slide22id.begin">
            <anim:transitionFilter smil:dur="1000ms" smil:type="fade"/>
          </anim:par>
        </anim:par>
      </draw:page>
      <draw:page draw:id="slide23id" draw:name="Slide_17" draw:style-name="dp23" draw:master-page-name="_Title and Content" presentation:presentation-page-layout-name="AL2">
        <draw:frame draw:name="Title 1" draw:layer="layout" presentation:style-name="pr39" presentation:class="title" presentation:placeholder="true" svg:width="29.21cm" svg:height="3.682cm" svg:x="2.328cm" svg:y="1.014cm">
          <draw:text-box fo:min-height="3.682cm">
            <text:p text:style-name="P102"><text:span text:style-name="T166">Updating data</text:span></text:p>
          </draw:text-box>
        </draw:frame>
        <draw:frame draw:name="Content Placeholder 2" draw:layer="layout" presentation:style-name="pr40" presentation:class="outline" presentation:placeholder="true" svg:width="29.21cm" svg:height="12.09cm" svg:x="2.328cm" svg:y="5.072cm">
          <draw:text-box fo:min-height="12.09cm">
            <text:list text:style-name="L11" text:continue-numbering="true">
              <text:list-item>
                <text:p text:style-name="P103"><text:span text:style-name="T167">Default selection is update</text:span></text:p>
              </text:list-item>
            </text:list>
            <text:p text:style-name="P104"/>
            <text:p text:style-name="P105"><text:span text:style-name="T168">d3.select(“svg”)</text:span></text:p>
            <text:p text:style-name="P106"><text:span text:style-name="T169">	// Now selectAll returns array of 12 elements:</text:span></text:p>
            <text:p text:style-name="P107"><text:span text:style-name="T170">	.selectAll(“rect”)</text:span></text:p>
            <text:p text:style-name="P108"><text:span text:style-name="T171">	// Bind 1968’s data to all existing rectangles:</text:span></text:p>
            <text:p text:style-name="P109"><text:span text:style-name="T172">	.data(birthData.filter( d =&gt; (d.year === 1968))</text:span></text:p>
            <text:p text:style-name="P110"/>
          </draw:text-box>
        </draw:frame>
        <anim:par smil:restart="never" smil:dur="indefinite" presentation:node-type="timing-root">
          <anim:par smil:begin="slide23id.begin">
            <anim:transitionFilter smil:dur="1000ms" smil:type="fade"/>
          </anim:par>
        </anim:par>
      </draw:page>
      <draw:page draw:name="Slide_18" draw:style-name="dp24" draw:master-page-name="_Title and Content" presentation:presentation-page-layout-name="AL2">
        <draw:frame draw:name="Title 1" draw:layer="layout" presentation:style-name="pr41" presentation:class="title" presentation:placeholder="true" svg:width="29.21cm" svg:height="3.682cm" svg:x="2.328cm" svg:y="1.014cm">
          <draw:text-box fo:min-height="3.682cm">
            <text:p text:style-name="P111"><text:span text:style-name="T173">Updating data: shortcut</text:span></text:p>
          </draw:text-box>
        </draw:frame>
        <draw:frame draw:name="Content Placeholder 2" draw:layer="layout" presentation:style-name="pr42" presentation:class="outline" presentation:placeholder="true" svg:width="29.21cm" svg:height="12.09cm" svg:x="2.328cm" svg:y="5.072cm">
          <draw:text-box fo:min-height="12.09cm">
            <text:list text:style-name="L12" text:continue-numbering="true">
              <text:list-item>
                <text:p text:style-name="P112"><text:span text:style-name="T174">Save time with </text:span><text:span text:style-name="T175">.merge()</text:span><text:span text:style-name="T176"> - it joins </text:span><text:span text:style-name="T177">.enter()</text:span><text:span text:style-name="T178"> and </text:span><text:span text:style-name="T179">update</text:span></text:p>
              </text:list-item>
            </text:list>
            <text:list text:style-name="L12" text:continue-numbering="true">
              <text:list-item>
                <text:p text:style-name="P113"><text:span text:style-name="T180">Only </text:span><text:span text:style-name="T181">ONE </text:span><text:span text:style-name="T182">line of code has been added to page 5’s JS code:</text:span></text:p>
              </text:list-item>
            </text:list>
            <text:p text:style-name="P114"><text:span text:style-name="T183">	</text:span><text:span text:style-name="T184">.merge(bars)</text:span></text:p>
            <text:list text:style-name="L12" text:continue-numbering="true">
              <text:list-item>
                <text:p text:style-name="P115"><text:span text:style-name="T185">And we have updating bars in our chart because </text:span><text:span text:style-name="T186">.enter()</text:span><text:span text:style-name="T187"> and</text:span><text:span text:style-name="T188"> update share all the code for applying attributes to the rectangles</text:span></text:p>
              </text:list-item>
            </text:list>
            <text:list text:style-name="L12" text:continue-numbering="true">
              <text:list-item>
                <text:p text:style-name="P116"><text:span text:style-name="T189">However, there’s a </text:span><text:span text:style-name="T190">bug</text:span><text:span text:style-name="T191">: year 2015 has only May’s data; January’s bar moves to May’s position. Tool tip changes mid-bar.</text:span></text:p>
              </text:list-item>
            </text:list>
          </draw:text-box>
        </draw:frame>
      </draw:page>
      <draw:page draw:name="Slide_19" draw:style-name="dp25" draw:master-page-name="_Section Header" presentation:presentation-page-layout-name="AL3">
        <draw:frame draw:name="Title 1" draw:layer="layout" presentation:style-name="pr43" presentation:class="title" presentation:placeholder="true" svg:width="29.21cm" svg:height="7.925cm" svg:x="2.311cm" svg:y="4.75cm">
          <draw:text-box fo:min-height="7.925cm">
            <text:p text:style-name="P117"><text:span text:style-name="T192">Page 6</text:span></text:p>
          </draw:text-box>
        </draw:frame>
        <draw:frame draw:name="Text Placeholder 2" draw:layer="layout" presentation:style-name="pr44" presentation:class="outline" presentation:placeholder="true" svg:width="29.21cm" svg:height="4.167cm" svg:x="2.311cm" svg:y="12.75cm">
          <draw:text-box fo:min-height="4.167cm">
            <text:p text:style-name="P118"><text:span text:style-name="T193">http://bclug.ca:8008/d3/kwlug/bar-chart/page6.html</text:span></text:p>
          </draw:text-box>
        </draw:frame>
      </draw:page>
      <draw:page draw:name="Slide_20" draw:style-name="dp26" draw:master-page-name="_Title and Content" presentation:presentation-page-layout-name="AL2">
        <draw:frame draw:name="Title 1" draw:layer="layout" presentation:style-name="pr45" presentation:class="title" presentation:placeholder="true" svg:width="29.21cm" svg:height="3.682cm" svg:x="2.328cm" svg:y="1.014cm">
          <draw:text-box fo:min-height="3.682cm">
            <text:p text:style-name="P119"><text:span text:style-name="T194">Data “constancy”: key functions</text:span></text:p>
          </draw:text-box>
        </draw:frame>
        <draw:frame draw:name="Content Placeholder 2" draw:layer="layout" presentation:style-name="pr46" presentation:class="outline" presentation:placeholder="true" svg:width="29.21cm" svg:height="12.09cm" svg:x="2.328cm" svg:y="5.072cm">
          <draw:text-box fo:min-height="12.09cm">
            <text:list text:style-name="L13" text:continue-numbering="true">
              <text:list-item>
                <text:p text:style-name="P120"><text:span text:style-name="T195">Default data binding order is first-come first-serve</text:span></text:p>
              </text:list-item>
            </text:list>
            <text:list text:style-name="L13" text:continue-numbering="true">
              <text:list-item>
                <text:p text:style-name="P121"><text:span text:style-name="T196">Binding data to specific DOM elements is possible</text:span></text:p>
              </text:list-item>
            </text:list>
            <text:list text:style-name="L13" text:continue-numbering="true">
              <text:list-item>
                <text:p text:style-name="P122"><text:span text:style-name="T197">Just add a “key function” to the .data(), which returns an array of unique values which D3.js will bind to specific items:</text:span></text:p>
              </text:list-item>
            </text:list>
            <text:p text:style-name="P123"/>
            <text:p text:style-name="P124"><text:span text:style-name="T198">.data(barData, function</text:span><text:span text:style-name="T199">(d) {</text:span></text:p>
            <text:p text:style-name="P125"><text:span text:style-name="T200">return d.month;</text:span></text:p>
            <text:p text:style-name="P126"><text:span text:style-name="T201">})</text:span></text:p>
            <text:list text:style-name="L13" text:continue-numbering="true">
              <text:list-item>
                <text:p text:style-name="P127"><text:span text:style-name="T202">May 2015 now has correct data in correct location</text:span></text:p>
              </text:list-item>
            </text:list>
          </draw:text-box>
        </draw:frame>
      </draw:page>
      <draw:page draw:name="Slide_21" draw:style-name="dp27" draw:master-page-name="_Section Header" presentation:presentation-page-layout-name="AL3">
        <draw:frame draw:name="Title 1" draw:layer="layout" presentation:style-name="pr47" presentation:class="title" presentation:placeholder="true" svg:width="29.21cm" svg:height="7.925cm" svg:x="2.311cm" svg:y="4.75cm">
          <draw:text-box fo:min-height="7.925cm">
            <text:p text:style-name="P128"><text:span text:style-name="T203">Page 7</text:span></text:p>
          </draw:text-box>
        </draw:frame>
        <draw:frame draw:name="Text Placeholder 2" draw:layer="layout" presentation:style-name="pr48" presentation:class="outline" presentation:placeholder="true" svg:width="29.21cm" svg:height="4.167cm" svg:x="2.311cm" svg:y="12.75cm">
          <draw:text-box fo:min-height="4.167cm">
            <text:p text:style-name="P129"><text:span text:style-name="T204">http://bclug.ca:8008/d3/kwlug/bar-chart/page6.html</text:span></text:p>
          </draw:text-box>
        </draw:frame>
      </draw:page>
      <draw:page draw:name="Slide_22" draw:style-name="dp28" draw:master-page-name="_Title and Content" presentation:presentation-page-layout-name="AL2">
        <draw:frame draw:name="Title 1" draw:layer="layout" presentation:style-name="pr49" presentation:class="title" presentation:placeholder="true" svg:width="29.21cm" svg:height="3.682cm" svg:x="2.328cm" svg:y="1.014cm">
          <draw:text-box fo:min-height="3.682cm">
            <text:p text:style-name="P130"><text:span text:style-name="T205">Removing data: </text:span><text:span text:style-name="T206">.exit()</text:span></text:p>
          </draw:text-box>
        </draw:frame>
        <draw:frame draw:name="Content Placeholder 2" draw:layer="layout" presentation:style-name="pr50" presentation:class="outline" presentation:placeholder="true" svg:width="29.21cm" svg:height="12.09cm" svg:x="2.328cm" svg:y="5.072cm">
          <draw:text-box fo:min-height="12.09cm">
            <text:list text:style-name="L14" text:continue-numbering="true">
              <text:list-item>
                <text:p text:style-name="P131"><text:span text:style-name="T207">Where there are more DOM elements than data array elements, items need to be removed from DOM</text:span></text:p>
              </text:list-item>
            </text:list>
            <text:list text:style-name="L14" text:continue-numbering="true">
              <text:list-item>
                <text:p text:style-name="P132"><text:span text:style-name="T208">We need to remove elements that no longer have data bound to them</text:span></text:p>
              </text:list-item>
            </text:list>
            <text:list text:style-name="L14" text:continue-numbering="true">
              <text:list-item>
                <text:p text:style-name="P133"><text:span text:style-name="T209">.exit().remove()</text:span><text:span text:style-name="T210"> does that:</text:span></text:p>
              </text:list-item>
            </text:list>
            <text:p text:style-name="P134"><text:span text:style-name="T211">bars</text:span></text:p>
            <text:p text:style-name="P135"><text:span text:style-name="T212">.exit()</text:span></text:p>
            <text:p text:style-name="P136"><text:span text:style-name="T213">.remove()</text:span></text:p>
          </draw:text-box>
        </draw:frame>
      </draw:page>
      <draw:page draw:name="Slide_23" draw:style-name="dp29" draw:master-page-name="_Section Header" presentation:presentation-page-layout-name="AL3">
        <draw:frame draw:name="Title 1" draw:layer="layout" presentation:style-name="pr51" presentation:class="title" presentation:placeholder="true" svg:width="29.21cm" svg:height="7.925cm" svg:x="2.311cm" svg:y="4.75cm">
          <draw:text-box fo:min-height="7.925cm">
            <text:p text:style-name="P137"><text:span text:style-name="T214">Page 8</text:span></text:p>
          </draw:text-box>
        </draw:frame>
        <draw:frame draw:name="Text Placeholder 2" draw:layer="layout" presentation:style-name="pr52" presentation:class="outline" presentation:placeholder="true" svg:width="29.21cm" svg:height="4.167cm" svg:x="2.311cm" svg:y="12.75cm">
          <draw:text-box fo:min-height="4.167cm">
            <text:p text:style-name="P138"><text:span text:style-name="T215">http://bclug.ca:8008/d3/kwlug/bar-chart/page8.html</text:span></text:p>
          </draw:text-box>
        </draw:frame>
      </draw:page>
      <draw:page draw:name="Slide_24" draw:style-name="dp30" draw:master-page-name="_Title and Content" presentation:presentation-page-layout-name="AL2">
        <draw:frame draw:name="Title 1" draw:layer="layout" presentation:style-name="pr53" presentation:class="title" presentation:placeholder="true" svg:width="29.21cm" svg:height="3.682cm" svg:x="2.328cm" svg:y="1.014cm">
          <draw:text-box fo:min-height="3.682cm">
            <text:p text:style-name="P139"><text:span text:style-name="T216">Revisiting Scales: adding colour</text:span></text:p>
          </draw:text-box>
        </draw:frame>
        <draw:frame draw:name="Content Placeholder 2" draw:layer="layout" presentation:style-name="pr54" presentation:class="outline" presentation:placeholder="true" svg:width="29.21cm" svg:height="12.09cm" svg:x="2.328cm" svg:y="5.072cm">
          <draw:text-box fo:min-height="12.09cm">
            <text:list text:style-name="L15" text:continue-numbering="true">
              <text:list-item>
                <text:p text:style-name="P140"><text:span text:style-name="T217">Our black bars need enhancement; it’s easy to add colour based on our data - the month number:</text:span></text:p>
              </text:list-item>
            </text:list>
            <text:p text:style-name="P141"><text:span text:style-name="T218">let colourScaleX = d3.scaleLinear();</text:span></text:p>
            <text:p text:style-name="P142"><text:span text:style-name="T219">colourScaleX</text:span></text:p>
            <text:p text:style-name="P143"><text:span text:style-name="T220">	.domain([ 1,12 ])</text:span></text:p>
            <text:p text:style-name="P144"><text:span text:style-name="T221">	// </text:span><text:span text:style-name="T222">D3 will interpolate between colours</text:span><text:span text:style-name="T223">!</text:span></text:p>
            <text:p text:style-name="P145"><text:span text:style-name="T224">	.range([ “red”, “blue” ])</text:span></text:p>
            <text:p text:style-name="P146"/>
            <text:p text:style-name="P147"><text:span text:style-name="T225">Then, in our .merge() where we enter &amp; update our bars, apply colour to fill attribute:</text:span></text:p>
            <text:p text:style-name="P148"><text:span text:style-name="T226">	.attr(“fill”, (d,index) =&gt; (colourScaleX(index+1) ))</text:span></text:p>
          </draw:text-box>
        </draw:frame>
      </draw:page>
      <draw:page draw:name="Slide_25" draw:style-name="dp31" draw:master-page-name="_Section Header" presentation:presentation-page-layout-name="AL3">
        <draw:frame draw:name="Title 1" draw:layer="layout" presentation:style-name="pr55" presentation:class="title" presentation:placeholder="true" svg:width="29.21cm" svg:height="7.925cm" svg:x="2.311cm" svg:y="4.75cm">
          <draw:text-box fo:min-height="7.925cm">
            <text:p text:style-name="P149"><text:span text:style-name="T227">Page 9</text:span></text:p>
          </draw:text-box>
        </draw:frame>
        <draw:frame draw:name="Text Placeholder 2" draw:layer="layout" presentation:style-name="pr56" presentation:class="outline" presentation:placeholder="true" svg:width="29.21cm" svg:height="4.167cm" svg:x="2.311cm" svg:y="12.75cm">
          <draw:text-box fo:min-height="4.167cm">
            <text:p text:style-name="P150"><text:span text:style-name="T228">http://bclug.ca:8008/d3/kwlug/bar-chart/page9.html</text:span></text:p>
          </draw:text-box>
        </draw:frame>
      </draw:page>
      <draw:page draw:name="Slide_26" draw:style-name="dp32" draw:master-page-name="_Title and Content" presentation:presentation-page-layout-name="AL2">
        <draw:frame draw:name="Title 1" draw:layer="layout" presentation:style-name="pr57" presentation:class="title" presentation:placeholder="true" svg:width="29.21cm" svg:height="3.682cm" svg:x="2.328cm" svg:y="1.014cm">
          <draw:text-box fo:min-height="3.682cm">
            <text:p text:style-name="P151"><text:span text:style-name="T229">Transitions</text:span></text:p>
          </draw:text-box>
        </draw:frame>
        <draw:frame draw:name="Content Placeholder 2" draw:layer="layout" presentation:style-name="pr58" presentation:class="outline" presentation:placeholder="true" svg:width="29.21cm" svg:height="12.09cm" svg:x="2.328cm" svg:y="5.072cm">
          <draw:text-box fo:min-height="12.09cm">
            <text:list text:style-name="L16" text:continue-numbering="true">
              <text:list-item>
                <text:p text:style-name="P152"><text:span text:style-name="T230">To make our bars transition between states, there’s a </text:span><text:span text:style-name="T231">.transition()</text:span><text:span text:style-name="T232"> function</text:span></text:p>
              </text:list-item>
            </text:list>
            <text:list text:style-name="L16" text:continue-numbering="true">
              <text:list-item>
                <text:p text:style-name="P153"><text:span text:style-name="T233">Transitions have durations, delays, and easing functions</text:span></text:p>
              </text:list-item>
            </text:list>
            <text:list text:style-name="L16" text:continue-numbering="true">
              <text:list-item>
                <text:p text:style-name="P154"><text:span text:style-name="T234">Many choices of “easing” between states, we’ll use the default </text:span><text:span text:style-name="T235">.ease(d3.easeCubicInOut)</text:span></text:p>
              </text:list-item>
            </text:list>
            <text:list text:style-name="L16" text:continue-numbering="true">
              <text:list-item>
                <text:p text:style-name="P155"><text:span text:style-name="T236">Delay function staggers the transitions</text:span></text:p>
              </text:list-item>
            </text:list>
            <text:list text:style-name="L16" text:continue-numbering="true">
              <text:list-item>
                <text:p text:style-name="P156"><text:span text:style-name="T237">Transition the </text:span><text:span text:style-name="T238">.exit().remove()</text:span><text:span text:style-name="T239"> to a width of zero:</text:span></text:p>
              </text:list-item>
            </text:list>
            <text:p text:style-name="P157"><text:span text:style-name="T240">	.transition().duration(1000)</text:span></text:p>
            <text:p text:style-name="P158"><text:span text:style-name="T241">	.delay(...).attr(“width”, 0)</text:span></text:p>
          </draw:text-box>
        </draw:frame>
      </draw:page>
      <draw:page draw:name="Slide_27" draw:style-name="dp33" draw:master-page-name="_Section Header" presentation:presentation-page-layout-name="AL3">
        <draw:frame draw:name="Title 1" draw:layer="layout" presentation:style-name="pr59" presentation:class="title" presentation:placeholder="true" svg:width="29.21cm" svg:height="7.925cm" svg:x="2.311cm" svg:y="4.75cm">
          <draw:text-box fo:min-height="7.925cm">
            <text:p text:style-name="P159"><text:span text:style-name="T242">Page 10</text:span></text:p>
          </draw:text-box>
        </draw:frame>
        <draw:frame draw:name="Text Placeholder 2" draw:layer="layout" presentation:style-name="pr60" presentation:class="outline" presentation:placeholder="true" svg:width="29.21cm" svg:height="4.167cm" svg:x="2.311cm" svg:y="12.75cm">
          <draw:text-box fo:min-height="4.167cm">
            <text:p text:style-name="P160"><text:span text:style-name="T243">http://bclug.ca:8008/d3/kwlug/bar-chart/page10.html</text:span></text:p>
          </draw:text-box>
        </draw:frame>
      </draw:page>
      <draw:page draw:name="Slide_28" draw:style-name="dp34" draw:master-page-name="_Title and Content" presentation:presentation-page-layout-name="AL2">
        <draw:frame draw:name="Title 1" draw:layer="layout" presentation:style-name="pr61" presentation:class="title" presentation:placeholder="true" svg:width="29.21cm" svg:height="3.682cm" svg:x="2.328cm" svg:y="1.014cm">
          <draw:text-box fo:min-height="3.682cm">
            <text:p text:style-name="P161"><text:span text:style-name="T244">More transitions</text:span></text:p>
          </draw:text-box>
        </draw:frame>
        <draw:frame draw:name="Content Placeholder 2" draw:layer="layout" presentation:style-name="pr62" presentation:class="outline" presentation:placeholder="true" svg:width="29.21cm" svg:height="12.09cm" svg:x="2.328cm" svg:y="5.072cm">
          <draw:text-box fo:min-height="12.09cm">
            <text:list text:style-name="L17" text:continue-numbering="true">
              <text:list-item>
                <text:p text:style-name="P162"><text:span text:style-name="T245">Our bars are now nicely transitioning between states</text:span></text:p>
              </text:list-item>
            </text:list>
            <text:list text:style-name="L17" text:continue-numbering="true">
              <text:list-item>
                <text:p text:style-name="P163"><text:span text:style-name="T246">Notice the delay function to stagger transitions: take the data object</text:span><text:span text:style-name="T247"> and its index in the array,</text:span><text:span text:style-name="T248"> and return </text:span><text:span text:style-name="T249">index*</text:span><text:span text:style-name="T250">50</text:span><text:span text:style-name="T251"><text:s/></text:span><text:span text:style-name="T252">ms:</text:span></text:p>
              </text:list-item>
            </text:list>
            <text:p text:style-name="P164"><text:span text:style-name="T253">.transition()</text:span></text:p>
            <text:p text:style-name="P165"><text:span text:style-name="T254">.duration(1000)</text:span></text:p>
            <text:p text:style-name="P166"><text:span text:style-name="T255">.delay( (data,index) =&gt; (index * 50))</text:span></text:p>
            <text:list text:style-name="L17" text:continue-numbering="true">
              <text:list-item>
                <text:p text:style-name="P167"><text:span text:style-name="T256">Transition the axes, labels, title,...</text:span></text:p>
              </text:list-item>
            </text:list>
          </draw:text-box>
        </draw:frame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graphic">
      <style:text-properties fo:font-size="18pt" style:font-size-asian="18pt" style:font-size-complex="18pt" fo:language="en" fo:country="CA"/>
      <style:paragraph-properties fo:text-align="left" fo:margin-left="0pt"/>
    </style:default-style>
    <style:default-style style:family="paragraph">
      <style:paragraph-properties fo:text-align="left" fo:margin-left="0pt"/>
    </style:default-style>
    <style:default-style style:family="text">
      <style:text-properties fo:font-size="18pt" style:font-size-asian="18pt" style:font-size-complex="18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presentation-page-layout style:name="AL1">
      <presentation:placeholder presentation:object="title" svg:height="6.633cm" svg:width="25.4cm" svg:x="4.234cm" svg:y="3.118cm"/>
      <presentation:placeholder presentation:object="subtitle" svg:height="4.6cm" svg:width="25.4cm" svg:x="4.234cm" svg:y="10.01cm"/>
    </style:presentation-page-layout>
    <style:presentation-page-layout style:name="AL2">
      <presentation:placeholder presentation:object="title"/>
      <presentation:placeholder presentation:object="outline"/>
    </style:presentation-page-layout>
    <style:presentation-page-layout style:name="AL3">
      <presentation:placeholder presentation:object="title" svg:height="7.925cm" svg:width="29.21cm" svg:x="2.311cm" svg:y="4.75cm"/>
      <presentation:placeholder presentation:object="outline" svg:height="4.167cm" svg:width="29.21cm" svg:x="2.311cm" svg:y="12.75cm"/>
    </style:presentation-page-layout>
    <style:style style:family="graphic" style:name="Frame">
      <style:text-properties fo:font-size="18pt" style:font-size-asian="18pt" style:font-size-complex="18pt"/>
      <style:graphic-properties/>
    </style:style>
    <text:list-style style:name="L1">
      <text:list-level-style-bullet text:level="1" text:bullet-char="•">
        <style:list-level-properties text:space-before="1pt" text:min-label-width="18pt"/>
        <style:text-properties fo:color="#000000" fo:font-family="Arial" style:font-family-asian="Arial" style:font-family-complex="Arial" fo:font-size="28pt" style:font-size-asian="28pt" style:font-size-complex="28pt"/>
      </text:list-level-style-bullet>
      <text:list-level-style-bullet text:level="2" text:bullet-char="•">
        <style:list-level-properties text:space-before="1pt" text:min-label-width="18pt"/>
        <style:text-properties fo:color="#000000" fo:font-family="Arial" style:font-family-asian="Arial" style:font-family-complex="Arial" fo:font-size="24pt" style:font-size-asian="24pt" style:font-size-complex="24pt"/>
      </text:list-level-style-bullet>
      <text:list-level-style-bullet text:level="3" text:bullet-char="•">
        <style:list-level-properties text:space-before="1pt" text:min-label-width="18pt"/>
        <style:text-properties fo:color="#000000" fo:font-family="Arial" style:font-family-asian="Arial" style:font-family-complex="Arial" fo:font-size="20pt" style:font-size-asian="20pt" style:font-size-complex="20pt"/>
      </text:list-level-style-bullet>
      <text:list-level-style-bullet text:level="4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5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6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7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8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9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</text:list-style>
  </office:styles>
  <office:automatic-styles>
    <style:page-layout style:name="Mpm1">
      <style:page-layout-properties fo:page-width="33.87cm" fo:page-height="19.05cm"/>
    </style:page-layout>
    <style:page-layout style:name="Mpm2">
      <style:page-layout-properties fo:page-width="33.87cm" fo:page-height="19.05cm"/>
    </style:page-layout>
    <style:page-layout style:name="Mpm3">
      <style:page-layout-properties fo:page-width="33.87cm" fo:page-height="19.05cm"/>
    </style:page-layout>
    <style:style style:family="drawing-page" style:name="dp1">
      <style:drawing-page-properties draw:fill-color="#FFFFFF" draw:fill="solid"/>
    </style:style>
    <style:style style:family="presentation" style:name="pr1">
      <style:graphic-properties draw:fill="none" draw:textarea-vertical-align="bottom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1">
      <style:text-properties fo:color="#000000" fo:font-family="Arial" style:font-family-asian="Arial" style:font-family-complex="Arial" fo:font-size="60pt" style:font-size-asian="60pt" style:font-size-complex="60pt"/>
      <style:paragraph-properties fo:line-height="90%" fo:text-align="center" fo:margin-top="0pt"/>
    </style:style>
    <style:style style:family="text" style:name="T1">
      <style:text-properties fo:language="en" fo:country="US"/>
    </style:style>
    <style:style style:family="presentation" style:name="pr2">
      <style:graphic-properties draw:fill="none" draw:auto-grow-height="false" draw:auto-grow-width="false" draw:stroke="none" style:wrap="run-through" fo:background-color="transparent"/>
    </style:style>
    <style:style style:family="paragraph" style:name="P2">
      <style:text-properties fo:color="#000000" fo:font-family="Arial" style:font-family-asian="Arial" style:font-family-complex="Arial" fo:font-size="24pt" style:font-size-asian="24pt" style:font-size-complex="24pt"/>
      <style:paragraph-properties fo:line-height="90%" fo:text-align="center" fo:margin-left="0pt" fo:text-indent="0pt" fo:margin-top="10pt"/>
    </style:style>
    <style:style style:family="text" style:name="T2">
      <style:text-properties fo:language="en" fo:country="US"/>
    </style:style>
    <style:style style:family="drawing-page" style:name="dp2">
      <style:drawing-page-properties/>
    </style:style>
    <style:style style:family="drawing-page" style:name="dp4">
      <style:drawing-page-properties draw:fill-color="#FFFFFF" draw:fill="solid"/>
    </style:style>
    <style:style style:family="presentation" style:name="pr5">
      <style:graphic-properties draw:fill="none" draw:textarea-vertical-align="middle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5">
      <style:text-properties fo:color="#000000" fo:font-family="Arial" style:font-family-asian="Arial" style:font-family-complex="Arial" fo:font-size="44pt" style:font-size-asian="44pt" style:font-size-complex="44pt"/>
      <style:paragraph-properties fo:line-height="90%" fo:text-align="left" fo:margin-top="0pt"/>
    </style:style>
    <style:style style:family="text" style:name="T5">
      <style:text-properties fo:language="en" fo:country="US"/>
    </style:style>
    <style:style style:family="presentation" style:name="pr6">
      <style:graphic-properties draw:fill="none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6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18pt" fo:text-indent="-18pt" fo:margin-top="10pt"/>
    </style:style>
    <style:style style:family="text" style:name="T6">
      <style:text-properties fo:language="en" fo:country="US"/>
    </style:style>
    <style:style style:family="paragraph" style:name="P7">
      <style:text-properties fo:color="#000000" fo:font-family="Arial" style:font-family-asian="Arial" style:font-family-complex="Arial" fo:font-size="24pt" style:font-size-asian="24pt" style:font-size-complex="24pt"/>
      <style:paragraph-properties fo:line-height="90%" fo:text-align="left" fo:margin-left="54pt" fo:text-indent="-18pt" fo:margin-top="5pt"/>
    </style:style>
    <style:style style:family="text" style:name="T7">
      <style:text-properties fo:language="en" fo:country="US"/>
    </style:style>
    <style:style style:family="paragraph" style:name="P8">
      <style:text-properties fo:color="#000000" fo:font-family="Arial" style:font-family-asian="Arial" style:font-family-complex="Arial" fo:font-size="20pt" style:font-size-asian="20pt" style:font-size-complex="20pt"/>
      <style:paragraph-properties fo:line-height="90%" fo:text-align="left" fo:margin-left="90pt" fo:text-indent="-18pt" fo:margin-top="5pt"/>
    </style:style>
    <style:style style:family="text" style:name="T8">
      <style:text-properties fo:language="en" fo:country="US"/>
    </style:style>
    <style:style style:family="paragraph" style:name="P9">
      <style:text-properties fo:color="#000000" fo:font-family="Arial" style:font-family-asian="Arial" style:font-family-complex="Arial" fo:font-size="18pt" style:font-size-asian="18pt" style:font-size-complex="18pt"/>
      <style:paragraph-properties fo:line-height="90%" fo:text-align="left" fo:margin-left="126pt" fo:text-indent="-18pt" fo:margin-top="5pt"/>
    </style:style>
    <style:style style:family="text" style:name="T9">
      <style:text-properties fo:language="en" fo:country="US"/>
    </style:style>
    <style:style style:family="paragraph" style:name="P10">
      <style:text-properties fo:color="#000000" fo:font-family="Arial" style:font-family-asian="Arial" style:font-family-complex="Arial" fo:font-size="18pt" style:font-size-asian="18pt" style:font-size-complex="18pt"/>
      <style:paragraph-properties fo:line-height="90%" fo:text-align="left" fo:margin-left="162pt" fo:text-indent="-18pt" fo:margin-top="5pt"/>
    </style:style>
    <style:style style:family="text" style:name="T10">
      <style:text-properties fo:language="en" fo:country="US"/>
    </style:style>
    <style:style style:family="drawing-page" style:name="dp5">
      <style:drawing-page-properties/>
    </style:style>
    <style:style style:family="drawing-page" style:name="dp7">
      <style:drawing-page-properties draw:fill-color="#FFFFFF" draw:fill="solid"/>
    </style:style>
    <style:style style:family="presentation" style:name="pr9">
      <style:graphic-properties draw:fill="none" draw:textarea-vertical-align="bottom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17">
      <style:text-properties fo:color="#000000" fo:font-family="Arial" style:font-family-asian="Arial" style:font-family-complex="Arial" fo:font-size="60pt" style:font-size-asian="60pt" style:font-size-complex="60pt"/>
      <style:paragraph-properties fo:line-height="90%" fo:text-align="left" fo:margin-top="0pt"/>
    </style:style>
    <style:style style:family="text" style:name="T17">
      <style:text-properties fo:language="en" fo:country="US"/>
    </style:style>
    <style:style style:family="presentation" style:name="pr10">
      <style:graphic-properties draw:fill="none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18">
      <style:text-properties fo:color="#3F3F3F" fo:font-family="Arial" style:font-family-asian="Arial" style:font-family-complex="Arial" fo:font-size="24pt" style:font-size-asian="24pt" style:font-size-complex="24pt"/>
      <style:paragraph-properties fo:line-height="90%" fo:text-align="left" fo:margin-left="0pt" fo:text-indent="0pt" fo:margin-top="10pt"/>
    </style:style>
    <style:style style:family="text" style:name="T18">
      <style:text-properties fo:language="en" fo:country="US"/>
    </style:style>
    <style:style style:family="drawing-page" style:name="dp8">
      <style:drawing-page-properties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_Title Slide" style:page-layout-name="Mpm1" draw:style-name="dp1">
      <draw:frame draw:name="Title 1" draw:layer="backgroundobjects" presentation:style-name="pr1" presentation:class="title" presentation:placeholder="false" presentation:user-transformed="true" svg:width="25.4cm" svg:height="6.633cm" svg:x="4.234cm" svg:y="3.118cm">
        <draw:text-box fo:min-height="6.633cm">
          <text:p text:style-name="P1"><text:span text:style-name="T1">Click to edit Master title style</text:span></text:p>
        </draw:text-box>
      </draw:frame>
      <draw:frame draw:name="Subtitle 2" draw:layer="backgroundobjects" presentation:style-name="pr2" presentation:class="subtitle" presentation:placeholder="false" presentation:user-transformed="true" svg:width="25.4cm" svg:height="4.6cm" svg:x="4.234cm" svg:y="10.01cm">
        <draw:text-box fo:min-height="4.6cm">
          <text:p text:style-name="P2"><text:span text:style-name="T2">Click to edit Master subtitle style</text:span></text:p>
        </draw:text-box>
      </draw:frame>
    </style:master-page>
    <style:master-page style:name="_Title and Content" style:page-layout-name="Mpm2" draw:style-name="dp4">
      <draw:frame draw:name="Title 1" draw:layer="backgroundobjects" presentation:style-name="pr5" presentation:class="title" presentation:placeholder="false" presentation:user-transformed="true" svg:width="29.21cm" svg:height="3.682cm" svg:x="2.328cm" svg:y="1.014cm">
        <draw:text-box fo:min-height="3.682cm">
          <text:p text:style-name="P5"><text:span text:style-name="T5">Click to edit Master title style</text:span></text:p>
        </draw:text-box>
      </draw:frame>
      <draw:frame draw:name="Content Placeholder 2" draw:layer="backgroundobjects" presentation:style-name="pr6" presentation:class="outline" presentation:placeholder="false" presentation:user-transformed="true" svg:width="29.21cm" svg:height="12.09cm" svg:x="2.328cm" svg:y="5.072cm">
        <draw:text-box fo:min-height="12.09cm">
          <text:list text:style-name="L1" text:continue-numbering="true">
            <text:list-item>
              <text:p text:style-name="P6"><text:span text:style-name="T6">Click to edit Master text styles</text:span></text:p>
              <text:list text:style-name="L1" text:continue-numbering="true">
                <text:list-item>
                  <text:p text:style-name="P7"><text:span text:style-name="T7">Second level</text:span></text:p>
                  <text:list text:style-name="L1" text:continue-numbering="true">
                    <text:list-item>
                      <text:p text:style-name="P8"><text:span text:style-name="T8">Third level</text:span></text:p>
                      <text:list text:style-name="L1" text:continue-numbering="true">
                        <text:list-item>
                          <text:p text:style-name="P9"><text:span text:style-name="T9">Fourth level</text:span></text:p>
                          <text:list text:style-name="L1" text:continue-numbering="true">
                            <text:list-item>
                              <text:p text:style-name="P10"><text:span text:style-name="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</style:master-page>
    <style:master-page style:name="_Section Header" style:page-layout-name="Mpm3" draw:style-name="dp7">
      <draw:frame draw:name="Title 1" draw:layer="backgroundobjects" presentation:style-name="pr9" presentation:class="title" presentation:placeholder="false" presentation:user-transformed="true" svg:width="29.21cm" svg:height="7.925cm" svg:x="2.311cm" svg:y="4.75cm">
        <draw:text-box fo:min-height="7.925cm">
          <text:p text:style-name="P17"><text:span text:style-name="T17">Click to edit Master title style</text:span></text:p>
        </draw:text-box>
      </draw:frame>
      <draw:frame draw:name="Text Placeholder 2" draw:layer="backgroundobjects" presentation:style-name="pr10" presentation:class="outline" presentation:placeholder="false" presentation:user-transformed="true" svg:width="29.21cm" svg:height="4.167cm" svg:x="2.311cm" svg:y="12.75cm">
        <draw:text-box fo:min-height="4.167cm">
          <text:p text:style-name="P18"><text:span text:style-name="T18">Click to edit Master text styles</text:span></text:p>
        </draw:text-box>
      </draw:frame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6.4.1.45</meta:generator>
    <meta:initial-creator/>
    <meta:creation-date/>
    <meta:editing-cycles/>
    <meta:editing-duration/>
    <dc:date/>
    <dc:creator/>
    <meta:document-statistic/>
  </office:meta>
</office:document-meta>
</file>